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7.71008259341467" calcext:value-type="float">
            <text:p>7.71008259341467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 periodic</text:p>
          </table:table-cell>
          <table:table-cell office:value-type="string" calcext:value-type="string">
            <text:p>4*4*4</text:p>
          </table:table-cell>
          <table:table-cell table:formula="of:=[.A1]*4" office:value-type="float" office:value="30.8403303736587" calcext:value-type="float">
            <text:p>30.8403303736587</text:p>
          </table:table-cell>
          <table:table-cell table:number-columns-repeated="2"/>
          <table:table-cell office:value-type="string" calcext:value-type="string">
            <text:p>2*2*2</text:p>
          </table:table-cell>
          <table:table-cell table:formula="of:=7.71008259341467*2" office:value-type="float" office:value="15.4201651868293" calcext:value-type="float">
            <text:p>15.4201651868293</text:p>
          </table:table-cell>
          <table:table-cell table:number-columns-repeated="6"/>
          <table:table-cell office:value-type="string" calcext:value-type="string">
            <text:p>2*2*1</text:p>
          </table:table-cell>
          <table:table-cell table:formula="of:=7.71008259341467*2" office:value-type="float" office:value="15.4201651868293" calcext:value-type="float">
            <text:p>15.4201651868293</text:p>
          </table:table-cell>
          <table:table-cell table:number-columns-repeated="3"/>
          <table:table-cell office:value-type="string" calcext:value-type="string">
            <text:p>3*3*1</text:p>
          </table:table-cell>
          <table:table-cell table:formula="of:=[.A1]*3" office:value-type="float" office:value="23.130247780244" calcext:value-type="float">
            <text:p>23.130247780244</text:p>
          </table:table-cell>
          <table:table-cell office:value-type="float" office:value="23.130247780244" calcext:value-type="float">
            <text:p>23.130247780244</text:p>
          </table:table-cell>
          <table:table-cell office:value-type="float" office:value="15.4201651868293" calcext:value-type="float">
            <text:p>15.420165186829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.25" calcext:value-type="float">
            <text:p>0.25</text:p>
          </table:table-cell>
          <table:table-cell table:number-columns-repeated="4"/>
          <table:table-cell table:number-columns-repeated="3" office:value-type="float" office:value="0.25" calcext:value-type="float">
            <text:p>0.25</text:p>
          </table:table-cell>
          <table:table-cell table:number-columns-repeated="5"/>
          <table:table-cell table:number-columns-repeated="3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 office:value-type="float" office:value="0.0625" calcext:value-type="float">
            <text:p>0.0625</text:p>
          </table:table-cell>
          <table:table-cell table:number-columns-repeated="4"/>
          <table:table-cell table:number-columns-repeated="3" office:value-type="float" office:value="0.125" calcext:value-type="float">
            <text:p>0.125</text:p>
          </table:table-cell>
          <table:table-cell table:number-columns-repeated="5"/>
          <table:table-cell table:number-columns-repeated="2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number-columns-repeated="2" office:value-type="float" office:value="0.0833333333333333" calcext:value-type="float">
            <text:p>0.08333333333333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string" calcext:value-type="string">
            <text:p>vacuum</text:p>
          </table:table-cell>
          <table:table-cell table:formula="of:=22.6767135100431-(7.71008259*0.5)" office:value-type="float" office:value="18.8216722150431" calcext:value-type="float">
            <text:p>18.8216722150431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5"/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table:number-columns-repeated="5"/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number-columns-repeated="2"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  <table:table-cell table:number-columns-repeated="2"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table:number-columns-repeated="5"/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5"/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625" calcext:value-type="float">
            <text:p>0.625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5"/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625" calcext:value-type="float">
            <text:p>0.625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5"/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table:number-columns-repeated="5"/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number-columns-repeated="2"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  <table:table-cell table:number-columns-repeated="2"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table:number-columns-repeated="5"/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5"/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number-columns-repeated="2"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  <table:table-cell table:number-columns-repeated="2"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.0625" calcext:value-type="float">
            <text:p>0.0625</text:p>
          </table:table-cell>
          <table:table-cell table:number-columns-repeated="4"/>
          <table:table-cell table:number-columns-repeated="2"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table:number-columns-repeated="10"/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.1875" calcext:value-type="float">
            <text:p>0.187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table:number-columns-repeated="5"/>
          <table:table-cell office:value-type="string" calcext:value-type="string">
            <text:p>Coord, without vacuum</text:p>
          </table:table-cell>
          <table:table-cell table:number-columns-repeated="4"/>
          <table:table-cell office:value-type="float" office:value="0.416666666666667" calcext:value-type="float">
            <text:p>0.41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5"/>
          <table:table-cell table:formula="of:=15.4201651868293*[.P8]" office:value-type="float" office:value="1.92752064835366" calcext:value-type="float">
            <text:p>1.92752064835366</text:p>
          </table:table-cell>
          <table:table-cell table:formula="of:=15.4201651868293*[.Q8]" office:value-type="float" office:value="1.92752064835366" calcext:value-type="float">
            <text:p>1.92752064835366</text:p>
          </table:table-cell>
          <table:table-cell table:formula="of:=7.71008259341467*[.R8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number-columns-repeated="2"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table:number-columns-repeated="5"/>
          <table:table-cell table:formula="of:=15.4201651868293*[.P9]" office:value-type="float" office:value="1.92752064835366" calcext:value-type="float">
            <text:p>1.92752064835366</text:p>
          </table:table-cell>
          <table:table-cell table:formula="of:=15.4201651868293*[.Q9]" office:value-type="float" office:value="5.78256194506099" calcext:value-type="float">
            <text:p>5.78256194506099</text:p>
          </table:table-cell>
          <table:table-cell table:formula="of:=7.71008259341467*[.R9]" office:value-type="float" office:value="5.782561945061" calcext:value-type="float">
            <text:p>5.782561945061</text:p>
          </table:table-cell>
          <table:table-cell table:number-columns-repeated="2"/>
          <table:table-cell table:number-columns-repeated="2" office:value-type="float" office:value="0.583333333333333" calcext:value-type="float">
            <text:p>0.58333333333333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5"/>
          <table:table-cell table:formula="of:=15.4201651868293*[.P10]" office:value-type="float" office:value="5.78256194506099" calcext:value-type="float">
            <text:p>5.78256194506099</text:p>
          </table:table-cell>
          <table:table-cell table:formula="of:=15.4201651868293*[.Q10]" office:value-type="float" office:value="1.92752064835366" calcext:value-type="float">
            <text:p>1.92752064835366</text:p>
          </table:table-cell>
          <table:table-cell table:formula="of:=7.71008259341467*[.R10]"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5"/>
          <table:table-cell table:formula="of:=15.4201651868293*[.P11]" office:value-type="float" office:value="5.78256194506099" calcext:value-type="float">
            <text:p>5.78256194506099</text:p>
          </table:table-cell>
          <table:table-cell table:formula="of:=15.4201651868293*[.Q11]" office:value-type="float" office:value="5.78256194506099" calcext:value-type="float">
            <text:p>5.78256194506099</text:p>
          </table:table-cell>
          <table:table-cell table:formula="of:=7.71008259341467*[.R11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table:number-columns-repeated="5"/>
          <table:table-cell table:formula="of:=15.4201651868293*[.P12]" office:value-type="float" office:value="1.92752064835366" calcext:value-type="float">
            <text:p>1.92752064835366</text:p>
          </table:table-cell>
          <table:table-cell table:formula="of:=15.4201651868293*[.Q12]" office:value-type="float" office:value="9.63760324176831" calcext:value-type="float">
            <text:p>9.63760324176831</text:p>
          </table:table-cell>
          <table:table-cell table:formula="of:=7.71008259341467*[.R12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table:number-columns-repeated="5"/>
          <table:table-cell table:formula="of:=15.4201651868293*[.P13]" office:value-type="float" office:value="1.92752064835366" calcext:value-type="float">
            <text:p>1.92752064835366</text:p>
          </table:table-cell>
          <table:table-cell table:formula="of:=15.4201651868293*[.Q13]" office:value-type="float" office:value="13.4926445384756" calcext:value-type="float">
            <text:p>13.4926445384756</text:p>
          </table:table-cell>
          <table:table-cell table:formula="of:=7.71008259341467*[.R13]"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table:number-columns-repeated="5"/>
          <table:table-cell table:formula="of:=15.4201651868293*[.P14]" office:value-type="float" office:value="5.78256194506099" calcext:value-type="float">
            <text:p>5.78256194506099</text:p>
          </table:table-cell>
          <table:table-cell table:formula="of:=15.4201651868293*[.Q14]" office:value-type="float" office:value="9.63760324176831" calcext:value-type="float">
            <text:p>9.63760324176831</text:p>
          </table:table-cell>
          <table:table-cell table:formula="of:=7.71008259341467*[.R14]"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table:number-columns-repeated="5"/>
          <table:table-cell table:formula="of:=15.4201651868293*[.P15]" office:value-type="float" office:value="5.78256194506099" calcext:value-type="float">
            <text:p>5.78256194506099</text:p>
          </table:table-cell>
          <table:table-cell table:formula="of:=15.4201651868293*[.Q15]" office:value-type="float" office:value="13.4926445384756" calcext:value-type="float">
            <text:p>13.4926445384756</text:p>
          </table:table-cell>
          <table:table-cell table:formula="of:=7.71008259341467*[.R15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5"/>
          <table:table-cell table:formula="of:=15.4201651868293*[.P16]" office:value-type="float" office:value="9.63760324176831" calcext:value-type="float">
            <text:p>9.63760324176831</text:p>
          </table:table-cell>
          <table:table-cell table:formula="of:=15.4201651868293*[.Q16]" office:value-type="float" office:value="1.92752064835366" calcext:value-type="float">
            <text:p>1.92752064835366</text:p>
          </table:table-cell>
          <table:table-cell table:formula="of:=7.71008259341467*[.R16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table:number-columns-repeated="5"/>
          <table:table-cell table:formula="of:=15.4201651868293*[.P17]" office:value-type="float" office:value="9.63760324176831" calcext:value-type="float">
            <text:p>9.63760324176831</text:p>
          </table:table-cell>
          <table:table-cell table:formula="of:=15.4201651868293*[.Q17]" office:value-type="float" office:value="5.78256194506099" calcext:value-type="float">
            <text:p>5.78256194506099</text:p>
          </table:table-cell>
          <table:table-cell table:formula="of:=7.71008259341467*[.R17]"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number-columns-repeated="3" office:value-type="float" office:value="0.625" calcext:value-type="float">
            <text:p>0.625</text:p>
          </table:table-cell>
          <table:table-cell table:number-columns-repeated="5"/>
          <table:table-cell table:formula="of:=15.4201651868293*[.P18]" office:value-type="float" office:value="13.4926445384756" calcext:value-type="float">
            <text:p>13.4926445384756</text:p>
          </table:table-cell>
          <table:table-cell table:formula="of:=15.4201651868293*[.Q18]" office:value-type="float" office:value="1.92752064835366" calcext:value-type="float">
            <text:p>1.92752064835366</text:p>
          </table:table-cell>
          <table:table-cell table:formula="of:=7.71008259341467*[.R18]"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625" calcext:value-type="float">
            <text:p>0.625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5"/>
          <table:table-cell table:formula="of:=15.4201651868293*[.P19]" office:value-type="float" office:value="13.4926445384756" calcext:value-type="float">
            <text:p>13.4926445384756</text:p>
          </table:table-cell>
          <table:table-cell table:formula="of:=15.4201651868293*[.Q19]" office:value-type="float" office:value="5.78256194506099" calcext:value-type="float">
            <text:p>5.78256194506099</text:p>
          </table:table-cell>
          <table:table-cell table:formula="of:=7.71008259341467*[.R19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table:number-columns-repeated="5"/>
          <table:table-cell table:formula="of:=15.4201651868293*[.P20]" office:value-type="float" office:value="9.63760324176831" calcext:value-type="float">
            <text:p>9.63760324176831</text:p>
          </table:table-cell>
          <table:table-cell table:formula="of:=15.4201651868293*[.Q20]" office:value-type="float" office:value="9.63760324176831" calcext:value-type="float">
            <text:p>9.63760324176831</text:p>
          </table:table-cell>
          <table:table-cell table:formula="of:=7.71008259341467*[.R20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number-columns-repeated="2"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table:number-columns-repeated="5"/>
          <table:table-cell table:formula="of:=15.4201651868293*[.P21]" office:value-type="float" office:value="9.63760324176831" calcext:value-type="float">
            <text:p>9.63760324176831</text:p>
          </table:table-cell>
          <table:table-cell table:formula="of:=15.4201651868293*[.Q21]" office:value-type="float" office:value="13.4926445384756" calcext:value-type="float">
            <text:p>13.4926445384756</text:p>
          </table:table-cell>
          <table:table-cell table:formula="of:=7.71008259341467*[.R21]"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number-columns-repeated="2" office:value-type="float" office:value="0.0625" calcext:value-type="float">
            <text:p>0.0625</text:p>
          </table:table-cell>
          <table:table-cell table:number-columns-repeated="12"/>
          <table:table-cell table:formula="of:=15.4201651868293*[.P22]" office:value-type="float" office:value="13.4926445384756" calcext:value-type="float">
            <text:p>13.4926445384756</text:p>
          </table:table-cell>
          <table:table-cell table:formula="of:=15.4201651868293*[.Q22]" office:value-type="float" office:value="9.63760324176831" calcext:value-type="float">
            <text:p>9.63760324176831</text:p>
          </table:table-cell>
          <table:table-cell table:formula="of:=7.71008259341467*[.R22]" office:value-type="float" office:value="5.782561945061" calcext:value-type="float">
            <text:p>5.782561945061</text:p>
          </table:table-cell>
          <table:table-cell table:number-columns-repeated="2"/>
          <table:table-cell table:number-columns-repeated="2"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number-columns-repeated="2" office:value-type="float" office:value="0.1875" calcext:value-type="float">
            <text:p>0.1875</text:p>
          </table:table-cell>
          <table:table-cell table:number-columns-repeated="4"/>
          <table:table-cell office:value-type="string" calcext:value-type="string">
            <text:p>Coord, without vacuum</text:p>
          </table:table-cell>
          <table:table-cell table:number-columns-repeated="7"/>
          <table:table-cell table:formula="of:=15.4201651868293*[.P23]" office:value-type="float" office:value="13.4926445384756" calcext:value-type="float">
            <text:p>13.4926445384756</text:p>
          </table:table-cell>
          <table:table-cell table:formula="of:=15.4201651868293*[.Q23]" office:value-type="float" office:value="13.4926445384756" calcext:value-type="float">
            <text:p>13.4926445384756</text:p>
          </table:table-cell>
          <table:table-cell table:formula="of:=7.71008259341467*[.R23]"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8]" office:value-type="float" office:value="1.92752064835366" calcext:value-type="float">
            <text:p>1.92752064835366</text:p>
          </table:table-cell>
          <table:table-cell table:formula="of:=15.4201651868293*[.I8]" office:value-type="float" office:value="1.92752064835366" calcext:value-type="float">
            <text:p>1.92752064835366</text:p>
          </table:table-cell>
          <table:table-cell table:formula="of:=15.4201651868293*[.J8]" office:value-type="float" office:value="1.92752064835366" calcext:value-type="float">
            <text:p>1.92752064835366</text:p>
          </table:table-cell>
          <table:table-cell/>
          <table:table-cell table:number-columns-repeated="3" office:value-type="float" office:value="15.4201651868293" calcext:value-type="float">
            <text:p>15.4201651868293</text:p>
          </table:table-cell>
          <table:table-cell table:number-columns-repeated="6"/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9]" office:value-type="float" office:value="1.92752064835366" calcext:value-type="float">
            <text:p>1.92752064835366</text:p>
          </table:table-cell>
          <table:table-cell table:formula="of:=15.4201651868293*[.I9]" office:value-type="float" office:value="5.78256194506099" calcext:value-type="float">
            <text:p>5.78256194506099</text:p>
          </table:table-cell>
          <table:table-cell table:formula="of:=15.4201651868293*[.J9]" office:value-type="float" office:value="5.78256194506099" calcext:value-type="float">
            <text:p>5.78256194506099</text:p>
          </table:table-cell>
          <table:table-cell/>
          <table:table-cell table:formula="of:=[.L42]+18.8216722150431" office:value-type="float" office:value="34.2418374018724" calcext:value-type="float">
            <text:p>34.2418374018724</text:p>
          </table:table-cell>
          <table:table-cell table:formula="of:=[.M42]+18.8216722150431" office:value-type="float" office:value="34.2418374018724" calcext:value-type="float">
            <text:p>34.2418374018724</text:p>
          </table:table-cell>
          <table:table-cell office:value-type="float" office:value="15.4201651868293" calcext:value-type="float">
            <text:p>15.4201651868293</text:p>
          </table:table-cell>
          <table:table-cell/>
          <table:table-cell office:value-type="string" calcext:value-type="string">
            <text:p>Coord, with vacuum</text:p>
          </table:table-cell>
          <table:table-cell table:number-columns-repeated="4"/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10]" office:value-type="float" office:value="5.78256194506099" calcext:value-type="float">
            <text:p>5.78256194506099</text:p>
          </table:table-cell>
          <table:table-cell table:formula="of:=15.4201651868293*[.I10]" office:value-type="float" office:value="1.92752064835366" calcext:value-type="float">
            <text:p>1.92752064835366</text:p>
          </table:table-cell>
          <table:table-cell table:formula="of:=15.4201651868293*[.J10]" office:value-type="float" office:value="5.78256194506099" calcext:value-type="float">
            <text:p>5.78256194506099</text:p>
          </table:table-cell>
          <table:table-cell table:number-columns-repeated="5"/>
          <table:table-cell table:formula="of:=[.P26]+9.4108361" office:value-type="float" office:value="11.3383567483537" calcext:value-type="float">
            <text:p>11.3383567483537</text:p>
          </table:table-cell>
          <table:table-cell table:formula="of:=[.Q26]+9.4108361" office:value-type="float" office:value="11.3383567483537" calcext:value-type="float">
            <text:p>11.3383567483537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number-columns-repeated="2" office:value-type="float" office:value="0.0833333333333333" calcext:value-type="float">
            <text:p>0.08333333333333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11]" office:value-type="float" office:value="5.78256194506099" calcext:value-type="float">
            <text:p>5.78256194506099</text:p>
          </table:table-cell>
          <table:table-cell table:formula="of:=15.4201651868293*[.I11]" office:value-type="float" office:value="5.78256194506099" calcext:value-type="float">
            <text:p>5.78256194506099</text:p>
          </table:table-cell>
          <table:table-cell table:formula="of:=15.4201651868293*[.J11]" office:value-type="float" office:value="1.92752064835366" calcext:value-type="float">
            <text:p>1.92752064835366</text:p>
          </table:table-cell>
          <table:table-cell table:number-columns-repeated="5"/>
          <table:table-cell table:formula="of:=[.P27]+9.4108361" office:value-type="float" office:value="11.3383567483537" calcext:value-type="float">
            <text:p>11.3383567483537</text:p>
          </table:table-cell>
          <table:table-cell table:formula="of:=[.Q27]+9.4108361" office:value-type="float" office:value="15.193398045061" calcext:value-type="float">
            <text:p>15.193398045061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12]" office:value-type="float" office:value="1.92752064835366" calcext:value-type="float">
            <text:p>1.92752064835366</text:p>
          </table:table-cell>
          <table:table-cell table:formula="of:=15.4201651868293*[.I12]" office:value-type="float" office:value="9.63760324176831" calcext:value-type="float">
            <text:p>9.63760324176831</text:p>
          </table:table-cell>
          <table:table-cell table:formula="of:=15.4201651868293*[.J12]" office:value-type="float" office:value="1.92752064835366" calcext:value-type="float">
            <text:p>1.92752064835366</text:p>
          </table:table-cell>
          <table:table-cell table:number-columns-repeated="5"/>
          <table:table-cell table:formula="of:=[.P28]+9.4108361" office:value-type="float" office:value="15.193398045061" calcext:value-type="float">
            <text:p>15.193398045061</text:p>
          </table:table-cell>
          <table:table-cell table:formula="of:=[.Q28]+9.4108361" office:value-type="float" office:value="11.3383567483537" calcext:value-type="float">
            <text:p>11.3383567483537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13]" office:value-type="float" office:value="1.92752064835366" calcext:value-type="float">
            <text:p>1.92752064835366</text:p>
          </table:table-cell>
          <table:table-cell table:formula="of:=15.4201651868293*[.I13]" office:value-type="float" office:value="13.4926445384756" calcext:value-type="float">
            <text:p>13.4926445384756</text:p>
          </table:table-cell>
          <table:table-cell table:formula="of:=15.4201651868293*[.J13]" office:value-type="float" office:value="5.78256194506099" calcext:value-type="float">
            <text:p>5.78256194506099</text:p>
          </table:table-cell>
          <table:table-cell table:number-columns-repeated="5"/>
          <table:table-cell table:formula="of:=[.P29]+9.4108361" office:value-type="float" office:value="15.193398045061" calcext:value-type="float">
            <text:p>15.193398045061</text:p>
          </table:table-cell>
          <table:table-cell table:formula="of:=[.Q29]+9.4108361" office:value-type="float" office:value="15.193398045061" calcext:value-type="float">
            <text:p>15.193398045061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625" calcext:value-type="float">
            <text:p>0.56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14]" office:value-type="float" office:value="5.78256194506099" calcext:value-type="float">
            <text:p>5.78256194506099</text:p>
          </table:table-cell>
          <table:table-cell table:formula="of:=15.4201651868293*[.I14]" office:value-type="float" office:value="9.63760324176831" calcext:value-type="float">
            <text:p>9.63760324176831</text:p>
          </table:table-cell>
          <table:table-cell table:formula="of:=15.4201651868293*[.J14]" office:value-type="float" office:value="5.78256194506099" calcext:value-type="float">
            <text:p>5.78256194506099</text:p>
          </table:table-cell>
          <table:table-cell table:number-columns-repeated="5"/>
          <table:table-cell table:formula="of:=[.P30]+9.4108361" office:value-type="float" office:value="11.3383567483537" calcext:value-type="float">
            <text:p>11.3383567483537</text:p>
          </table:table-cell>
          <table:table-cell table:formula="of:=[.Q30]+9.4108361" office:value-type="float" office:value="19.0484393417683" calcext:value-type="float">
            <text:p>19.0484393417683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15]" office:value-type="float" office:value="5.78256194506099" calcext:value-type="float">
            <text:p>5.78256194506099</text:p>
          </table:table-cell>
          <table:table-cell table:formula="of:=15.4201651868293*[.I15]" office:value-type="float" office:value="13.4926445384756" calcext:value-type="float">
            <text:p>13.4926445384756</text:p>
          </table:table-cell>
          <table:table-cell table:formula="of:=15.4201651868293*[.J15]" office:value-type="float" office:value="1.92752064835366" calcext:value-type="float">
            <text:p>1.92752064835366</text:p>
          </table:table-cell>
          <table:table-cell table:number-columns-repeated="5"/>
          <table:table-cell table:formula="of:=[.P31]+9.4108361" office:value-type="float" office:value="11.3383567483537" calcext:value-type="float">
            <text:p>11.3383567483537</text:p>
          </table:table-cell>
          <table:table-cell table:formula="of:=[.Q31]+9.4108361" office:value-type="float" office:value="22.9034806384756" calcext:value-type="float">
            <text:p>22.903480638475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16]" office:value-type="float" office:value="9.63760324176831" calcext:value-type="float">
            <text:p>9.63760324176831</text:p>
          </table:table-cell>
          <table:table-cell table:formula="of:=15.4201651868293*[.I16]" office:value-type="float" office:value="1.92752064835366" calcext:value-type="float">
            <text:p>1.92752064835366</text:p>
          </table:table-cell>
          <table:table-cell table:formula="of:=15.4201651868293*[.J16]" office:value-type="float" office:value="1.92752064835366" calcext:value-type="float">
            <text:p>1.92752064835366</text:p>
          </table:table-cell>
          <table:table-cell table:number-columns-repeated="5"/>
          <table:table-cell table:formula="of:=[.P32]+9.4108361" office:value-type="float" office:value="15.193398045061" calcext:value-type="float">
            <text:p>15.193398045061</text:p>
          </table:table-cell>
          <table:table-cell table:formula="of:=[.Q32]+9.4108361" office:value-type="float" office:value="19.0484393417683" calcext:value-type="float">
            <text:p>19.0484393417683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17]" office:value-type="float" office:value="9.63760324176831" calcext:value-type="float">
            <text:p>9.63760324176831</text:p>
          </table:table-cell>
          <table:table-cell table:formula="of:=15.4201651868293*[.I17]" office:value-type="float" office:value="5.78256194506099" calcext:value-type="float">
            <text:p>5.78256194506099</text:p>
          </table:table-cell>
          <table:table-cell table:formula="of:=15.4201651868293*[.J17]" office:value-type="float" office:value="5.78256194506099" calcext:value-type="float">
            <text:p>5.78256194506099</text:p>
          </table:table-cell>
          <table:table-cell table:number-columns-repeated="5"/>
          <table:table-cell table:formula="of:=[.P33]+9.4108361" office:value-type="float" office:value="15.193398045061" calcext:value-type="float">
            <text:p>15.193398045061</text:p>
          </table:table-cell>
          <table:table-cell table:formula="of:=[.Q33]+9.4108361" office:value-type="float" office:value="22.9034806384756" calcext:value-type="float">
            <text:p>22.903480638475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18]" office:value-type="float" office:value="13.4926445384756" calcext:value-type="float">
            <text:p>13.4926445384756</text:p>
          </table:table-cell>
          <table:table-cell table:formula="of:=15.4201651868293*[.I18]" office:value-type="float" office:value="1.92752064835366" calcext:value-type="float">
            <text:p>1.92752064835366</text:p>
          </table:table-cell>
          <table:table-cell table:formula="of:=15.4201651868293*[.J18]" office:value-type="float" office:value="5.78256194506099" calcext:value-type="float">
            <text:p>5.78256194506099</text:p>
          </table:table-cell>
          <table:table-cell table:number-columns-repeated="5"/>
          <table:table-cell table:formula="of:=[.P34]+9.4108361" office:value-type="float" office:value="19.0484393417683" calcext:value-type="float">
            <text:p>19.0484393417683</text:p>
          </table:table-cell>
          <table:table-cell table:formula="of:=[.Q34]+9.4108361" office:value-type="float" office:value="11.3383567483537" calcext:value-type="float">
            <text:p>11.3383567483537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19]" office:value-type="float" office:value="13.4926445384756" calcext:value-type="float">
            <text:p>13.4926445384756</text:p>
          </table:table-cell>
          <table:table-cell table:formula="of:=15.4201651868293*[.I19]" office:value-type="float" office:value="5.78256194506099" calcext:value-type="float">
            <text:p>5.78256194506099</text:p>
          </table:table-cell>
          <table:table-cell table:formula="of:=15.4201651868293*[.J19]" office:value-type="float" office:value="1.92752064835366" calcext:value-type="float">
            <text:p>1.92752064835366</text:p>
          </table:table-cell>
          <table:table-cell table:number-columns-repeated="5"/>
          <table:table-cell table:formula="of:=[.P35]+9.4108361" office:value-type="float" office:value="19.0484393417683" calcext:value-type="float">
            <text:p>19.0484393417683</text:p>
          </table:table-cell>
          <table:table-cell table:formula="of:=[.Q35]+9.4108361" office:value-type="float" office:value="15.193398045061" calcext:value-type="float">
            <text:p>15.193398045061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0833333333333333" calcext:value-type="float">
            <text:p>0.08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20]" office:value-type="float" office:value="9.63760324176831" calcext:value-type="float">
            <text:p>9.63760324176831</text:p>
          </table:table-cell>
          <table:table-cell table:formula="of:=15.4201651868293*[.I20]" office:value-type="float" office:value="9.63760324176831" calcext:value-type="float">
            <text:p>9.63760324176831</text:p>
          </table:table-cell>
          <table:table-cell table:formula="of:=15.4201651868293*[.J20]" office:value-type="float" office:value="1.92752064835366" calcext:value-type="float">
            <text:p>1.92752064835366</text:p>
          </table:table-cell>
          <table:table-cell table:number-columns-repeated="5"/>
          <table:table-cell table:formula="of:=[.P36]+9.4108361" office:value-type="float" office:value="22.9034806384756" calcext:value-type="float">
            <text:p>22.9034806384756</text:p>
          </table:table-cell>
          <table:table-cell table:formula="of:=[.Q36]+9.4108361" office:value-type="float" office:value="11.3383567483537" calcext:value-type="float">
            <text:p>11.3383567483537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21]" office:value-type="float" office:value="9.63760324176831" calcext:value-type="float">
            <text:p>9.63760324176831</text:p>
          </table:table-cell>
          <table:table-cell table:formula="of:=15.4201651868293*[.I21]" office:value-type="float" office:value="13.4926445384756" calcext:value-type="float">
            <text:p>13.4926445384756</text:p>
          </table:table-cell>
          <table:table-cell table:formula="of:=15.4201651868293*[.J21]" office:value-type="float" office:value="5.78256194506099" calcext:value-type="float">
            <text:p>5.78256194506099</text:p>
          </table:table-cell>
          <table:table-cell table:number-columns-repeated="5"/>
          <table:table-cell table:formula="of:=[.P37]+9.4108361" office:value-type="float" office:value="22.9034806384756" calcext:value-type="float">
            <text:p>22.9034806384756</text:p>
          </table:table-cell>
          <table:table-cell table:formula="of:=[.Q37]+9.4108361" office:value-type="float" office:value="15.193398045061" calcext:value-type="float">
            <text:p>15.193398045061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number-columns-repeated="2" office:value-type="float" office:value="0.0625" calcext:value-type="float">
            <text:p>0.0625</text:p>
          </table:table-cell>
          <table:table-cell table:number-columns-repeated="4"/>
          <table:table-cell table:formula="of:=15.4201651868293*[.H22]" office:value-type="float" office:value="13.4926445384756" calcext:value-type="float">
            <text:p>13.4926445384756</text:p>
          </table:table-cell>
          <table:table-cell table:formula="of:=15.4201651868293*[.I22]" office:value-type="float" office:value="9.63760324176831" calcext:value-type="float">
            <text:p>9.63760324176831</text:p>
          </table:table-cell>
          <table:table-cell table:formula="of:=15.4201651868293*[.J22]" office:value-type="float" office:value="5.78256194506099" calcext:value-type="float">
            <text:p>5.78256194506099</text:p>
          </table:table-cell>
          <table:table-cell table:number-columns-repeated="5"/>
          <table:table-cell table:formula="of:=[.P38]+9.4108361" office:value-type="float" office:value="19.0484393417683" calcext:value-type="float">
            <text:p>19.0484393417683</text:p>
          </table:table-cell>
          <table:table-cell table:formula="of:=[.Q38]+9.4108361" office:value-type="float" office:value="19.0484393417683" calcext:value-type="float">
            <text:p>19.0484393417683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number-columns-repeated="2" office:value-type="float" office:value="0.1875" calcext:value-type="float">
            <text:p>0.1875</text:p>
          </table:table-cell>
          <table:table-cell table:number-columns-repeated="4"/>
          <table:table-cell table:formula="of:=15.4201651868293*[.H23]" office:value-type="float" office:value="13.4926445384756" calcext:value-type="float">
            <text:p>13.4926445384756</text:p>
          </table:table-cell>
          <table:table-cell table:formula="of:=15.4201651868293*[.I23]" office:value-type="float" office:value="13.4926445384756" calcext:value-type="float">
            <text:p>13.4926445384756</text:p>
          </table:table-cell>
          <table:table-cell table:formula="of:=15.4201651868293*[.J23]" office:value-type="float" office:value="1.92752064835366" calcext:value-type="float">
            <text:p>1.92752064835366</text:p>
          </table:table-cell>
          <table:table-cell table:number-columns-repeated="5"/>
          <table:table-cell table:formula="of:=[.P39]+9.4108361" office:value-type="float" office:value="19.0484393417683" calcext:value-type="float">
            <text:p>19.0484393417683</text:p>
          </table:table-cell>
          <table:table-cell table:formula="of:=[.Q39]+9.4108361" office:value-type="float" office:value="22.9034806384756" calcext:value-type="float">
            <text:p>22.903480638475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24]" office:value-type="float" office:value="1.92752064835366" calcext:value-type="float">
            <text:p>1.92752064835366</text:p>
          </table:table-cell>
          <table:table-cell table:formula="of:=15.4201651868293*[.I24]" office:value-type="float" office:value="1.92752064835366" calcext:value-type="float">
            <text:p>1.92752064835366</text:p>
          </table:table-cell>
          <table:table-cell table:formula="of:=15.4201651868293*[.J24]" office:value-type="float" office:value="9.63760324176831" calcext:value-type="float">
            <text:p>9.63760324176831</text:p>
          </table:table-cell>
          <table:table-cell table:number-columns-repeated="5"/>
          <table:table-cell table:formula="of:=[.P40]+9.4108361" office:value-type="float" office:value="22.9034806384756" calcext:value-type="float">
            <text:p>22.9034806384756</text:p>
          </table:table-cell>
          <table:table-cell table:formula="of:=[.Q40]+9.4108361" office:value-type="float" office:value="19.0484393417683" calcext:value-type="float">
            <text:p>19.0484393417683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25]" office:value-type="float" office:value="1.92752064835366" calcext:value-type="float">
            <text:p>1.92752064835366</text:p>
          </table:table-cell>
          <table:table-cell table:formula="of:=15.4201651868293*[.I25]" office:value-type="float" office:value="5.78256194506099" calcext:value-type="float">
            <text:p>5.78256194506099</text:p>
          </table:table-cell>
          <table:table-cell table:formula="of:=15.4201651868293*[.J25]" office:value-type="float" office:value="13.4926445384756" calcext:value-type="float">
            <text:p>13.4926445384756</text:p>
          </table:table-cell>
          <table:table-cell table:number-columns-repeated="5"/>
          <table:table-cell table:formula="of:=[.P41]+9.4108361" office:value-type="float" office:value="22.9034806384756" calcext:value-type="float">
            <text:p>22.9034806384756</text:p>
          </table:table-cell>
          <table:table-cell table:formula="of:=[.Q41]+9.4108361" office:value-type="float" office:value="22.9034806384756" calcext:value-type="float">
            <text:p>22.903480638475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26]" office:value-type="float" office:value="5.78256194506099" calcext:value-type="float">
            <text:p>5.78256194506099</text:p>
          </table:table-cell>
          <table:table-cell table:formula="of:=15.4201651868293*[.I26]" office:value-type="float" office:value="1.92752064835366" calcext:value-type="float">
            <text:p>1.92752064835366</text:p>
          </table:table-cell>
          <table:table-cell table:formula="of:=15.4201651868293*[.J26]" office:value-type="float" office:value="13.4926445384756" calcext:value-type="float">
            <text:p>13.4926445384756</text:p>
          </table:table-cell>
          <table:table-cell table:number-columns-repeated="10"/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27]" office:value-type="float" office:value="5.78256194506099" calcext:value-type="float">
            <text:p>5.78256194506099</text:p>
          </table:table-cell>
          <table:table-cell table:formula="of:=15.4201651868293*[.I27]" office:value-type="float" office:value="5.78256194506099" calcext:value-type="float">
            <text:p>5.78256194506099</text:p>
          </table:table-cell>
          <table:table-cell table:formula="of:=15.4201651868293*[.J27]" office:value-type="float" office:value="9.63760324176831" calcext:value-type="float">
            <text:p>9.63760324176831</text:p>
          </table:table-cell>
          <table:table-cell table:number-columns-repeated="5"/>
          <table:table-cell office:value-type="string" calcext:value-type="string">
            <text:p>Coord, with smaller vacuum</text:p>
          </table:table-cell>
          <table:table-cell table:number-columns-repeated="2"/>
          <table:table-cell office:value-type="float" office:value="30.24" calcext:value-type="float">
            <text:p>30.24</text:p>
          </table:table-cell>
          <table:table-cell/>
          <table:table-cell office:value-type="float" office:value="0.416666666666667" calcext:value-type="float">
            <text:p>0.41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28]" office:value-type="float" office:value="1.92752064835366" calcext:value-type="float">
            <text:p>1.92752064835366</text:p>
          </table:table-cell>
          <table:table-cell table:formula="of:=15.4201651868293*[.I28]" office:value-type="float" office:value="9.63760324176831" calcext:value-type="float">
            <text:p>9.63760324176831</text:p>
          </table:table-cell>
          <table:table-cell table:formula="of:=15.4201651868293*[.J28]" office:value-type="float" office:value="9.63760324176831" calcext:value-type="float">
            <text:p>9.63760324176831</text:p>
          </table:table-cell>
          <table:table-cell table:number-columns-repeated="5"/>
          <table:table-cell table:formula="of:=[.P26]+7.4108361" office:value-type="float" office:value="9.33835674835366" calcext:value-type="float">
            <text:p>9.33835674835366</text:p>
          </table:table-cell>
          <table:table-cell table:formula="of:=[.Q26]+7.4108361" office:value-type="float" office:value="9.33835674835366" calcext:value-type="float">
            <text:p>9.3383567483536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29]" office:value-type="float" office:value="1.92752064835366" calcext:value-type="float">
            <text:p>1.92752064835366</text:p>
          </table:table-cell>
          <table:table-cell table:formula="of:=15.4201651868293*[.I29]" office:value-type="float" office:value="13.4926445384756" calcext:value-type="float">
            <text:p>13.4926445384756</text:p>
          </table:table-cell>
          <table:table-cell table:formula="of:=15.4201651868293*[.J29]" office:value-type="float" office:value="13.4926445384756" calcext:value-type="float">
            <text:p>13.4926445384756</text:p>
          </table:table-cell>
          <table:table-cell table:number-columns-repeated="5"/>
          <table:table-cell table:formula="of:=[.P27]+7.4108361" office:value-type="float" office:value="9.33835674835366" calcext:value-type="float">
            <text:p>9.33835674835366</text:p>
          </table:table-cell>
          <table:table-cell table:formula="of:=[.Q27]+7.4108361" office:value-type="float" office:value="13.193398045061" calcext:value-type="float">
            <text:p>13.193398045061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number-columns-repeated="2" office:value-type="float" office:value="0.583333333333333" calcext:value-type="float">
            <text:p>0.58333333333333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30]" office:value-type="float" office:value="5.78256194506099" calcext:value-type="float">
            <text:p>5.78256194506099</text:p>
          </table:table-cell>
          <table:table-cell table:formula="of:=15.4201651868293*[.I30]" office:value-type="float" office:value="9.63760324176831" calcext:value-type="float">
            <text:p>9.63760324176831</text:p>
          </table:table-cell>
          <table:table-cell table:formula="of:=15.4201651868293*[.J30]" office:value-type="float" office:value="13.4926445384756" calcext:value-type="float">
            <text:p>13.4926445384756</text:p>
          </table:table-cell>
          <table:table-cell table:number-columns-repeated="5"/>
          <table:table-cell table:formula="of:=[.P28]+7.4108361" office:value-type="float" office:value="13.193398045061" calcext:value-type="float">
            <text:p>13.193398045061</text:p>
          </table:table-cell>
          <table:table-cell table:formula="of:=[.Q28]+7.4108361" office:value-type="float" office:value="9.33835674835366" calcext:value-type="float">
            <text:p>9.3383567483536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31]" office:value-type="float" office:value="5.78256194506099" calcext:value-type="float">
            <text:p>5.78256194506099</text:p>
          </table:table-cell>
          <table:table-cell table:formula="of:=15.4201651868293*[.I31]" office:value-type="float" office:value="13.4926445384756" calcext:value-type="float">
            <text:p>13.4926445384756</text:p>
          </table:table-cell>
          <table:table-cell table:formula="of:=15.4201651868293*[.J31]" office:value-type="float" office:value="9.63760324176831" calcext:value-type="float">
            <text:p>9.63760324176831</text:p>
          </table:table-cell>
          <table:table-cell table:number-columns-repeated="5"/>
          <table:table-cell table:formula="of:=[.P29]+7.4108361" office:value-type="float" office:value="13.193398045061" calcext:value-type="float">
            <text:p>13.193398045061</text:p>
          </table:table-cell>
          <table:table-cell table:formula="of:=[.Q29]+7.4108361" office:value-type="float" office:value="13.193398045061" calcext:value-type="float">
            <text:p>13.193398045061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416666666666667" calcext:value-type="float">
            <text:p>0.41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32]" office:value-type="float" office:value="9.63760324176831" calcext:value-type="float">
            <text:p>9.63760324176831</text:p>
          </table:table-cell>
          <table:table-cell table:formula="of:=15.4201651868293*[.I32]" office:value-type="float" office:value="1.92752064835366" calcext:value-type="float">
            <text:p>1.92752064835366</text:p>
          </table:table-cell>
          <table:table-cell table:formula="of:=15.4201651868293*[.J32]" office:value-type="float" office:value="9.63760324176831" calcext:value-type="float">
            <text:p>9.63760324176831</text:p>
          </table:table-cell>
          <table:table-cell table:number-columns-repeated="5"/>
          <table:table-cell table:formula="of:=[.P30]+7.4108361" office:value-type="float" office:value="9.33835674835366" calcext:value-type="float">
            <text:p>9.33835674835366</text:p>
          </table:table-cell>
          <table:table-cell table:formula="of:=[.Q30]+7.4108361" office:value-type="float" office:value="17.0484393417683" calcext:value-type="float">
            <text:p>17.0484393417683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33]" office:value-type="float" office:value="9.63760324176831" calcext:value-type="float">
            <text:p>9.63760324176831</text:p>
          </table:table-cell>
          <table:table-cell table:formula="of:=15.4201651868293*[.I33]" office:value-type="float" office:value="5.78256194506099" calcext:value-type="float">
            <text:p>5.78256194506099</text:p>
          </table:table-cell>
          <table:table-cell table:formula="of:=15.4201651868293*[.J33]" office:value-type="float" office:value="13.4926445384756" calcext:value-type="float">
            <text:p>13.4926445384756</text:p>
          </table:table-cell>
          <table:table-cell table:number-columns-repeated="5"/>
          <table:table-cell table:formula="of:=[.P31]+7.4108361" office:value-type="float" office:value="9.33835674835366" calcext:value-type="float">
            <text:p>9.33835674835366</text:p>
          </table:table-cell>
          <table:table-cell table:formula="of:=[.Q31]+7.4108361" office:value-type="float" office:value="20.9034806384756" calcext:value-type="float">
            <text:p>20.903480638475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583333333333333" calcext:value-type="float">
            <text:p>0.58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34]" office:value-type="float" office:value="13.4926445384756" calcext:value-type="float">
            <text:p>13.4926445384756</text:p>
          </table:table-cell>
          <table:table-cell table:formula="of:=15.4201651868293*[.I34]" office:value-type="float" office:value="1.92752064835366" calcext:value-type="float">
            <text:p>1.92752064835366</text:p>
          </table:table-cell>
          <table:table-cell table:formula="of:=15.4201651868293*[.J34]" office:value-type="float" office:value="13.4926445384756" calcext:value-type="float">
            <text:p>13.4926445384756</text:p>
          </table:table-cell>
          <table:table-cell table:number-columns-repeated="5"/>
          <table:table-cell table:formula="of:=[.P32]+7.4108361" office:value-type="float" office:value="13.193398045061" calcext:value-type="float">
            <text:p>13.193398045061</text:p>
          </table:table-cell>
          <table:table-cell table:formula="of:=[.Q32]+7.4108361" office:value-type="float" office:value="17.0484393417683" calcext:value-type="float">
            <text:p>17.0484393417683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35]" office:value-type="float" office:value="13.4926445384756" calcext:value-type="float">
            <text:p>13.4926445384756</text:p>
          </table:table-cell>
          <table:table-cell table:formula="of:=15.4201651868293*[.I35]" office:value-type="float" office:value="5.78256194506099" calcext:value-type="float">
            <text:p>5.78256194506099</text:p>
          </table:table-cell>
          <table:table-cell table:formula="of:=15.4201651868293*[.J35]" office:value-type="float" office:value="9.63760324176831" calcext:value-type="float">
            <text:p>9.63760324176831</text:p>
          </table:table-cell>
          <table:table-cell table:number-columns-repeated="5"/>
          <table:table-cell table:formula="of:=[.P33]+7.4108361" office:value-type="float" office:value="13.193398045061" calcext:value-type="float">
            <text:p>13.193398045061</text:p>
          </table:table-cell>
          <table:table-cell table:formula="of:=[.Q33]+7.4108361" office:value-type="float" office:value="20.9034806384756" calcext:value-type="float">
            <text:p>20.903480638475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table:number-columns-repeated="4"/>
          <table:table-cell table:formula="of:=15.4201651868293*[.H36]" office:value-type="float" office:value="9.63760324176831" calcext:value-type="float">
            <text:p>9.63760324176831</text:p>
          </table:table-cell>
          <table:table-cell table:formula="of:=15.4201651868293*[.I36]" office:value-type="float" office:value="9.63760324176831" calcext:value-type="float">
            <text:p>9.63760324176831</text:p>
          </table:table-cell>
          <table:table-cell table:formula="of:=15.4201651868293*[.J36]" office:value-type="float" office:value="9.63760324176831" calcext:value-type="float">
            <text:p>9.63760324176831</text:p>
          </table:table-cell>
          <table:table-cell table:number-columns-repeated="5"/>
          <table:table-cell table:formula="of:=[.P34]+7.4108361" office:value-type="float" office:value="17.0484393417683" calcext:value-type="float">
            <text:p>17.0484393417683</text:p>
          </table:table-cell>
          <table:table-cell table:formula="of:=[.Q34]+7.4108361" office:value-type="float" office:value="9.33835674835366" calcext:value-type="float">
            <text:p>9.3383567483536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table:formula="of:=15.4201651868293*[.H37]" office:value-type="float" office:value="9.63760324176831" calcext:value-type="float">
            <text:p>9.63760324176831</text:p>
          </table:table-cell>
          <table:table-cell table:formula="of:=15.4201651868293*[.I37]" office:value-type="float" office:value="13.4926445384756" calcext:value-type="float">
            <text:p>13.4926445384756</text:p>
          </table:table-cell>
          <table:table-cell table:formula="of:=15.4201651868293*[.J37]" office:value-type="float" office:value="13.4926445384756" calcext:value-type="float">
            <text:p>13.4926445384756</text:p>
          </table:table-cell>
          <table:table-cell table:number-columns-repeated="5"/>
          <table:table-cell table:formula="of:=[.P35]+7.4108361" office:value-type="float" office:value="17.0484393417683" calcext:value-type="float">
            <text:p>17.0484393417683</text:p>
          </table:table-cell>
          <table:table-cell table:formula="of:=[.Q35]+7.4108361" office:value-type="float" office:value="13.193398045061" calcext:value-type="float">
            <text:p>13.193398045061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15.4201651868293*[.H38]" office:value-type="float" office:value="13.4926445384756" calcext:value-type="float">
            <text:p>13.4926445384756</text:p>
          </table:table-cell>
          <table:table-cell table:formula="of:=15.4201651868293*[.I38]" office:value-type="float" office:value="9.63760324176831" calcext:value-type="float">
            <text:p>9.63760324176831</text:p>
          </table:table-cell>
          <table:table-cell table:formula="of:=15.4201651868293*[.J38]" office:value-type="float" office:value="13.4926445384756" calcext:value-type="float">
            <text:p>13.4926445384756</text:p>
          </table:table-cell>
          <table:table-cell table:number-columns-repeated="5"/>
          <table:table-cell table:formula="of:=[.P36]+7.4108361" office:value-type="float" office:value="20.9034806384756" calcext:value-type="float">
            <text:p>20.9034806384756</text:p>
          </table:table-cell>
          <table:table-cell table:formula="of:=[.Q36]+7.4108361" office:value-type="float" office:value="9.33835674835366" calcext:value-type="float">
            <text:p>9.3383567483536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15.4201651868293*[.H39]" office:value-type="float" office:value="13.4926445384756" calcext:value-type="float">
            <text:p>13.4926445384756</text:p>
          </table:table-cell>
          <table:table-cell table:formula="of:=15.4201651868293*[.I39]" office:value-type="float" office:value="13.4926445384756" calcext:value-type="float">
            <text:p>13.4926445384756</text:p>
          </table:table-cell>
          <table:table-cell table:formula="of:=15.4201651868293*[.J39]" office:value-type="float" office:value="9.63760324176831" calcext:value-type="float">
            <text:p>9.63760324176831</text:p>
          </table:table-cell>
          <table:table-cell table:number-columns-repeated="5"/>
          <table:table-cell table:formula="of:=[.P37]+7.4108361" office:value-type="float" office:value="20.9034806384756" calcext:value-type="float">
            <text:p>20.9034806384756</text:p>
          </table:table-cell>
          <table:table-cell table:formula="of:=[.Q37]+7.4108361" office:value-type="float" office:value="13.193398045061" calcext:value-type="float">
            <text:p>13.193398045061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table:number-columns-repeated="12"/>
          <table:table-cell table:formula="of:=[.P38]+7.4108361" office:value-type="float" office:value="17.0484393417683" calcext:value-type="float">
            <text:p>17.0484393417683</text:p>
          </table:table-cell>
          <table:table-cell table:formula="of:=[.Q38]+7.4108361" office:value-type="float" office:value="17.0484393417683" calcext:value-type="float">
            <text:p>17.0484393417683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office:value-type="string" calcext:value-type="string">
            <text:p>Coord, with vacuum</text:p>
          </table:table-cell>
          <table:table-cell table:number-columns-repeated="7"/>
          <table:table-cell table:formula="of:=[.P39]+7.4108361" office:value-type="float" office:value="17.0484393417683" calcext:value-type="float">
            <text:p>17.0484393417683</text:p>
          </table:table-cell>
          <table:table-cell table:formula="of:=[.Q39]+7.4108361" office:value-type="float" office:value="20.9034806384756" calcext:value-type="float">
            <text:p>20.903480638475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float" office:value="0.916666666666667" calcext:value-type="float">
            <text:p>0.91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.3125" calcext:value-type="float">
            <text:p>0.3125</text:p>
          </table:table-cell>
          <table:table-cell table:number-columns-repeated="4"/>
          <table:table-cell table:formula="of:=[.H42]+9.4108361" office:value-type="float" office:value="11.3383567483537" calcext:value-type="float">
            <text:p>11.3383567483537</text:p>
          </table:table-cell>
          <table:table-cell table:formula="of:=[.I42]+9.4108361" office:value-type="float" office:value="11.3383567483537" calcext:value-type="float">
            <text:p>11.338356748353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table:formula="of:=[.P40]+7.4108361" office:value-type="float" office:value="20.9034806384756" calcext:value-type="float">
            <text:p>20.9034806384756</text:p>
          </table:table-cell>
          <table:table-cell table:formula="of:=[.Q40]+7.4108361" office:value-type="float" office:value="17.0484393417683" calcext:value-type="float">
            <text:p>17.0484393417683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number-columns-repeated="2"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4"/>
          <table:table-cell table:formula="of:=[.H43]+9.4108361" office:value-type="float" office:value="11.3383567483537" calcext:value-type="float">
            <text:p>11.3383567483537</text:p>
          </table:table-cell>
          <table:table-cell table:formula="of:=[.I43]+9.4108361" office:value-type="float" office:value="15.193398045061" calcext:value-type="float">
            <text:p>15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5"/>
          <table:table-cell table:formula="of:=[.P41]+7.4108361" office:value-type="float" office:value="20.9034806384756" calcext:value-type="float">
            <text:p>20.9034806384756</text:p>
          </table:table-cell>
          <table:table-cell table:formula="of:=[.Q41]+7.4108361" office:value-type="float" office:value="20.9034806384756" calcext:value-type="float">
            <text:p>20.903480638475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44]+9.4108361" office:value-type="float" office:value="15.193398045061" calcext:value-type="float">
            <text:p>15.193398045061</text:p>
          </table:table-cell>
          <table:table-cell table:formula="of:=[.I44]+9.4108361" office:value-type="float" office:value="11.3383567483537" calcext:value-type="float">
            <text:p>11.338356748353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45]+9.4108361" office:value-type="float" office:value="15.193398045061" calcext:value-type="float">
            <text:p>15.193398045061</text:p>
          </table:table-cell>
          <table:table-cell table:formula="of:=[.I45]+9.4108361" office:value-type="float" office:value="15.193398045061" calcext:value-type="float">
            <text:p>15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office:value-type="string" calcext:value-type="string">
            <text:p>Coord, with even smaller vacuum</text:p>
          </table:table-cell>
          <table:table-cell table:number-columns-repeated="2"/>
          <table:table-cell office:value-type="float" office:value="26.24" calcext:value-type="float">
            <text:p>26.24</text:p>
          </table:table-cell>
          <table:table-cell/>
          <table:table-cell table:number-columns-repeated="2" office:value-type="float" office:value="0.916666666666667" calcext:value-type="float">
            <text:p>0.91666666666666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46]+9.4108361" office:value-type="float" office:value="11.3383567483537" calcext:value-type="float">
            <text:p>11.3383567483537</text:p>
          </table:table-cell>
          <table:table-cell table:formula="of:=[.I46]+9.4108361" office:value-type="float" office:value="19.0484393417683" calcext:value-type="float">
            <text:p>19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table:formula="of:=[.P26]+5.4108361" office:value-type="float" office:value="7.33835674835366" calcext:value-type="float">
            <text:p>7.33835674835366</text:p>
          </table:table-cell>
          <table:table-cell table:formula="of:=[.Q26]+5.4108361" office:value-type="float" office:value="7.33835674835366" calcext:value-type="float">
            <text:p>7.3383567483536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9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47]+9.4108361" office:value-type="float" office:value="11.3383567483537" calcext:value-type="float">
            <text:p>11.3383567483537</text:p>
          </table:table-cell>
          <table:table-cell table:formula="of:=[.I47]+9.4108361" office:value-type="float" office:value="22.9034806384756" calcext:value-type="float">
            <text:p>22.9034806384756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5"/>
          <table:table-cell table:formula="of:=[.P27]+5.4108361" office:value-type="float" office:value="7.33835674835366" calcext:value-type="float">
            <text:p>7.33835674835366</text:p>
          </table:table-cell>
          <table:table-cell table:formula="of:=[.Q27]+5.4108361" office:value-type="float" office:value="11.193398045061" calcext:value-type="float">
            <text:p>11.193398045061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office:value-type="string" calcext:value-type="string">
            <text:p>Coord, without vacuum</text:p>
          </table:table-cell>
          <table:table-cell table:number-columns-repeated="6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48]+9.4108361" office:value-type="float" office:value="15.193398045061" calcext:value-type="float">
            <text:p>15.193398045061</text:p>
          </table:table-cell>
          <table:table-cell table:formula="of:=[.I48]+9.4108361" office:value-type="float" office:value="19.0484393417683" calcext:value-type="float">
            <text:p>19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5"/>
          <table:table-cell table:formula="of:=[.P28]+5.4108361" office:value-type="float" office:value="11.193398045061" calcext:value-type="float">
            <text:p>11.193398045061</text:p>
          </table:table-cell>
          <table:table-cell table:formula="of:=[.Q28]+5.4108361" office:value-type="float" office:value="7.33835674835366" calcext:value-type="float">
            <text:p>7.3383567483536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formula="of:=[.U8]*23.130247780244" office:value-type="float" office:value="1.92752064835367" calcext:value-type="float">
            <text:p>1.92752064835367</text:p>
          </table:table-cell>
          <table:table-cell table:formula="of:=[.V8]*23.130247780244" office:value-type="float" office:value="1.92752064835367" calcext:value-type="float">
            <text:p>1.92752064835367</text:p>
          </table:table-cell>
          <table:table-cell table:formula="of:=[.W8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49]+9.4108361" office:value-type="float" office:value="15.193398045061" calcext:value-type="float">
            <text:p>15.193398045061</text:p>
          </table:table-cell>
          <table:table-cell table:formula="of:=[.I49]+9.4108361" office:value-type="float" office:value="22.9034806384756" calcext:value-type="float">
            <text:p>22.9034806384756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table:formula="of:=[.P29]+5.4108361" office:value-type="float" office:value="11.193398045061" calcext:value-type="float">
            <text:p>11.193398045061</text:p>
          </table:table-cell>
          <table:table-cell table:formula="of:=[.Q29]+5.4108361" office:value-type="float" office:value="11.193398045061" calcext:value-type="float">
            <text:p>11.193398045061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formula="of:=[.U9]*23.130247780244" office:value-type="float" office:value="1.92752064835367" calcext:value-type="float">
            <text:p>1.92752064835367</text:p>
          </table:table-cell>
          <table:table-cell table:formula="of:=[.V9]*23.130247780244" office:value-type="float" office:value="5.782561945061" calcext:value-type="float">
            <text:p>5.782561945061</text:p>
          </table:table-cell>
          <table:table-cell table:formula="of:=[.W9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50]+9.4108361" office:value-type="float" office:value="19.0484393417683" calcext:value-type="float">
            <text:p>19.0484393417683</text:p>
          </table:table-cell>
          <table:table-cell table:formula="of:=[.I50]+9.4108361" office:value-type="float" office:value="11.3383567483537" calcext:value-type="float">
            <text:p>11.338356748353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table:formula="of:=[.P30]+5.4108361" office:value-type="float" office:value="7.33835674835366" calcext:value-type="float">
            <text:p>7.33835674835366</text:p>
          </table:table-cell>
          <table:table-cell table:formula="of:=[.Q30]+5.4108361" office:value-type="float" office:value="15.0484393417683" calcext:value-type="float">
            <text:p>15.0484393417683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formula="of:=[.U10]*23.130247780244" office:value-type="float" office:value="5.782561945061" calcext:value-type="float">
            <text:p>5.782561945061</text:p>
          </table:table-cell>
          <table:table-cell table:formula="of:=[.V10]*23.130247780244" office:value-type="float" office:value="1.92752064835367" calcext:value-type="float">
            <text:p>1.92752064835367</text:p>
          </table:table-cell>
          <table:table-cell table:formula="of:=[.W10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1]+9.4108361" office:value-type="float" office:value="19.0484393417683" calcext:value-type="float">
            <text:p>19.0484393417683</text:p>
          </table:table-cell>
          <table:table-cell table:formula="of:=[.I51]+9.4108361" office:value-type="float" office:value="15.193398045061" calcext:value-type="float">
            <text:p>15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5"/>
          <table:table-cell table:formula="of:=[.P31]+5.4108361" office:value-type="float" office:value="7.33835674835366" calcext:value-type="float">
            <text:p>7.33835674835366</text:p>
          </table:table-cell>
          <table:table-cell table:formula="of:=[.Q31]+5.4108361" office:value-type="float" office:value="18.9034806384756" calcext:value-type="float">
            <text:p>18.903480638475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formula="of:=[.U11]*23.130247780244" office:value-type="float" office:value="5.782561945061" calcext:value-type="float">
            <text:p>5.782561945061</text:p>
          </table:table-cell>
          <table:table-cell table:formula="of:=[.V11]*23.130247780244" office:value-type="float" office:value="5.782561945061" calcext:value-type="float">
            <text:p>5.782561945061</text:p>
          </table:table-cell>
          <table:table-cell table:formula="of:=[.W11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2]+9.4108361" office:value-type="float" office:value="22.9034806384756" calcext:value-type="float">
            <text:p>22.9034806384756</text:p>
          </table:table-cell>
          <table:table-cell table:formula="of:=[.I52]+9.4108361" office:value-type="float" office:value="11.3383567483537" calcext:value-type="float">
            <text:p>11.338356748353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5"/>
          <table:table-cell table:formula="of:=[.P32]+5.4108361" office:value-type="float" office:value="11.193398045061" calcext:value-type="float">
            <text:p>11.193398045061</text:p>
          </table:table-cell>
          <table:table-cell table:formula="of:=[.Q32]+5.4108361" office:value-type="float" office:value="15.0484393417683" calcext:value-type="float">
            <text:p>15.0484393417683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formula="of:=[.U12]*23.130247780244" office:value-type="float" office:value="1.92752064835367" calcext:value-type="float">
            <text:p>1.92752064835367</text:p>
          </table:table-cell>
          <table:table-cell table:formula="of:=[.V12]*23.130247780244" office:value-type="float" office:value="9.63760324176834" calcext:value-type="float">
            <text:p>9.63760324176834</text:p>
          </table:table-cell>
          <table:table-cell table:formula="of:=[.W12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53]+9.4108361" office:value-type="float" office:value="22.9034806384756" calcext:value-type="float">
            <text:p>22.9034806384756</text:p>
          </table:table-cell>
          <table:table-cell table:formula="of:=[.I53]+9.4108361" office:value-type="float" office:value="15.193398045061" calcext:value-type="float">
            <text:p>15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table:formula="of:=[.P33]+5.4108361" office:value-type="float" office:value="11.193398045061" calcext:value-type="float">
            <text:p>11.193398045061</text:p>
          </table:table-cell>
          <table:table-cell table:formula="of:=[.Q33]+5.4108361" office:value-type="float" office:value="18.9034806384756" calcext:value-type="float">
            <text:p>18.903480638475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formula="of:=[.U13]*23.130247780244" office:value-type="float" office:value="1.92752064835367" calcext:value-type="float">
            <text:p>1.92752064835367</text:p>
          </table:table-cell>
          <table:table-cell table:formula="of:=[.V13]*23.130247780244" office:value-type="float" office:value="13.4926445384757" calcext:value-type="float">
            <text:p>13.4926445384757</text:p>
          </table:table-cell>
          <table:table-cell table:formula="of:=[.W13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54]+9.4108361" office:value-type="float" office:value="19.0484393417683" calcext:value-type="float">
            <text:p>19.0484393417683</text:p>
          </table:table-cell>
          <table:table-cell table:formula="of:=[.I54]+9.4108361" office:value-type="float" office:value="19.0484393417683" calcext:value-type="float">
            <text:p>19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table:formula="of:=[.P34]+5.4108361" office:value-type="float" office:value="15.0484393417683" calcext:value-type="float">
            <text:p>15.0484393417683</text:p>
          </table:table-cell>
          <table:table-cell table:formula="of:=[.Q34]+5.4108361" office:value-type="float" office:value="7.33835674835366" calcext:value-type="float">
            <text:p>7.3383567483536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formula="of:=[.U14]*23.130247780244" office:value-type="float" office:value="5.782561945061" calcext:value-type="float">
            <text:p>5.782561945061</text:p>
          </table:table-cell>
          <table:table-cell table:formula="of:=[.V14]*23.130247780244" office:value-type="float" office:value="9.63760324176834" calcext:value-type="float">
            <text:p>9.63760324176834</text:p>
          </table:table-cell>
          <table:table-cell table:formula="of:=[.W14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5]+9.4108361" office:value-type="float" office:value="19.0484393417683" calcext:value-type="float">
            <text:p>19.0484393417683</text:p>
          </table:table-cell>
          <table:table-cell table:formula="of:=[.I55]+9.4108361" office:value-type="float" office:value="22.9034806384756" calcext:value-type="float">
            <text:p>22.9034806384756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5"/>
          <table:table-cell table:formula="of:=[.P35]+5.4108361" office:value-type="float" office:value="15.0484393417683" calcext:value-type="float">
            <text:p>15.0484393417683</text:p>
          </table:table-cell>
          <table:table-cell table:formula="of:=[.Q35]+5.4108361" office:value-type="float" office:value="11.193398045061" calcext:value-type="float">
            <text:p>11.193398045061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formula="of:=[.U15]*23.130247780244" office:value-type="float" office:value="5.782561945061" calcext:value-type="float">
            <text:p>5.782561945061</text:p>
          </table:table-cell>
          <table:table-cell table:formula="of:=[.V15]*23.130247780244" office:value-type="float" office:value="13.4926445384757" calcext:value-type="float">
            <text:p>13.4926445384757</text:p>
          </table:table-cell>
          <table:table-cell table:formula="of:=[.W15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6]+9.4108361" office:value-type="float" office:value="22.9034806384756" calcext:value-type="float">
            <text:p>22.9034806384756</text:p>
          </table:table-cell>
          <table:table-cell table:formula="of:=[.I56]+9.4108361" office:value-type="float" office:value="19.0484393417683" calcext:value-type="float">
            <text:p>19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5"/>
          <table:table-cell table:formula="of:=[.P36]+5.4108361" office:value-type="float" office:value="18.9034806384756" calcext:value-type="float">
            <text:p>18.9034806384756</text:p>
          </table:table-cell>
          <table:table-cell table:formula="of:=[.Q36]+5.4108361" office:value-type="float" office:value="7.33835674835366" calcext:value-type="float">
            <text:p>7.3383567483536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formula="of:=[.U16]*23.130247780244" office:value-type="float" office:value="1.92752064835367" calcext:value-type="float">
            <text:p>1.92752064835367</text:p>
          </table:table-cell>
          <table:table-cell table:formula="of:=[.V16]*23.130247780244" office:value-type="float" office:value="17.347685835183" calcext:value-type="float">
            <text:p>17.347685835183</text:p>
          </table:table-cell>
          <table:table-cell table:formula="of:=[.W16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57]+9.4108361" office:value-type="float" office:value="22.9034806384756" calcext:value-type="float">
            <text:p>22.9034806384756</text:p>
          </table:table-cell>
          <table:table-cell table:formula="of:=[.I57]+9.4108361" office:value-type="float" office:value="22.9034806384756" calcext:value-type="float">
            <text:p>22.9034806384756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5"/>
          <table:table-cell table:formula="of:=[.P37]+5.4108361" office:value-type="float" office:value="18.9034806384756" calcext:value-type="float">
            <text:p>18.9034806384756</text:p>
          </table:table-cell>
          <table:table-cell table:formula="of:=[.Q37]+5.4108361" office:value-type="float" office:value="11.193398045061" calcext:value-type="float">
            <text:p>11.193398045061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formula="of:=[.U17]*23.130247780244" office:value-type="float" office:value="1.92752064835367" calcext:value-type="float">
            <text:p>1.92752064835367</text:p>
          </table:table-cell>
          <table:table-cell table:formula="of:=[.V17]*23.130247780244" office:value-type="float" office:value="21.2027271318903" calcext:value-type="float">
            <text:p>21.2027271318903</text:p>
          </table:table-cell>
          <table:table-cell table:formula="of:=[.W17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3125" calcext:value-type="float">
            <text:p>0.3125</text:p>
          </table:table-cell>
          <table:table-cell table:number-columns-repeated="4"/>
          <table:table-cell table:formula="of:=[.H58]+9.4108361" office:value-type="float" office:value="11.3383567483537" calcext:value-type="float">
            <text:p>11.3383567483537</text:p>
          </table:table-cell>
          <table:table-cell table:formula="of:=[.I58]+9.4108361" office:value-type="float" office:value="11.3383567483537" calcext:value-type="float">
            <text:p>11.338356748353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5"/>
          <table:table-cell table:formula="of:=[.P38]+5.4108361" office:value-type="float" office:value="15.0484393417683" calcext:value-type="float">
            <text:p>15.0484393417683</text:p>
          </table:table-cell>
          <table:table-cell table:formula="of:=[.Q38]+5.4108361" office:value-type="float" office:value="15.0484393417683" calcext:value-type="float">
            <text:p>15.0484393417683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formula="of:=[.U18]*23.130247780244" office:value-type="float" office:value="5.782561945061" calcext:value-type="float">
            <text:p>5.782561945061</text:p>
          </table:table-cell>
          <table:table-cell table:formula="of:=[.V18]*23.130247780244" office:value-type="float" office:value="17.347685835183" calcext:value-type="float">
            <text:p>17.347685835183</text:p>
          </table:table-cell>
          <table:table-cell table:formula="of:=[.W18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4"/>
          <table:table-cell table:formula="of:=[.H59]+9.4108361" office:value-type="float" office:value="11.3383567483537" calcext:value-type="float">
            <text:p>11.3383567483537</text:p>
          </table:table-cell>
          <table:table-cell table:formula="of:=[.I59]+9.4108361" office:value-type="float" office:value="15.193398045061" calcext:value-type="float">
            <text:p>15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5"/>
          <table:table-cell table:formula="of:=[.P39]+5.4108361" office:value-type="float" office:value="15.0484393417683" calcext:value-type="float">
            <text:p>15.0484393417683</text:p>
          </table:table-cell>
          <table:table-cell table:formula="of:=[.Q39]+5.4108361" office:value-type="float" office:value="18.9034806384756" calcext:value-type="float">
            <text:p>18.9034806384756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formula="of:=[.U19]*23.130247780244" office:value-type="float" office:value="5.782561945061" calcext:value-type="float">
            <text:p>5.782561945061</text:p>
          </table:table-cell>
          <table:table-cell table:formula="of:=[.V19]*23.130247780244" office:value-type="float" office:value="21.2027271318903" calcext:value-type="float">
            <text:p>21.2027271318903</text:p>
          </table:table-cell>
          <table:table-cell table:formula="of:=[.W19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0]+9.4108361" office:value-type="float" office:value="15.193398045061" calcext:value-type="float">
            <text:p>15.193398045061</text:p>
          </table:table-cell>
          <table:table-cell table:formula="of:=[.I60]+9.4108361" office:value-type="float" office:value="11.3383567483537" calcext:value-type="float">
            <text:p>11.338356748353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5"/>
          <table:table-cell table:formula="of:=[.P40]+5.4108361" office:value-type="float" office:value="18.9034806384756" calcext:value-type="float">
            <text:p>18.9034806384756</text:p>
          </table:table-cell>
          <table:table-cell table:formula="of:=[.Q40]+5.4108361" office:value-type="float" office:value="15.0484393417683" calcext:value-type="float">
            <text:p>15.0484393417683</text:p>
          </table:table-cell>
          <table:table-cell office:value-type="float" office:value="5.782561945061" calcext:value-type="float">
            <text:p>5.782561945061</text:p>
          </table:table-cell>
          <table:table-cell table:number-columns-repeated="2"/>
          <table:table-cell table:formula="of:=[.U20]*23.130247780244" office:value-type="float" office:value="9.63760324176834" calcext:value-type="float">
            <text:p>9.63760324176834</text:p>
          </table:table-cell>
          <table:table-cell table:formula="of:=[.V20]*23.130247780244" office:value-type="float" office:value="1.92752064835367" calcext:value-type="float">
            <text:p>1.92752064835367</text:p>
          </table:table-cell>
          <table:table-cell table:formula="of:=[.W20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1]+9.4108361" office:value-type="float" office:value="15.193398045061" calcext:value-type="float">
            <text:p>15.193398045061</text:p>
          </table:table-cell>
          <table:table-cell table:formula="of:=[.I61]+9.4108361" office:value-type="float" office:value="15.193398045061" calcext:value-type="float">
            <text:p>15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5"/>
          <table:table-cell table:formula="of:=[.P41]+5.4108361" office:value-type="float" office:value="18.9034806384756" calcext:value-type="float">
            <text:p>18.9034806384756</text:p>
          </table:table-cell>
          <table:table-cell table:formula="of:=[.Q41]+5.4108361" office:value-type="float" office:value="18.9034806384756" calcext:value-type="float">
            <text:p>18.9034806384756</text:p>
          </table:table-cell>
          <table:table-cell office:value-type="float" office:value="1.92752064835367" calcext:value-type="float">
            <text:p>1.92752064835367</text:p>
          </table:table-cell>
          <table:table-cell table:number-columns-repeated="2"/>
          <table:table-cell table:formula="of:=[.U21]*23.130247780244" office:value-type="float" office:value="9.63760324176834" calcext:value-type="float">
            <text:p>9.63760324176834</text:p>
          </table:table-cell>
          <table:table-cell table:formula="of:=[.V21]*23.130247780244" office:value-type="float" office:value="5.782561945061" calcext:value-type="float">
            <text:p>5.782561945061</text:p>
          </table:table-cell>
          <table:table-cell table:formula="of:=[.W21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2]+9.4108361" office:value-type="float" office:value="11.3383567483537" calcext:value-type="float">
            <text:p>11.3383567483537</text:p>
          </table:table-cell>
          <table:table-cell table:formula="of:=[.I62]+9.4108361" office:value-type="float" office:value="19.0484393417683" calcext:value-type="float">
            <text:p>19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22]*23.130247780244" office:value-type="float" office:value="13.4926445384757" calcext:value-type="float">
            <text:p>13.4926445384757</text:p>
          </table:table-cell>
          <table:table-cell table:formula="of:=[.V22]*23.130247780244" office:value-type="float" office:value="1.92752064835367" calcext:value-type="float">
            <text:p>1.92752064835367</text:p>
          </table:table-cell>
          <table:table-cell table:formula="of:=[.W22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3]+9.4108361" office:value-type="float" office:value="11.3383567483537" calcext:value-type="float">
            <text:p>11.3383567483537</text:p>
          </table:table-cell>
          <table:table-cell table:formula="of:=[.I63]+9.4108361" office:value-type="float" office:value="22.9034806384756" calcext:value-type="float">
            <text:p>22.9034806384756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23]*23.130247780244" office:value-type="float" office:value="13.4926445384757" calcext:value-type="float">
            <text:p>13.4926445384757</text:p>
          </table:table-cell>
          <table:table-cell table:formula="of:=[.V23]*23.130247780244" office:value-type="float" office:value="5.782561945061" calcext:value-type="float">
            <text:p>5.782561945061</text:p>
          </table:table-cell>
          <table:table-cell table:formula="of:=[.W23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4]+9.4108361" office:value-type="float" office:value="15.193398045061" calcext:value-type="float">
            <text:p>15.193398045061</text:p>
          </table:table-cell>
          <table:table-cell table:formula="of:=[.I64]+9.4108361" office:value-type="float" office:value="19.0484393417683" calcext:value-type="float">
            <text:p>19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24]*23.130247780244" office:value-type="float" office:value="9.63760324176834" calcext:value-type="float">
            <text:p>9.63760324176834</text:p>
          </table:table-cell>
          <table:table-cell table:formula="of:=[.V24]*23.130247780244" office:value-type="float" office:value="9.63760324176834" calcext:value-type="float">
            <text:p>9.63760324176834</text:p>
          </table:table-cell>
          <table:table-cell table:formula="of:=[.W24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5]+9.4108361" office:value-type="float" office:value="15.193398045061" calcext:value-type="float">
            <text:p>15.193398045061</text:p>
          </table:table-cell>
          <table:table-cell table:formula="of:=[.I65]+9.4108361" office:value-type="float" office:value="22.9034806384756" calcext:value-type="float">
            <text:p>22.9034806384756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25]*23.130247780244" office:value-type="float" office:value="9.63760324176834" calcext:value-type="float">
            <text:p>9.63760324176834</text:p>
          </table:table-cell>
          <table:table-cell table:formula="of:=[.V25]*23.130247780244" office:value-type="float" office:value="13.4926445384757" calcext:value-type="float">
            <text:p>13.4926445384757</text:p>
          </table:table-cell>
          <table:table-cell table:formula="of:=[.W25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6]+9.4108361" office:value-type="float" office:value="19.0484393417683" calcext:value-type="float">
            <text:p>19.0484393417683</text:p>
          </table:table-cell>
          <table:table-cell table:formula="of:=[.I66]+9.4108361" office:value-type="float" office:value="11.3383567483537" calcext:value-type="float">
            <text:p>11.338356748353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26]*23.130247780244" office:value-type="float" office:value="13.4926445384757" calcext:value-type="float">
            <text:p>13.4926445384757</text:p>
          </table:table-cell>
          <table:table-cell table:formula="of:=[.V26]*23.130247780244" office:value-type="float" office:value="9.63760324176834" calcext:value-type="float">
            <text:p>9.63760324176834</text:p>
          </table:table-cell>
          <table:table-cell table:formula="of:=[.W26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7]+9.4108361" office:value-type="float" office:value="19.0484393417683" calcext:value-type="float">
            <text:p>19.0484393417683</text:p>
          </table:table-cell>
          <table:table-cell table:formula="of:=[.I67]+9.4108361" office:value-type="float" office:value="15.193398045061" calcext:value-type="float">
            <text:p>15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27]*23.130247780244" office:value-type="float" office:value="13.4926445384757" calcext:value-type="float">
            <text:p>13.4926445384757</text:p>
          </table:table-cell>
          <table:table-cell table:formula="of:=[.V27]*23.130247780244" office:value-type="float" office:value="13.4926445384757" calcext:value-type="float">
            <text:p>13.4926445384757</text:p>
          </table:table-cell>
          <table:table-cell table:formula="of:=[.W27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8]+9.4108361" office:value-type="float" office:value="22.9034806384756" calcext:value-type="float">
            <text:p>22.9034806384756</text:p>
          </table:table-cell>
          <table:table-cell table:formula="of:=[.I68]+9.4108361" office:value-type="float" office:value="11.3383567483537" calcext:value-type="float">
            <text:p>11.338356748353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28]*23.130247780244" office:value-type="float" office:value="9.63760324176834" calcext:value-type="float">
            <text:p>9.63760324176834</text:p>
          </table:table-cell>
          <table:table-cell table:formula="of:=[.V28]*23.130247780244" office:value-type="float" office:value="17.347685835183" calcext:value-type="float">
            <text:p>17.347685835183</text:p>
          </table:table-cell>
          <table:table-cell table:formula="of:=[.W28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9]+9.4108361" office:value-type="float" office:value="22.9034806384756" calcext:value-type="float">
            <text:p>22.9034806384756</text:p>
          </table:table-cell>
          <table:table-cell table:formula="of:=[.I69]+9.4108361" office:value-type="float" office:value="15.193398045061" calcext:value-type="float">
            <text:p>15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29]*23.130247780244" office:value-type="float" office:value="9.63760324176834" calcext:value-type="float">
            <text:p>9.63760324176834</text:p>
          </table:table-cell>
          <table:table-cell table:formula="of:=[.V29]*23.130247780244" office:value-type="float" office:value="21.2027271318903" calcext:value-type="float">
            <text:p>21.2027271318903</text:p>
          </table:table-cell>
          <table:table-cell table:formula="of:=[.W29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70]+9.4108361" office:value-type="float" office:value="19.0484393417683" calcext:value-type="float">
            <text:p>19.0484393417683</text:p>
          </table:table-cell>
          <table:table-cell table:formula="of:=[.I70]+9.4108361" office:value-type="float" office:value="19.0484393417683" calcext:value-type="float">
            <text:p>19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30]*23.130247780244" office:value-type="float" office:value="13.4926445384757" calcext:value-type="float">
            <text:p>13.4926445384757</text:p>
          </table:table-cell>
          <table:table-cell table:formula="of:=[.V30]*23.130247780244" office:value-type="float" office:value="17.347685835183" calcext:value-type="float">
            <text:p>17.347685835183</text:p>
          </table:table-cell>
          <table:table-cell table:formula="of:=[.W30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71]+9.4108361" office:value-type="float" office:value="19.0484393417683" calcext:value-type="float">
            <text:p>19.0484393417683</text:p>
          </table:table-cell>
          <table:table-cell table:formula="of:=[.I71]+9.4108361" office:value-type="float" office:value="22.9034806384756" calcext:value-type="float">
            <text:p>22.9034806384756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31]*23.130247780244" office:value-type="float" office:value="13.4926445384757" calcext:value-type="float">
            <text:p>13.4926445384757</text:p>
          </table:table-cell>
          <table:table-cell table:formula="of:=[.V31]*23.130247780244" office:value-type="float" office:value="21.2027271318903" calcext:value-type="float">
            <text:p>21.2027271318903</text:p>
          </table:table-cell>
          <table:table-cell table:formula="of:=[.W31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72]+9.4108361" office:value-type="float" office:value="22.9034806384756" calcext:value-type="float">
            <text:p>22.9034806384756</text:p>
          </table:table-cell>
          <table:table-cell table:formula="of:=[.I72]+9.4108361" office:value-type="float" office:value="19.0484393417683" calcext:value-type="float">
            <text:p>19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32]*23.130247780244" office:value-type="float" office:value="17.347685835183" calcext:value-type="float">
            <text:p>17.347685835183</text:p>
          </table:table-cell>
          <table:table-cell table:formula="of:=[.V32]*23.130247780244" office:value-type="float" office:value="1.92752064835367" calcext:value-type="float">
            <text:p>1.92752064835367</text:p>
          </table:table-cell>
          <table:table-cell table:formula="of:=[.W32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73]+9.4108361" office:value-type="float" office:value="22.9034806384756" calcext:value-type="float">
            <text:p>22.9034806384756</text:p>
          </table:table-cell>
          <table:table-cell table:formula="of:=[.I73]+9.4108361" office:value-type="float" office:value="22.9034806384756" calcext:value-type="float">
            <text:p>22.9034806384756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33]*23.130247780244" office:value-type="float" office:value="17.347685835183" calcext:value-type="float">
            <text:p>17.347685835183</text:p>
          </table:table-cell>
          <table:table-cell table:formula="of:=[.V33]*23.130247780244" office:value-type="float" office:value="5.782561945061" calcext:value-type="float">
            <text:p>5.782561945061</text:p>
          </table:table-cell>
          <table:table-cell table:formula="of:=[.W33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number-columns-repeated="2" office:value-type="float" office:value="0.3125" calcext:value-type="float">
            <text:p>0.3125</text:p>
          </table:table-cell>
          <table:table-cell table:number-columns-repeated="17"/>
          <table:table-cell table:formula="of:=[.U34]*23.130247780244" office:value-type="float" office:value="21.2027271318903" calcext:value-type="float">
            <text:p>21.2027271318903</text:p>
          </table:table-cell>
          <table:table-cell table:formula="of:=[.V34]*23.130247780244" office:value-type="float" office:value="1.92752064835367" calcext:value-type="float">
            <text:p>1.92752064835367</text:p>
          </table:table-cell>
          <table:table-cell table:formula="of:=[.W34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4"/>
          <table:table-cell table:formula="of:=[.H42]+5.4108361" office:value-type="float" office:value="7.33835674835366" calcext:value-type="float">
            <text:p>7.33835674835366</text:p>
          </table:table-cell>
          <table:table-cell table:formula="of:=[.I42]+5.4108361" office:value-type="float" office:value="7.33835674835366" calcext:value-type="float">
            <text:p>7.33835674835366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35]*23.130247780244" office:value-type="float" office:value="21.2027271318903" calcext:value-type="float">
            <text:p>21.2027271318903</text:p>
          </table:table-cell>
          <table:table-cell table:formula="of:=[.V35]*23.130247780244" office:value-type="float" office:value="5.782561945061" calcext:value-type="float">
            <text:p>5.782561945061</text:p>
          </table:table-cell>
          <table:table-cell table:formula="of:=[.W35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43]+5.4108361" office:value-type="float" office:value="7.33835674835366" calcext:value-type="float">
            <text:p>7.33835674835366</text:p>
          </table:table-cell>
          <table:table-cell table:formula="of:=[.I43]+5.4108361" office:value-type="float" office:value="11.193398045061" calcext:value-type="float">
            <text:p>11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36]*23.130247780244" office:value-type="float" office:value="17.347685835183" calcext:value-type="float">
            <text:p>17.347685835183</text:p>
          </table:table-cell>
          <table:table-cell table:formula="of:=[.V36]*23.130247780244" office:value-type="float" office:value="9.63760324176834" calcext:value-type="float">
            <text:p>9.63760324176834</text:p>
          </table:table-cell>
          <table:table-cell table:formula="of:=[.W36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44]+5.4108361" office:value-type="float" office:value="11.193398045061" calcext:value-type="float">
            <text:p>11.193398045061</text:p>
          </table:table-cell>
          <table:table-cell table:formula="of:=[.I44]+5.4108361" office:value-type="float" office:value="7.33835674835366" calcext:value-type="float">
            <text:p>7.33835674835366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37]*23.130247780244" office:value-type="float" office:value="17.347685835183" calcext:value-type="float">
            <text:p>17.347685835183</text:p>
          </table:table-cell>
          <table:table-cell table:formula="of:=[.V37]*23.130247780244" office:value-type="float" office:value="13.4926445384757" calcext:value-type="float">
            <text:p>13.4926445384757</text:p>
          </table:table-cell>
          <table:table-cell table:formula="of:=[.W37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45]+5.4108361" office:value-type="float" office:value="11.193398045061" calcext:value-type="float">
            <text:p>11.193398045061</text:p>
          </table:table-cell>
          <table:table-cell table:formula="of:=[.I45]+5.4108361" office:value-type="float" office:value="11.193398045061" calcext:value-type="float">
            <text:p>11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38]*23.130247780244" office:value-type="float" office:value="21.2027271318903" calcext:value-type="float">
            <text:p>21.2027271318903</text:p>
          </table:table-cell>
          <table:table-cell table:formula="of:=[.V38]*23.130247780244" office:value-type="float" office:value="9.63760324176834" calcext:value-type="float">
            <text:p>9.63760324176834</text:p>
          </table:table-cell>
          <table:table-cell table:formula="of:=[.W38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46]+5.4108361" office:value-type="float" office:value="7.33835674835366" calcext:value-type="float">
            <text:p>7.33835674835366</text:p>
          </table:table-cell>
          <table:table-cell table:formula="of:=[.I46]+5.4108361" office:value-type="float" office:value="15.0484393417683" calcext:value-type="float">
            <text:p>15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39]*23.130247780244" office:value-type="float" office:value="21.2027271318903" calcext:value-type="float">
            <text:p>21.2027271318903</text:p>
          </table:table-cell>
          <table:table-cell table:formula="of:=[.V39]*23.130247780244" office:value-type="float" office:value="13.4926445384757" calcext:value-type="float">
            <text:p>13.4926445384757</text:p>
          </table:table-cell>
          <table:table-cell table:formula="of:=[.W39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47]+5.4108361" office:value-type="float" office:value="7.33835674835366" calcext:value-type="float">
            <text:p>7.33835674835366</text:p>
          </table:table-cell>
          <table:table-cell table:formula="of:=[.I47]+5.4108361" office:value-type="float" office:value="18.9034806384756" calcext:value-type="float">
            <text:p>18.9034806384756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40]*23.130247780244" office:value-type="float" office:value="17.347685835183" calcext:value-type="float">
            <text:p>17.347685835183</text:p>
          </table:table-cell>
          <table:table-cell table:formula="of:=[.V40]*23.130247780244" office:value-type="float" office:value="17.347685835183" calcext:value-type="float">
            <text:p>17.347685835183</text:p>
          </table:table-cell>
          <table:table-cell table:formula="of:=[.W40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48]+5.4108361" office:value-type="float" office:value="11.193398045061" calcext:value-type="float">
            <text:p>11.193398045061</text:p>
          </table:table-cell>
          <table:table-cell table:formula="of:=[.I48]+5.4108361" office:value-type="float" office:value="15.0484393417683" calcext:value-type="float">
            <text:p>15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41]*23.130247780244" office:value-type="float" office:value="17.347685835183" calcext:value-type="float">
            <text:p>17.347685835183</text:p>
          </table:table-cell>
          <table:table-cell table:formula="of:=[.V41]*23.130247780244" office:value-type="float" office:value="21.2027271318903" calcext:value-type="float">
            <text:p>21.2027271318903</text:p>
          </table:table-cell>
          <table:table-cell table:formula="of:=[.W41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49]+5.4108361" office:value-type="float" office:value="11.193398045061" calcext:value-type="float">
            <text:p>11.193398045061</text:p>
          </table:table-cell>
          <table:table-cell table:formula="of:=[.I49]+5.4108361" office:value-type="float" office:value="18.9034806384756" calcext:value-type="float">
            <text:p>18.9034806384756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42]*23.130247780244" office:value-type="float" office:value="21.2027271318903" calcext:value-type="float">
            <text:p>21.2027271318903</text:p>
          </table:table-cell>
          <table:table-cell table:formula="of:=[.V42]*23.130247780244" office:value-type="float" office:value="17.347685835183" calcext:value-type="float">
            <text:p>17.347685835183</text:p>
          </table:table-cell>
          <table:table-cell table:formula="of:=[.W42]*15.4201651868293"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0]+5.4108361" office:value-type="float" office:value="15.0484393417683" calcext:value-type="float">
            <text:p>15.0484393417683</text:p>
          </table:table-cell>
          <table:table-cell table:formula="of:=[.I50]+5.4108361" office:value-type="float" office:value="7.33835674835366" calcext:value-type="float">
            <text:p>7.33835674835366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43]*23.130247780244" office:value-type="float" office:value="21.2027271318903" calcext:value-type="float">
            <text:p>21.2027271318903</text:p>
          </table:table-cell>
          <table:table-cell table:formula="of:=[.V43]*23.130247780244" office:value-type="float" office:value="21.2027271318903" calcext:value-type="float">
            <text:p>21.2027271318903</text:p>
          </table:table-cell>
          <table:table-cell table:formula="of:=[.W43]*15.4201651868293"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1]+5.4108361" office:value-type="float" office:value="15.0484393417683" calcext:value-type="float">
            <text:p>15.0484393417683</text:p>
          </table:table-cell>
          <table:table-cell table:formula="of:=[.I51]+5.4108361" office:value-type="float" office:value="11.193398045061" calcext:value-type="float">
            <text:p>11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44]*23.130247780244" office:value-type="float" office:value="1.92752064835367" calcext:value-type="float">
            <text:p>1.92752064835367</text:p>
          </table:table-cell>
          <table:table-cell table:formula="of:=[.V44]*23.130247780244" office:value-type="float" office:value="1.92752064835367" calcext:value-type="float">
            <text:p>1.92752064835367</text:p>
          </table:table-cell>
          <table:table-cell table:formula="of:=[.W44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52]+5.4108361" office:value-type="float" office:value="18.9034806384756" calcext:value-type="float">
            <text:p>18.9034806384756</text:p>
          </table:table-cell>
          <table:table-cell table:formula="of:=[.I52]+5.4108361" office:value-type="float" office:value="7.33835674835366" calcext:value-type="float">
            <text:p>7.33835674835366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45]*23.130247780244" office:value-type="float" office:value="1.92752064835367" calcext:value-type="float">
            <text:p>1.92752064835367</text:p>
          </table:table-cell>
          <table:table-cell table:formula="of:=[.V45]*23.130247780244" office:value-type="float" office:value="5.782561945061" calcext:value-type="float">
            <text:p>5.782561945061</text:p>
          </table:table-cell>
          <table:table-cell table:formula="of:=[.W45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53]+5.4108361" office:value-type="float" office:value="18.9034806384756" calcext:value-type="float">
            <text:p>18.9034806384756</text:p>
          </table:table-cell>
          <table:table-cell table:formula="of:=[.I53]+5.4108361" office:value-type="float" office:value="11.193398045061" calcext:value-type="float">
            <text:p>11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46]*23.130247780244" office:value-type="float" office:value="5.782561945061" calcext:value-type="float">
            <text:p>5.782561945061</text:p>
          </table:table-cell>
          <table:table-cell table:formula="of:=[.V46]*23.130247780244" office:value-type="float" office:value="1.92752064835367" calcext:value-type="float">
            <text:p>1.92752064835367</text:p>
          </table:table-cell>
          <table:table-cell table:formula="of:=[.W46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4]+5.4108361" office:value-type="float" office:value="15.0484393417683" calcext:value-type="float">
            <text:p>15.0484393417683</text:p>
          </table:table-cell>
          <table:table-cell table:formula="of:=[.I54]+5.4108361" office:value-type="float" office:value="15.0484393417683" calcext:value-type="float">
            <text:p>15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47]*23.130247780244" office:value-type="float" office:value="5.782561945061" calcext:value-type="float">
            <text:p>5.782561945061</text:p>
          </table:table-cell>
          <table:table-cell table:formula="of:=[.V47]*23.130247780244" office:value-type="float" office:value="5.782561945061" calcext:value-type="float">
            <text:p>5.782561945061</text:p>
          </table:table-cell>
          <table:table-cell table:formula="of:=[.W47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5]+5.4108361" office:value-type="float" office:value="15.0484393417683" calcext:value-type="float">
            <text:p>15.0484393417683</text:p>
          </table:table-cell>
          <table:table-cell table:formula="of:=[.I55]+5.4108361" office:value-type="float" office:value="18.9034806384756" calcext:value-type="float">
            <text:p>18.9034806384756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48]*23.130247780244" office:value-type="float" office:value="1.92752064835367" calcext:value-type="float">
            <text:p>1.92752064835367</text:p>
          </table:table-cell>
          <table:table-cell table:formula="of:=[.V48]*23.130247780244" office:value-type="float" office:value="9.63760324176834" calcext:value-type="float">
            <text:p>9.63760324176834</text:p>
          </table:table-cell>
          <table:table-cell table:formula="of:=[.W48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56]+5.4108361" office:value-type="float" office:value="18.9034806384756" calcext:value-type="float">
            <text:p>18.9034806384756</text:p>
          </table:table-cell>
          <table:table-cell table:formula="of:=[.I56]+5.4108361" office:value-type="float" office:value="15.0484393417683" calcext:value-type="float">
            <text:p>15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10"/>
          <table:table-cell table:formula="of:=[.U49]*23.130247780244" office:value-type="float" office:value="1.92752064835367" calcext:value-type="float">
            <text:p>1.92752064835367</text:p>
          </table:table-cell>
          <table:table-cell table:formula="of:=[.V49]*23.130247780244" office:value-type="float" office:value="13.4926445384757" calcext:value-type="float">
            <text:p>13.4926445384757</text:p>
          </table:table-cell>
          <table:table-cell table:formula="of:=[.W49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number-columns-repeated="2" office:value-type="float" office:value="0.3125" calcext:value-type="float">
            <text:p>0.3125</text:p>
          </table:table-cell>
          <table:table-cell table:number-columns-repeated="4"/>
          <table:table-cell table:formula="of:=[.H57]+5.4108361" office:value-type="float" office:value="18.9034806384756" calcext:value-type="float">
            <text:p>18.9034806384756</text:p>
          </table:table-cell>
          <table:table-cell table:formula="of:=[.I57]+5.4108361" office:value-type="float" office:value="18.9034806384756" calcext:value-type="float">
            <text:p>18.9034806384756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10"/>
          <table:table-cell table:formula="of:=[.U50]*23.130247780244" office:value-type="float" office:value="5.782561945061" calcext:value-type="float">
            <text:p>5.782561945061</text:p>
          </table:table-cell>
          <table:table-cell table:formula="of:=[.V50]*23.130247780244" office:value-type="float" office:value="9.63760324176834" calcext:value-type="float">
            <text:p>9.63760324176834</text:p>
          </table:table-cell>
          <table:table-cell table:formula="of:=[.W50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4"/>
          <table:table-cell table:formula="of:=[.H58]+5.4108361" office:value-type="float" office:value="7.33835674835366" calcext:value-type="float">
            <text:p>7.33835674835366</text:p>
          </table:table-cell>
          <table:table-cell table:formula="of:=[.I58]+5.4108361" office:value-type="float" office:value="7.33835674835366" calcext:value-type="float">
            <text:p>7.33835674835366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51]*23.130247780244" office:value-type="float" office:value="5.782561945061" calcext:value-type="float">
            <text:p>5.782561945061</text:p>
          </table:table-cell>
          <table:table-cell table:formula="of:=[.V51]*23.130247780244" office:value-type="float" office:value="13.4926445384757" calcext:value-type="float">
            <text:p>13.4926445384757</text:p>
          </table:table-cell>
          <table:table-cell table:formula="of:=[.W51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59]+5.4108361" office:value-type="float" office:value="7.33835674835366" calcext:value-type="float">
            <text:p>7.33835674835366</text:p>
          </table:table-cell>
          <table:table-cell table:formula="of:=[.I59]+5.4108361" office:value-type="float" office:value="11.193398045061" calcext:value-type="float">
            <text:p>11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52]*23.130247780244" office:value-type="float" office:value="1.92752064835367" calcext:value-type="float">
            <text:p>1.92752064835367</text:p>
          </table:table-cell>
          <table:table-cell table:formula="of:=[.V52]*23.130247780244" office:value-type="float" office:value="17.347685835183" calcext:value-type="float">
            <text:p>17.347685835183</text:p>
          </table:table-cell>
          <table:table-cell table:formula="of:=[.W52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0]+5.4108361" office:value-type="float" office:value="11.193398045061" calcext:value-type="float">
            <text:p>11.193398045061</text:p>
          </table:table-cell>
          <table:table-cell table:formula="of:=[.I60]+5.4108361" office:value-type="float" office:value="7.33835674835366" calcext:value-type="float">
            <text:p>7.33835674835366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53]*23.130247780244" office:value-type="float" office:value="1.92752064835367" calcext:value-type="float">
            <text:p>1.92752064835367</text:p>
          </table:table-cell>
          <table:table-cell table:formula="of:=[.V53]*23.130247780244" office:value-type="float" office:value="21.2027271318903" calcext:value-type="float">
            <text:p>21.2027271318903</text:p>
          </table:table-cell>
          <table:table-cell table:formula="of:=[.W53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1]+5.4108361" office:value-type="float" office:value="11.193398045061" calcext:value-type="float">
            <text:p>11.193398045061</text:p>
          </table:table-cell>
          <table:table-cell table:formula="of:=[.I61]+5.4108361" office:value-type="float" office:value="11.193398045061" calcext:value-type="float">
            <text:p>11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54]*23.130247780244" office:value-type="float" office:value="5.782561945061" calcext:value-type="float">
            <text:p>5.782561945061</text:p>
          </table:table-cell>
          <table:table-cell table:formula="of:=[.V54]*23.130247780244" office:value-type="float" office:value="17.347685835183" calcext:value-type="float">
            <text:p>17.347685835183</text:p>
          </table:table-cell>
          <table:table-cell table:formula="of:=[.W54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2]+5.4108361" office:value-type="float" office:value="7.33835674835366" calcext:value-type="float">
            <text:p>7.33835674835366</text:p>
          </table:table-cell>
          <table:table-cell table:formula="of:=[.I62]+5.4108361" office:value-type="float" office:value="15.0484393417683" calcext:value-type="float">
            <text:p>15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55]*23.130247780244" office:value-type="float" office:value="5.782561945061" calcext:value-type="float">
            <text:p>5.782561945061</text:p>
          </table:table-cell>
          <table:table-cell table:formula="of:=[.V55]*23.130247780244" office:value-type="float" office:value="21.2027271318903" calcext:value-type="float">
            <text:p>21.2027271318903</text:p>
          </table:table-cell>
          <table:table-cell table:formula="of:=[.W55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3]+5.4108361" office:value-type="float" office:value="7.33835674835366" calcext:value-type="float">
            <text:p>7.33835674835366</text:p>
          </table:table-cell>
          <table:table-cell table:formula="of:=[.I63]+5.4108361" office:value-type="float" office:value="18.9034806384756" calcext:value-type="float">
            <text:p>18.9034806384756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56]*23.130247780244" office:value-type="float" office:value="9.63760324176834" calcext:value-type="float">
            <text:p>9.63760324176834</text:p>
          </table:table-cell>
          <table:table-cell table:formula="of:=[.V56]*23.130247780244" office:value-type="float" office:value="1.92752064835367" calcext:value-type="float">
            <text:p>1.92752064835367</text:p>
          </table:table-cell>
          <table:table-cell table:formula="of:=[.W56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4]+5.4108361" office:value-type="float" office:value="11.193398045061" calcext:value-type="float">
            <text:p>11.193398045061</text:p>
          </table:table-cell>
          <table:table-cell table:formula="of:=[.I64]+5.4108361" office:value-type="float" office:value="15.0484393417683" calcext:value-type="float">
            <text:p>15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57]*23.130247780244" office:value-type="float" office:value="9.63760324176834" calcext:value-type="float">
            <text:p>9.63760324176834</text:p>
          </table:table-cell>
          <table:table-cell table:formula="of:=[.V57]*23.130247780244" office:value-type="float" office:value="5.782561945061" calcext:value-type="float">
            <text:p>5.782561945061</text:p>
          </table:table-cell>
          <table:table-cell table:formula="of:=[.W57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8125" calcext:value-type="float">
            <text:p>0.812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5]+5.4108361" office:value-type="float" office:value="11.193398045061" calcext:value-type="float">
            <text:p>11.193398045061</text:p>
          </table:table-cell>
          <table:table-cell table:formula="of:=[.I65]+5.4108361" office:value-type="float" office:value="18.9034806384756" calcext:value-type="float">
            <text:p>18.9034806384756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58]*23.130247780244" office:value-type="float" office:value="13.4926445384757" calcext:value-type="float">
            <text:p>13.4926445384757</text:p>
          </table:table-cell>
          <table:table-cell table:formula="of:=[.V58]*23.130247780244" office:value-type="float" office:value="1.92752064835367" calcext:value-type="float">
            <text:p>1.92752064835367</text:p>
          </table:table-cell>
          <table:table-cell table:formula="of:=[.W58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6]+5.4108361" office:value-type="float" office:value="15.0484393417683" calcext:value-type="float">
            <text:p>15.0484393417683</text:p>
          </table:table-cell>
          <table:table-cell table:formula="of:=[.I66]+5.4108361" office:value-type="float" office:value="7.33835674835366" calcext:value-type="float">
            <text:p>7.33835674835366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59]*23.130247780244" office:value-type="float" office:value="13.4926445384757" calcext:value-type="float">
            <text:p>13.4926445384757</text:p>
          </table:table-cell>
          <table:table-cell table:formula="of:=[.V59]*23.130247780244" office:value-type="float" office:value="5.782561945061" calcext:value-type="float">
            <text:p>5.782561945061</text:p>
          </table:table-cell>
          <table:table-cell table:formula="of:=[.W59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table:number-columns-repeated="4"/>
          <table:table-cell table:formula="of:=[.H67]+5.4108361" office:value-type="float" office:value="15.0484393417683" calcext:value-type="float">
            <text:p>15.0484393417683</text:p>
          </table:table-cell>
          <table:table-cell table:formula="of:=[.I67]+5.4108361" office:value-type="float" office:value="11.193398045061" calcext:value-type="float">
            <text:p>11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60]*23.130247780244" office:value-type="float" office:value="9.63760324176834" calcext:value-type="float">
            <text:p>9.63760324176834</text:p>
          </table:table-cell>
          <table:table-cell table:formula="of:=[.V60]*23.130247780244" office:value-type="float" office:value="9.63760324176834" calcext:value-type="float">
            <text:p>9.63760324176834</text:p>
          </table:table-cell>
          <table:table-cell table:formula="of:=[.W60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table:number-columns-repeated="4"/>
          <table:table-cell table:formula="of:=[.H68]+5.4108361" office:value-type="float" office:value="18.9034806384756" calcext:value-type="float">
            <text:p>18.9034806384756</text:p>
          </table:table-cell>
          <table:table-cell table:formula="of:=[.I68]+5.4108361" office:value-type="float" office:value="7.33835674835366" calcext:value-type="float">
            <text:p>7.33835674835366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61]*23.130247780244" office:value-type="float" office:value="9.63760324176834" calcext:value-type="float">
            <text:p>9.63760324176834</text:p>
          </table:table-cell>
          <table:table-cell table:formula="of:=[.V61]*23.130247780244" office:value-type="float" office:value="13.4926445384757" calcext:value-type="float">
            <text:p>13.4926445384757</text:p>
          </table:table-cell>
          <table:table-cell table:formula="of:=[.W61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0.5625" calcext:value-type="float">
            <text:p>0.5625</text:p>
          </table:table-cell>
          <table:table-cell table:number-columns-repeated="4"/>
          <table:table-cell table:formula="of:=[.H69]+5.4108361" office:value-type="float" office:value="18.9034806384756" calcext:value-type="float">
            <text:p>18.9034806384756</text:p>
          </table:table-cell>
          <table:table-cell table:formula="of:=[.I69]+5.4108361" office:value-type="float" office:value="11.193398045061" calcext:value-type="float">
            <text:p>11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62]*23.130247780244" office:value-type="float" office:value="13.4926445384757" calcext:value-type="float">
            <text:p>13.4926445384757</text:p>
          </table:table-cell>
          <table:table-cell table:formula="of:=[.V62]*23.130247780244" office:value-type="float" office:value="9.63760324176834" calcext:value-type="float">
            <text:p>9.63760324176834</text:p>
          </table:table-cell>
          <table:table-cell table:formula="of:=[.W62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table:number-columns-repeated="4"/>
          <table:table-cell table:formula="of:=[.H70]+5.4108361" office:value-type="float" office:value="15.0484393417683" calcext:value-type="float">
            <text:p>15.0484393417683</text:p>
          </table:table-cell>
          <table:table-cell table:formula="of:=[.I70]+5.4108361" office:value-type="float" office:value="15.0484393417683" calcext:value-type="float">
            <text:p>15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63]*23.130247780244" office:value-type="float" office:value="13.4926445384757" calcext:value-type="float">
            <text:p>13.4926445384757</text:p>
          </table:table-cell>
          <table:table-cell table:formula="of:=[.V63]*23.130247780244" office:value-type="float" office:value="13.4926445384757" calcext:value-type="float">
            <text:p>13.4926445384757</text:p>
          </table:table-cell>
          <table:table-cell table:formula="of:=[.W63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table:number-columns-repeated="4"/>
          <table:table-cell table:formula="of:=[.H71]+5.4108361" office:value-type="float" office:value="15.0484393417683" calcext:value-type="float">
            <text:p>15.0484393417683</text:p>
          </table:table-cell>
          <table:table-cell table:formula="of:=[.I71]+5.4108361" office:value-type="float" office:value="18.9034806384756" calcext:value-type="float">
            <text:p>18.9034806384756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64]*23.130247780244" office:value-type="float" office:value="9.63760324176834" calcext:value-type="float">
            <text:p>9.63760324176834</text:p>
          </table:table-cell>
          <table:table-cell table:formula="of:=[.V64]*23.130247780244" office:value-type="float" office:value="17.347685835183" calcext:value-type="float">
            <text:p>17.347685835183</text:p>
          </table:table-cell>
          <table:table-cell table:formula="of:=[.W64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table:number-columns-repeated="4"/>
          <table:table-cell table:formula="of:=[.H72]+5.4108361" office:value-type="float" office:value="18.9034806384756" calcext:value-type="float">
            <text:p>18.9034806384756</text:p>
          </table:table-cell>
          <table:table-cell table:formula="of:=[.I72]+5.4108361" office:value-type="float" office:value="15.0484393417683" calcext:value-type="float">
            <text:p>15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10"/>
          <table:table-cell table:formula="of:=[.U65]*23.130247780244" office:value-type="float" office:value="9.63760324176834" calcext:value-type="float">
            <text:p>9.63760324176834</text:p>
          </table:table-cell>
          <table:table-cell table:formula="of:=[.V65]*23.130247780244" office:value-type="float" office:value="21.2027271318903" calcext:value-type="float">
            <text:p>21.2027271318903</text:p>
          </table:table-cell>
          <table:table-cell table:formula="of:=[.W65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table:number-columns-repeated="4"/>
          <table:table-cell table:formula="of:=[.H73]+5.4108361" office:value-type="float" office:value="18.9034806384756" calcext:value-type="float">
            <text:p>18.9034806384756</text:p>
          </table:table-cell>
          <table:table-cell table:formula="of:=[.I73]+5.4108361" office:value-type="float" office:value="18.9034806384756" calcext:value-type="float">
            <text:p>18.9034806384756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10"/>
          <table:table-cell table:formula="of:=[.U66]*23.130247780244" office:value-type="float" office:value="13.4926445384757" calcext:value-type="float">
            <text:p>13.4926445384757</text:p>
          </table:table-cell>
          <table:table-cell table:formula="of:=[.V66]*23.130247780244" office:value-type="float" office:value="17.347685835183" calcext:value-type="float">
            <text:p>17.347685835183</text:p>
          </table:table-cell>
          <table:table-cell table:formula="of:=[.W66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67]*23.130247780244" office:value-type="float" office:value="13.4926445384757" calcext:value-type="float">
            <text:p>13.4926445384757</text:p>
          </table:table-cell>
          <table:table-cell table:formula="of:=[.V67]*23.130247780244" office:value-type="float" office:value="21.2027271318903" calcext:value-type="float">
            <text:p>21.2027271318903</text:p>
          </table:table-cell>
          <table:table-cell table:formula="of:=[.W67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68]*23.130247780244" office:value-type="float" office:value="17.347685835183" calcext:value-type="float">
            <text:p>17.347685835183</text:p>
          </table:table-cell>
          <table:table-cell table:formula="of:=[.V68]*23.130247780244" office:value-type="float" office:value="1.92752064835367" calcext:value-type="float">
            <text:p>1.92752064835367</text:p>
          </table:table-cell>
          <table:table-cell table:formula="of:=[.W68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69]*23.130247780244" office:value-type="float" office:value="17.347685835183" calcext:value-type="float">
            <text:p>17.347685835183</text:p>
          </table:table-cell>
          <table:table-cell table:formula="of:=[.V69]*23.130247780244" office:value-type="float" office:value="5.782561945061" calcext:value-type="float">
            <text:p>5.782561945061</text:p>
          </table:table-cell>
          <table:table-cell table:formula="of:=[.W69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17"/>
          <table:table-cell table:formula="of:=[.U70]*23.130247780244" office:value-type="float" office:value="21.2027271318903" calcext:value-type="float">
            <text:p>21.2027271318903</text:p>
          </table:table-cell>
          <table:table-cell table:formula="of:=[.V70]*23.130247780244" office:value-type="float" office:value="1.92752064835367" calcext:value-type="float">
            <text:p>1.92752064835367</text:p>
          </table:table-cell>
          <table:table-cell table:formula="of:=[.W70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.6875" calcext:value-type="float">
            <text:p>0.6875</text:p>
          </table:table-cell>
          <table:table-cell table:number-columns-repeated="17"/>
          <table:table-cell table:formula="of:=[.U71]*23.130247780244" office:value-type="float" office:value="21.2027271318903" calcext:value-type="float">
            <text:p>21.2027271318903</text:p>
          </table:table-cell>
          <table:table-cell table:formula="of:=[.V71]*23.130247780244" office:value-type="float" office:value="5.782561945061" calcext:value-type="float">
            <text:p>5.782561945061</text:p>
          </table:table-cell>
          <table:table-cell table:formula="of:=[.W71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72]*23.130247780244" office:value-type="float" office:value="17.347685835183" calcext:value-type="float">
            <text:p>17.347685835183</text:p>
          </table:table-cell>
          <table:table-cell table:formula="of:=[.V72]*23.130247780244" office:value-type="float" office:value="9.63760324176834" calcext:value-type="float">
            <text:p>9.63760324176834</text:p>
          </table:table-cell>
          <table:table-cell table:formula="of:=[.W72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73]*23.130247780244" office:value-type="float" office:value="17.347685835183" calcext:value-type="float">
            <text:p>17.347685835183</text:p>
          </table:table-cell>
          <table:table-cell table:formula="of:=[.V73]*23.130247780244" office:value-type="float" office:value="13.4926445384757" calcext:value-type="float">
            <text:p>13.4926445384757</text:p>
          </table:table-cell>
          <table:table-cell table:formula="of:=[.W73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74]*23.130247780244" office:value-type="float" office:value="21.2027271318903" calcext:value-type="float">
            <text:p>21.2027271318903</text:p>
          </table:table-cell>
          <table:table-cell table:formula="of:=[.V74]*23.130247780244" office:value-type="float" office:value="9.63760324176834" calcext:value-type="float">
            <text:p>9.63760324176834</text:p>
          </table:table-cell>
          <table:table-cell table:formula="of:=[.W74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75]*23.130247780244" office:value-type="float" office:value="21.2027271318903" calcext:value-type="float">
            <text:p>21.2027271318903</text:p>
          </table:table-cell>
          <table:table-cell table:formula="of:=[.V75]*23.130247780244" office:value-type="float" office:value="13.4926445384757" calcext:value-type="float">
            <text:p>13.4926445384757</text:p>
          </table:table-cell>
          <table:table-cell table:formula="of:=[.W75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76]*23.130247780244" office:value-type="float" office:value="17.347685835183" calcext:value-type="float">
            <text:p>17.347685835183</text:p>
          </table:table-cell>
          <table:table-cell table:formula="of:=[.V76]*23.130247780244" office:value-type="float" office:value="17.347685835183" calcext:value-type="float">
            <text:p>17.347685835183</text:p>
          </table:table-cell>
          <table:table-cell table:formula="of:=[.W76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77]*23.130247780244" office:value-type="float" office:value="17.347685835183" calcext:value-type="float">
            <text:p>17.347685835183</text:p>
          </table:table-cell>
          <table:table-cell table:formula="of:=[.V77]*23.130247780244" office:value-type="float" office:value="21.2027271318903" calcext:value-type="float">
            <text:p>21.2027271318903</text:p>
          </table:table-cell>
          <table:table-cell table:formula="of:=[.W77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78]*23.130247780244" office:value-type="float" office:value="21.2027271318903" calcext:value-type="float">
            <text:p>21.2027271318903</text:p>
          </table:table-cell>
          <table:table-cell table:formula="of:=[.V78]*23.130247780244" office:value-type="float" office:value="17.347685835183" calcext:value-type="float">
            <text:p>17.347685835183</text:p>
          </table:table-cell>
          <table:table-cell table:formula="of:=[.W78]*15.4201651868293"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79]*23.130247780244" office:value-type="float" office:value="21.2027271318903" calcext:value-type="float">
            <text:p>21.2027271318903</text:p>
          </table:table-cell>
          <table:table-cell table:formula="of:=[.V79]*23.130247780244" office:value-type="float" office:value="21.2027271318903" calcext:value-type="float">
            <text:p>21.2027271318903</text:p>
          </table:table-cell>
          <table:table-cell table:formula="of:=[.W79]*15.4201651868293"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table:number-columns-repeated="2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office:value-type="string" calcext:value-type="string">
            <text:p>Coord, with even smaller vacuum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82]+5.4108361" office:value-type="float" office:value="7.33835674835367" calcext:value-type="float">
            <text:p>7.33835674835367</text:p>
          </table:table-cell>
          <table:table-cell table:formula="of:=[.V82]+5.4108361" office:value-type="float" office:value="7.33835674835367" calcext:value-type="float">
            <text:p>7.33835674835367</text:p>
          </table:table-cell>
          <table:table-cell office:value-type="float" office:value="1.92752064835366" calcext:value-type="float">
            <text:p>1.92752064835366</text:p>
          </table:table-cell>
          <table:table-cell/>
          <table:table-cell table:formula="of:=[.V1]+5.4108361*2" office:value-type="float" office:value="33.951919980244" calcext:value-type="float">
            <text:p>33.951919980244</text:p>
          </table:table-cell>
          <table:table-cell table:formula="of:=[.W1]+5.4108361*2" office:value-type="float" office:value="33.951919980244" calcext:value-type="float">
            <text:p>33.951919980244</text:p>
          </table:table-cell>
          <table:table-cell office:value-type="float" office:value="15.4201651868293" calcext:value-type="float">
            <text:p>15.420165186829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83]+5.4108361" office:value-type="float" office:value="7.33835674835367" calcext:value-type="float">
            <text:p>7.33835674835367</text:p>
          </table:table-cell>
          <table:table-cell table:formula="of:=[.V83]+5.4108361" office:value-type="float" office:value="11.193398045061" calcext:value-type="float">
            <text:p>11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84]+5.4108361" office:value-type="float" office:value="11.193398045061" calcext:value-type="float">
            <text:p>11.193398045061</text:p>
          </table:table-cell>
          <table:table-cell table:formula="of:=[.V84]+5.4108361" office:value-type="float" office:value="7.33835674835367" calcext:value-type="float">
            <text:p>7.3383567483536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85]+5.4108361" office:value-type="float" office:value="11.193398045061" calcext:value-type="float">
            <text:p>11.193398045061</text:p>
          </table:table-cell>
          <table:table-cell table:formula="of:=[.V85]+5.4108361" office:value-type="float" office:value="11.193398045061" calcext:value-type="float">
            <text:p>11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17"/>
          <table:table-cell table:formula="of:=[.U86]+5.4108361" office:value-type="float" office:value="7.33835674835367" calcext:value-type="float">
            <text:p>7.33835674835367</text:p>
          </table:table-cell>
          <table:table-cell table:formula="of:=[.V86]+5.4108361" office:value-type="float" office:value="15.0484393417683" calcext:value-type="float">
            <text:p>15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.6875" calcext:value-type="float">
            <text:p>0.6875</text:p>
          </table:table-cell>
          <table:table-cell table:number-columns-repeated="17"/>
          <table:table-cell table:formula="of:=[.U87]+5.4108361" office:value-type="float" office:value="7.33835674835367" calcext:value-type="float">
            <text:p>7.33835674835367</text:p>
          </table:table-cell>
          <table:table-cell table:formula="of:=[.V87]+5.4108361" office:value-type="float" office:value="18.9034806384757" calcext:value-type="float">
            <text:p>18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88]+5.4108361" office:value-type="float" office:value="11.193398045061" calcext:value-type="float">
            <text:p>11.193398045061</text:p>
          </table:table-cell>
          <table:table-cell table:formula="of:=[.V88]+5.4108361" office:value-type="float" office:value="15.0484393417683" calcext:value-type="float">
            <text:p>15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89]+5.4108361" office:value-type="float" office:value="11.193398045061" calcext:value-type="float">
            <text:p>11.193398045061</text:p>
          </table:table-cell>
          <table:table-cell table:formula="of:=[.V89]+5.4108361" office:value-type="float" office:value="18.9034806384757" calcext:value-type="float">
            <text:p>18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90]+5.4108361" office:value-type="float" office:value="7.33835674835367" calcext:value-type="float">
            <text:p>7.33835674835367</text:p>
          </table:table-cell>
          <table:table-cell table:formula="of:=[.V90]+5.4108361" office:value-type="float" office:value="22.758521935183" calcext:value-type="float">
            <text:p>22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91]+5.4108361" office:value-type="float" office:value="7.33835674835367" calcext:value-type="float">
            <text:p>7.33835674835367</text:p>
          </table:table-cell>
          <table:table-cell table:formula="of:=[.V91]+5.4108361" office:value-type="float" office:value="26.6135632318903" calcext:value-type="float">
            <text:p>26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92]+5.4108361" office:value-type="float" office:value="11.193398045061" calcext:value-type="float">
            <text:p>11.193398045061</text:p>
          </table:table-cell>
          <table:table-cell table:formula="of:=[.V92]+5.4108361" office:value-type="float" office:value="22.758521935183" calcext:value-type="float">
            <text:p>22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93]+5.4108361" office:value-type="float" office:value="11.193398045061" calcext:value-type="float">
            <text:p>11.193398045061</text:p>
          </table:table-cell>
          <table:table-cell table:formula="of:=[.V93]+5.4108361" office:value-type="float" office:value="26.6135632318903" calcext:value-type="float">
            <text:p>26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94]+5.4108361" office:value-type="float" office:value="15.0484393417683" calcext:value-type="float">
            <text:p>15.0484393417683</text:p>
          </table:table-cell>
          <table:table-cell table:formula="of:=[.V94]+5.4108361" office:value-type="float" office:value="7.33835674835367" calcext:value-type="float">
            <text:p>7.3383567483536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95]+5.4108361" office:value-type="float" office:value="15.0484393417683" calcext:value-type="float">
            <text:p>15.0484393417683</text:p>
          </table:table-cell>
          <table:table-cell table:formula="of:=[.V95]+5.4108361" office:value-type="float" office:value="11.193398045061" calcext:value-type="float">
            <text:p>11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96]+5.4108361" office:value-type="float" office:value="18.9034806384757" calcext:value-type="float">
            <text:p>18.9034806384757</text:p>
          </table:table-cell>
          <table:table-cell table:formula="of:=[.V96]+5.4108361" office:value-type="float" office:value="7.33835674835367" calcext:value-type="float">
            <text:p>7.3383567483536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97]+5.4108361" office:value-type="float" office:value="18.9034806384757" calcext:value-type="float">
            <text:p>18.9034806384757</text:p>
          </table:table-cell>
          <table:table-cell table:formula="of:=[.V97]+5.4108361" office:value-type="float" office:value="11.193398045061" calcext:value-type="float">
            <text:p>11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98]+5.4108361" office:value-type="float" office:value="15.0484393417683" calcext:value-type="float">
            <text:p>15.0484393417683</text:p>
          </table:table-cell>
          <table:table-cell table:formula="of:=[.V98]+5.4108361" office:value-type="float" office:value="15.0484393417683" calcext:value-type="float">
            <text:p>15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99]+5.4108361" office:value-type="float" office:value="15.0484393417683" calcext:value-type="float">
            <text:p>15.0484393417683</text:p>
          </table:table-cell>
          <table:table-cell table:formula="of:=[.V99]+5.4108361" office:value-type="float" office:value="18.9034806384757" calcext:value-type="float">
            <text:p>18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00]+5.4108361" office:value-type="float" office:value="18.9034806384757" calcext:value-type="float">
            <text:p>18.9034806384757</text:p>
          </table:table-cell>
          <table:table-cell table:formula="of:=[.V100]+5.4108361" office:value-type="float" office:value="15.0484393417683" calcext:value-type="float">
            <text:p>15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01]+5.4108361" office:value-type="float" office:value="18.9034806384757" calcext:value-type="float">
            <text:p>18.9034806384757</text:p>
          </table:table-cell>
          <table:table-cell table:formula="of:=[.V101]+5.4108361" office:value-type="float" office:value="18.9034806384757" calcext:value-type="float">
            <text:p>18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5625" calcext:value-type="float">
            <text:p>0.5625</text:p>
          </table:table-cell>
          <table:table-cell table:number-columns-repeated="17"/>
          <table:table-cell table:formula="of:=[.U102]+5.4108361" office:value-type="float" office:value="15.0484393417683" calcext:value-type="float">
            <text:p>15.0484393417683</text:p>
          </table:table-cell>
          <table:table-cell table:formula="of:=[.V102]+5.4108361" office:value-type="float" office:value="22.758521935183" calcext:value-type="float">
            <text:p>22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number-columns-repeated="2" office:value-type="float" office:value="0.6875" calcext:value-type="float">
            <text:p>0.6875</text:p>
          </table:table-cell>
          <table:table-cell table:number-columns-repeated="17"/>
          <table:table-cell table:formula="of:=[.U103]+5.4108361" office:value-type="float" office:value="15.0484393417683" calcext:value-type="float">
            <text:p>15.0484393417683</text:p>
          </table:table-cell>
          <table:table-cell table:formula="of:=[.V103]+5.4108361" office:value-type="float" office:value="26.6135632318903" calcext:value-type="float">
            <text:p>26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04]+5.4108361" office:value-type="float" office:value="18.9034806384757" calcext:value-type="float">
            <text:p>18.9034806384757</text:p>
          </table:table-cell>
          <table:table-cell table:formula="of:=[.V104]+5.4108361" office:value-type="float" office:value="22.758521935183" calcext:value-type="float">
            <text:p>22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05]+5.4108361" office:value-type="float" office:value="18.9034806384757" calcext:value-type="float">
            <text:p>18.9034806384757</text:p>
          </table:table-cell>
          <table:table-cell table:formula="of:=[.V105]+5.4108361" office:value-type="float" office:value="26.6135632318903" calcext:value-type="float">
            <text:p>26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06]+5.4108361" office:value-type="float" office:value="22.758521935183" calcext:value-type="float">
            <text:p>22.758521935183</text:p>
          </table:table-cell>
          <table:table-cell table:formula="of:=[.V106]+5.4108361" office:value-type="float" office:value="7.33835674835367" calcext:value-type="float">
            <text:p>7.3383567483536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07]+5.4108361" office:value-type="float" office:value="22.758521935183" calcext:value-type="float">
            <text:p>22.758521935183</text:p>
          </table:table-cell>
          <table:table-cell table:formula="of:=[.V107]+5.4108361" office:value-type="float" office:value="11.193398045061" calcext:value-type="float">
            <text:p>11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08]+5.4108361" office:value-type="float" office:value="26.6135632318903" calcext:value-type="float">
            <text:p>26.6135632318903</text:p>
          </table:table-cell>
          <table:table-cell table:formula="of:=[.V108]+5.4108361" office:value-type="float" office:value="7.33835674835367" calcext:value-type="float">
            <text:p>7.3383567483536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09]+5.4108361" office:value-type="float" office:value="26.6135632318903" calcext:value-type="float">
            <text:p>26.6135632318903</text:p>
          </table:table-cell>
          <table:table-cell table:formula="of:=[.V109]+5.4108361" office:value-type="float" office:value="11.193398045061" calcext:value-type="float">
            <text:p>11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10]+5.4108361" office:value-type="float" office:value="22.758521935183" calcext:value-type="float">
            <text:p>22.758521935183</text:p>
          </table:table-cell>
          <table:table-cell table:formula="of:=[.V110]+5.4108361" office:value-type="float" office:value="15.0484393417683" calcext:value-type="float">
            <text:p>15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11]+5.4108361" office:value-type="float" office:value="22.758521935183" calcext:value-type="float">
            <text:p>22.758521935183</text:p>
          </table:table-cell>
          <table:table-cell table:formula="of:=[.V111]+5.4108361" office:value-type="float" office:value="18.9034806384757" calcext:value-type="float">
            <text:p>18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12]+5.4108361" office:value-type="float" office:value="26.6135632318903" calcext:value-type="float">
            <text:p>26.6135632318903</text:p>
          </table:table-cell>
          <table:table-cell table:formula="of:=[.V112]+5.4108361" office:value-type="float" office:value="15.0484393417683" calcext:value-type="float">
            <text:p>15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13]+5.4108361" office:value-type="float" office:value="26.6135632318903" calcext:value-type="float">
            <text:p>26.6135632318903</text:p>
          </table:table-cell>
          <table:table-cell table:formula="of:=[.V113]+5.4108361" office:value-type="float" office:value="18.9034806384757" calcext:value-type="float">
            <text:p>18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14]+5.4108361" office:value-type="float" office:value="22.758521935183" calcext:value-type="float">
            <text:p>22.758521935183</text:p>
          </table:table-cell>
          <table:table-cell table:formula="of:=[.V114]+5.4108361" office:value-type="float" office:value="22.758521935183" calcext:value-type="float">
            <text:p>22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15]+5.4108361" office:value-type="float" office:value="22.758521935183" calcext:value-type="float">
            <text:p>22.758521935183</text:p>
          </table:table-cell>
          <table:table-cell table:formula="of:=[.V115]+5.4108361" office:value-type="float" office:value="26.6135632318903" calcext:value-type="float">
            <text:p>26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16]+5.4108361" office:value-type="float" office:value="26.6135632318903" calcext:value-type="float">
            <text:p>26.6135632318903</text:p>
          </table:table-cell>
          <table:table-cell table:formula="of:=[.V116]+5.4108361" office:value-type="float" office:value="22.758521935183" calcext:value-type="float">
            <text:p>22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17]+5.4108361" office:value-type="float" office:value="26.6135632318903" calcext:value-type="float">
            <text:p>26.6135632318903</text:p>
          </table:table-cell>
          <table:table-cell table:formula="of:=[.V117]+5.4108361" office:value-type="float" office:value="26.6135632318903" calcext:value-type="float">
            <text:p>26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17"/>
          <table:table-cell table:formula="of:=[.U118]+5.4108361" office:value-type="float" office:value="7.33835674835367" calcext:value-type="float">
            <text:p>7.33835674835367</text:p>
          </table:table-cell>
          <table:table-cell table:formula="of:=[.V118]+5.4108361" office:value-type="float" office:value="7.33835674835367" calcext:value-type="float">
            <text:p>7.3383567483536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number-columns-repeated="2" office:value-type="float" office:value="0.6875" calcext:value-type="float">
            <text:p>0.6875</text:p>
          </table:table-cell>
          <table:table-cell table:number-columns-repeated="17"/>
          <table:table-cell table:formula="of:=[.U119]+5.4108361" office:value-type="float" office:value="7.33835674835367" calcext:value-type="float">
            <text:p>7.33835674835367</text:p>
          </table:table-cell>
          <table:table-cell table:formula="of:=[.V119]+5.4108361" office:value-type="float" office:value="11.193398045061" calcext:value-type="float">
            <text:p>11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20]+5.4108361" office:value-type="float" office:value="11.193398045061" calcext:value-type="float">
            <text:p>11.193398045061</text:p>
          </table:table-cell>
          <table:table-cell table:formula="of:=[.V120]+5.4108361" office:value-type="float" office:value="7.33835674835367" calcext:value-type="float">
            <text:p>7.3383567483536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21]+5.4108361" office:value-type="float" office:value="11.193398045061" calcext:value-type="float">
            <text:p>11.193398045061</text:p>
          </table:table-cell>
          <table:table-cell table:formula="of:=[.V121]+5.4108361" office:value-type="float" office:value="11.193398045061" calcext:value-type="float">
            <text:p>11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22]+5.4108361" office:value-type="float" office:value="7.33835674835367" calcext:value-type="float">
            <text:p>7.33835674835367</text:p>
          </table:table-cell>
          <table:table-cell table:formula="of:=[.V122]+5.4108361" office:value-type="float" office:value="15.0484393417683" calcext:value-type="float">
            <text:p>15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23]+5.4108361" office:value-type="float" office:value="7.33835674835367" calcext:value-type="float">
            <text:p>7.33835674835367</text:p>
          </table:table-cell>
          <table:table-cell table:formula="of:=[.V123]+5.4108361" office:value-type="float" office:value="18.9034806384757" calcext:value-type="float">
            <text:p>18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table:number-columns-repeated="17"/>
          <table:table-cell table:formula="of:=[.U124]+5.4108361" office:value-type="float" office:value="11.193398045061" calcext:value-type="float">
            <text:p>11.193398045061</text:p>
          </table:table-cell>
          <table:table-cell table:formula="of:=[.V124]+5.4108361" office:value-type="float" office:value="15.0484393417683" calcext:value-type="float">
            <text:p>15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table:number-columns-repeated="17"/>
          <table:table-cell table:formula="of:=[.U125]+5.4108361" office:value-type="float" office:value="11.193398045061" calcext:value-type="float">
            <text:p>11.193398045061</text:p>
          </table:table-cell>
          <table:table-cell table:formula="of:=[.V125]+5.4108361" office:value-type="float" office:value="18.9034806384757" calcext:value-type="float">
            <text:p>18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26]+5.4108361" office:value-type="float" office:value="7.33835674835367" calcext:value-type="float">
            <text:p>7.33835674835367</text:p>
          </table:table-cell>
          <table:table-cell table:formula="of:=[.V126]+5.4108361" office:value-type="float" office:value="22.758521935183" calcext:value-type="float">
            <text:p>22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27]+5.4108361" office:value-type="float" office:value="7.33835674835367" calcext:value-type="float">
            <text:p>7.33835674835367</text:p>
          </table:table-cell>
          <table:table-cell table:formula="of:=[.V127]+5.4108361" office:value-type="float" office:value="26.6135632318903" calcext:value-type="float">
            <text:p>26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28]+5.4108361" office:value-type="float" office:value="11.193398045061" calcext:value-type="float">
            <text:p>11.193398045061</text:p>
          </table:table-cell>
          <table:table-cell table:formula="of:=[.V128]+5.4108361" office:value-type="float" office:value="22.758521935183" calcext:value-type="float">
            <text:p>22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29]+5.4108361" office:value-type="float" office:value="11.193398045061" calcext:value-type="float">
            <text:p>11.193398045061</text:p>
          </table:table-cell>
          <table:table-cell table:formula="of:=[.V129]+5.4108361" office:value-type="float" office:value="26.6135632318903" calcext:value-type="float">
            <text:p>26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30]+5.4108361" office:value-type="float" office:value="15.0484393417683" calcext:value-type="float">
            <text:p>15.0484393417683</text:p>
          </table:table-cell>
          <table:table-cell table:formula="of:=[.V130]+5.4108361" office:value-type="float" office:value="7.33835674835367" calcext:value-type="float">
            <text:p>7.3383567483536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31]+5.4108361" office:value-type="float" office:value="15.0484393417683" calcext:value-type="float">
            <text:p>15.0484393417683</text:p>
          </table:table-cell>
          <table:table-cell table:formula="of:=[.V131]+5.4108361" office:value-type="float" office:value="11.193398045061" calcext:value-type="float">
            <text:p>11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32]+5.4108361" office:value-type="float" office:value="18.9034806384757" calcext:value-type="float">
            <text:p>18.9034806384757</text:p>
          </table:table-cell>
          <table:table-cell table:formula="of:=[.V132]+5.4108361" office:value-type="float" office:value="7.33835674835367" calcext:value-type="float">
            <text:p>7.3383567483536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33]+5.4108361" office:value-type="float" office:value="18.9034806384757" calcext:value-type="float">
            <text:p>18.9034806384757</text:p>
          </table:table-cell>
          <table:table-cell table:formula="of:=[.V133]+5.4108361" office:value-type="float" office:value="11.193398045061" calcext:value-type="float">
            <text:p>11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34]+5.4108361" office:value-type="float" office:value="15.0484393417683" calcext:value-type="float">
            <text:p>15.0484393417683</text:p>
          </table:table-cell>
          <table:table-cell table:formula="of:=[.V134]+5.4108361" office:value-type="float" office:value="15.0484393417683" calcext:value-type="float">
            <text:p>15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35]+5.4108361" office:value-type="float" office:value="15.0484393417683" calcext:value-type="float">
            <text:p>15.0484393417683</text:p>
          </table:table-cell>
          <table:table-cell table:formula="of:=[.V135]+5.4108361" office:value-type="float" office:value="18.9034806384757" calcext:value-type="float">
            <text:p>18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36]+5.4108361" office:value-type="float" office:value="18.9034806384757" calcext:value-type="float">
            <text:p>18.9034806384757</text:p>
          </table:table-cell>
          <table:table-cell table:formula="of:=[.V136]+5.4108361" office:value-type="float" office:value="15.0484393417683" calcext:value-type="float">
            <text:p>15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37]+5.4108361" office:value-type="float" office:value="18.9034806384757" calcext:value-type="float">
            <text:p>18.9034806384757</text:p>
          </table:table-cell>
          <table:table-cell table:formula="of:=[.V137]+5.4108361" office:value-type="float" office:value="18.9034806384757" calcext:value-type="float">
            <text:p>18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17"/>
          <table:table-cell table:formula="of:=[.U138]+5.4108361" office:value-type="float" office:value="15.0484393417683" calcext:value-type="float">
            <text:p>15.0484393417683</text:p>
          </table:table-cell>
          <table:table-cell table:formula="of:=[.V138]+5.4108361" office:value-type="float" office:value="22.758521935183" calcext:value-type="float">
            <text:p>22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.9375" calcext:value-type="float">
            <text:p>0.9375</text:p>
          </table:table-cell>
          <table:table-cell table:number-columns-repeated="17"/>
          <table:table-cell table:formula="of:=[.U139]+5.4108361" office:value-type="float" office:value="15.0484393417683" calcext:value-type="float">
            <text:p>15.0484393417683</text:p>
          </table:table-cell>
          <table:table-cell table:formula="of:=[.V139]+5.4108361" office:value-type="float" office:value="26.6135632318903" calcext:value-type="float">
            <text:p>26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40]+5.4108361" office:value-type="float" office:value="18.9034806384757" calcext:value-type="float">
            <text:p>18.9034806384757</text:p>
          </table:table-cell>
          <table:table-cell table:formula="of:=[.V140]+5.4108361" office:value-type="float" office:value="22.758521935183" calcext:value-type="float">
            <text:p>22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41]+5.4108361" office:value-type="float" office:value="18.9034806384757" calcext:value-type="float">
            <text:p>18.9034806384757</text:p>
          </table:table-cell>
          <table:table-cell table:formula="of:=[.V141]+5.4108361" office:value-type="float" office:value="26.6135632318903" calcext:value-type="float">
            <text:p>26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42]+5.4108361" office:value-type="float" office:value="22.758521935183" calcext:value-type="float">
            <text:p>22.758521935183</text:p>
          </table:table-cell>
          <table:table-cell table:formula="of:=[.V142]+5.4108361" office:value-type="float" office:value="7.33835674835367" calcext:value-type="float">
            <text:p>7.3383567483536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43]+5.4108361" office:value-type="float" office:value="22.758521935183" calcext:value-type="float">
            <text:p>22.758521935183</text:p>
          </table:table-cell>
          <table:table-cell table:formula="of:=[.V143]+5.4108361" office:value-type="float" office:value="11.193398045061" calcext:value-type="float">
            <text:p>11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44]+5.4108361" office:value-type="float" office:value="26.6135632318903" calcext:value-type="float">
            <text:p>26.6135632318903</text:p>
          </table:table-cell>
          <table:table-cell table:formula="of:=[.V144]+5.4108361" office:value-type="float" office:value="7.33835674835367" calcext:value-type="float">
            <text:p>7.3383567483536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45]+5.4108361" office:value-type="float" office:value="26.6135632318903" calcext:value-type="float">
            <text:p>26.6135632318903</text:p>
          </table:table-cell>
          <table:table-cell table:formula="of:=[.V145]+5.4108361" office:value-type="float" office:value="11.193398045061" calcext:value-type="float">
            <text:p>11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46]+5.4108361" office:value-type="float" office:value="22.758521935183" calcext:value-type="float">
            <text:p>22.758521935183</text:p>
          </table:table-cell>
          <table:table-cell table:formula="of:=[.V146]+5.4108361" office:value-type="float" office:value="15.0484393417683" calcext:value-type="float">
            <text:p>15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47]+5.4108361" office:value-type="float" office:value="22.758521935183" calcext:value-type="float">
            <text:p>22.758521935183</text:p>
          </table:table-cell>
          <table:table-cell table:formula="of:=[.V147]+5.4108361" office:value-type="float" office:value="18.9034806384757" calcext:value-type="float">
            <text:p>18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48]+5.4108361" office:value-type="float" office:value="26.6135632318903" calcext:value-type="float">
            <text:p>26.6135632318903</text:p>
          </table:table-cell>
          <table:table-cell table:formula="of:=[.V148]+5.4108361" office:value-type="float" office:value="15.0484393417683" calcext:value-type="float">
            <text:p>15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49]+5.4108361" office:value-type="float" office:value="26.6135632318903" calcext:value-type="float">
            <text:p>26.6135632318903</text:p>
          </table:table-cell>
          <table:table-cell table:formula="of:=[.V149]+5.4108361" office:value-type="float" office:value="18.9034806384757" calcext:value-type="float">
            <text:p>18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50]+5.4108361" office:value-type="float" office:value="22.758521935183" calcext:value-type="float">
            <text:p>22.758521935183</text:p>
          </table:table-cell>
          <table:table-cell table:formula="of:=[.V150]+5.4108361" office:value-type="float" office:value="22.758521935183" calcext:value-type="float">
            <text:p>22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51]+5.4108361" office:value-type="float" office:value="22.758521935183" calcext:value-type="float">
            <text:p>22.758521935183</text:p>
          </table:table-cell>
          <table:table-cell table:formula="of:=[.V151]+5.4108361" office:value-type="float" office:value="26.6135632318903" calcext:value-type="float">
            <text:p>26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52]+5.4108361" office:value-type="float" office:value="26.6135632318903" calcext:value-type="float">
            <text:p>26.6135632318903</text:p>
          </table:table-cell>
          <table:table-cell table:formula="of:=[.V152]+5.4108361" office:value-type="float" office:value="22.758521935183" calcext:value-type="float">
            <text:p>22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53]+5.4108361" office:value-type="float" office:value="26.6135632318903" calcext:value-type="float">
            <text:p>26.6135632318903</text:p>
          </table:table-cell>
          <table:table-cell table:formula="of:=[.V153]+5.4108361" office:value-type="float" office:value="26.6135632318903" calcext:value-type="float">
            <text:p>26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24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.9375" calcext:value-type="float">
            <text:p>0.9375</text:p>
          </table:table-cell>
          <table:table-cell table:number-columns-repeated="17"/>
          <table:table-cell office:value-type="string" calcext:value-type="string">
            <text:p>Coord, with smaller vacuum, for vacuum convergence</text:p>
          </table:table-cell>
          <table:table-cell table:number-columns-repeated="6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82]+7.4108361" office:value-type="float" office:value="9.33835674835367" calcext:value-type="float">
            <text:p>9.33835674835367</text:p>
          </table:table-cell>
          <table:table-cell table:formula="of:=[.V82]+7.4108361" office:value-type="float" office:value="9.33835674835367" calcext:value-type="float">
            <text:p>9.3383567483536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83]+7.4108361" office:value-type="float" office:value="9.33835674835367" calcext:value-type="float">
            <text:p>9.33835674835367</text:p>
          </table:table-cell>
          <table:table-cell table:formula="of:=[.V83]+7.4108361" office:value-type="float" office:value="13.193398045061" calcext:value-type="float">
            <text:p>13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84]+7.4108361" office:value-type="float" office:value="13.193398045061" calcext:value-type="float">
            <text:p>13.193398045061</text:p>
          </table:table-cell>
          <table:table-cell table:formula="of:=[.V84]+7.4108361" office:value-type="float" office:value="9.33835674835367" calcext:value-type="float">
            <text:p>9.3383567483536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85]+7.4108361" office:value-type="float" office:value="13.193398045061" calcext:value-type="float">
            <text:p>13.193398045061</text:p>
          </table:table-cell>
          <table:table-cell table:formula="of:=[.V85]+7.4108361" office:value-type="float" office:value="13.193398045061" calcext:value-type="float">
            <text:p>13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86]+7.4108361" office:value-type="float" office:value="9.33835674835367" calcext:value-type="float">
            <text:p>9.33835674835367</text:p>
          </table:table-cell>
          <table:table-cell table:formula="of:=[.V86]+7.4108361" office:value-type="float" office:value="17.0484393417683" calcext:value-type="float">
            <text:p>17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87]+7.4108361" office:value-type="float" office:value="9.33835674835367" calcext:value-type="float">
            <text:p>9.33835674835367</text:p>
          </table:table-cell>
          <table:table-cell table:formula="of:=[.V87]+7.4108361" office:value-type="float" office:value="20.9034806384757" calcext:value-type="float">
            <text:p>20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88]+7.4108361" office:value-type="float" office:value="13.193398045061" calcext:value-type="float">
            <text:p>13.193398045061</text:p>
          </table:table-cell>
          <table:table-cell table:formula="of:=[.V88]+7.4108361" office:value-type="float" office:value="17.0484393417683" calcext:value-type="float">
            <text:p>17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89]+7.4108361" office:value-type="float" office:value="13.193398045061" calcext:value-type="float">
            <text:p>13.193398045061</text:p>
          </table:table-cell>
          <table:table-cell table:formula="of:=[.V89]+7.4108361" office:value-type="float" office:value="20.9034806384757" calcext:value-type="float">
            <text:p>20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90]+7.4108361" office:value-type="float" office:value="9.33835674835367" calcext:value-type="float">
            <text:p>9.33835674835367</text:p>
          </table:table-cell>
          <table:table-cell table:formula="of:=[.V90]+7.4108361" office:value-type="float" office:value="24.758521935183" calcext:value-type="float">
            <text:p>24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91]+7.4108361" office:value-type="float" office:value="9.33835674835367" calcext:value-type="float">
            <text:p>9.33835674835367</text:p>
          </table:table-cell>
          <table:table-cell table:formula="of:=[.V91]+7.4108361" office:value-type="float" office:value="28.6135632318903" calcext:value-type="float">
            <text:p>28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625" calcext:value-type="float">
            <text:p>0.5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92]+7.4108361" office:value-type="float" office:value="13.193398045061" calcext:value-type="float">
            <text:p>13.193398045061</text:p>
          </table:table-cell>
          <table:table-cell table:formula="of:=[.V92]+7.4108361" office:value-type="float" office:value="24.758521935183" calcext:value-type="float">
            <text:p>24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93]+7.4108361" office:value-type="float" office:value="13.193398045061" calcext:value-type="float">
            <text:p>13.193398045061</text:p>
          </table:table-cell>
          <table:table-cell table:formula="of:=[.V93]+7.4108361" office:value-type="float" office:value="28.6135632318903" calcext:value-type="float">
            <text:p>28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94]+7.4108361" office:value-type="float" office:value="17.0484393417683" calcext:value-type="float">
            <text:p>17.0484393417683</text:p>
          </table:table-cell>
          <table:table-cell table:formula="of:=[.V94]+7.4108361" office:value-type="float" office:value="9.33835674835367" calcext:value-type="float">
            <text:p>9.3383567483536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95]+7.4108361" office:value-type="float" office:value="17.0484393417683" calcext:value-type="float">
            <text:p>17.0484393417683</text:p>
          </table:table-cell>
          <table:table-cell table:formula="of:=[.V95]+7.4108361" office:value-type="float" office:value="13.193398045061" calcext:value-type="float">
            <text:p>13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17"/>
          <table:table-cell table:formula="of:=[.U96]+7.4108361" office:value-type="float" office:value="20.9034806384757" calcext:value-type="float">
            <text:p>20.9034806384757</text:p>
          </table:table-cell>
          <table:table-cell table:formula="of:=[.V96]+7.4108361" office:value-type="float" office:value="9.33835674835367" calcext:value-type="float">
            <text:p>9.3383567483536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number-columns-repeated="2" office:value-type="float" office:value="0.9375" calcext:value-type="float">
            <text:p>0.9375</text:p>
          </table:table-cell>
          <table:table-cell table:number-columns-repeated="17"/>
          <table:table-cell table:formula="of:=[.U97]+7.4108361" office:value-type="float" office:value="20.9034806384757" calcext:value-type="float">
            <text:p>20.9034806384757</text:p>
          </table:table-cell>
          <table:table-cell table:formula="of:=[.V97]+7.4108361" office:value-type="float" office:value="13.193398045061" calcext:value-type="float">
            <text:p>13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98]+7.4108361" office:value-type="float" office:value="17.0484393417683" calcext:value-type="float">
            <text:p>17.0484393417683</text:p>
          </table:table-cell>
          <table:table-cell table:formula="of:=[.V98]+7.4108361" office:value-type="float" office:value="17.0484393417683" calcext:value-type="float">
            <text:p>17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99]+7.4108361" office:value-type="float" office:value="17.0484393417683" calcext:value-type="float">
            <text:p>17.0484393417683</text:p>
          </table:table-cell>
          <table:table-cell table:formula="of:=[.V99]+7.4108361" office:value-type="float" office:value="20.9034806384757" calcext:value-type="float">
            <text:p>20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00]+7.4108361" office:value-type="float" office:value="20.9034806384757" calcext:value-type="float">
            <text:p>20.9034806384757</text:p>
          </table:table-cell>
          <table:table-cell table:formula="of:=[.V100]+7.4108361" office:value-type="float" office:value="17.0484393417683" calcext:value-type="float">
            <text:p>17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01]+7.4108361" office:value-type="float" office:value="20.9034806384757" calcext:value-type="float">
            <text:p>20.9034806384757</text:p>
          </table:table-cell>
          <table:table-cell table:formula="of:=[.V101]+7.4108361" office:value-type="float" office:value="20.9034806384757" calcext:value-type="float">
            <text:p>20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02]+7.4108361" office:value-type="float" office:value="17.0484393417683" calcext:value-type="float">
            <text:p>17.0484393417683</text:p>
          </table:table-cell>
          <table:table-cell table:formula="of:=[.V102]+7.4108361" office:value-type="float" office:value="24.758521935183" calcext:value-type="float">
            <text:p>24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03]+7.4108361" office:value-type="float" office:value="17.0484393417683" calcext:value-type="float">
            <text:p>17.0484393417683</text:p>
          </table:table-cell>
          <table:table-cell table:formula="of:=[.V103]+7.4108361" office:value-type="float" office:value="28.6135632318903" calcext:value-type="float">
            <text:p>28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04]+7.4108361" office:value-type="float" office:value="20.9034806384757" calcext:value-type="float">
            <text:p>20.9034806384757</text:p>
          </table:table-cell>
          <table:table-cell table:formula="of:=[.V104]+7.4108361" office:value-type="float" office:value="24.758521935183" calcext:value-type="float">
            <text:p>24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05]+7.4108361" office:value-type="float" office:value="20.9034806384757" calcext:value-type="float">
            <text:p>20.9034806384757</text:p>
          </table:table-cell>
          <table:table-cell table:formula="of:=[.V105]+7.4108361" office:value-type="float" office:value="28.6135632318903" calcext:value-type="float">
            <text:p>28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06]+7.4108361" office:value-type="float" office:value="24.758521935183" calcext:value-type="float">
            <text:p>24.758521935183</text:p>
          </table:table-cell>
          <table:table-cell table:formula="of:=[.V106]+7.4108361" office:value-type="float" office:value="9.33835674835367" calcext:value-type="float">
            <text:p>9.3383567483536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07]+7.4108361" office:value-type="float" office:value="24.758521935183" calcext:value-type="float">
            <text:p>24.758521935183</text:p>
          </table:table-cell>
          <table:table-cell table:formula="of:=[.V107]+7.4108361" office:value-type="float" office:value="13.193398045061" calcext:value-type="float">
            <text:p>13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08]+7.4108361" office:value-type="float" office:value="28.6135632318903" calcext:value-type="float">
            <text:p>28.6135632318903</text:p>
          </table:table-cell>
          <table:table-cell table:formula="of:=[.V108]+7.4108361" office:value-type="float" office:value="9.33835674835367" calcext:value-type="float">
            <text:p>9.3383567483536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09]+7.4108361" office:value-type="float" office:value="28.6135632318903" calcext:value-type="float">
            <text:p>28.6135632318903</text:p>
          </table:table-cell>
          <table:table-cell table:formula="of:=[.V109]+7.4108361" office:value-type="float" office:value="13.193398045061" calcext:value-type="float">
            <text:p>13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10]+7.4108361" office:value-type="float" office:value="24.758521935183" calcext:value-type="float">
            <text:p>24.758521935183</text:p>
          </table:table-cell>
          <table:table-cell table:formula="of:=[.V110]+7.4108361" office:value-type="float" office:value="17.0484393417683" calcext:value-type="float">
            <text:p>17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11]+7.4108361" office:value-type="float" office:value="24.758521935183" calcext:value-type="float">
            <text:p>24.758521935183</text:p>
          </table:table-cell>
          <table:table-cell table:formula="of:=[.V111]+7.4108361" office:value-type="float" office:value="20.9034806384757" calcext:value-type="float">
            <text:p>20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8125" calcext:value-type="float">
            <text:p>0.8125</text:p>
          </table:table-cell>
          <table:table-cell table:number-columns-repeated="17"/>
          <table:table-cell table:formula="of:=[.U112]+7.4108361" office:value-type="float" office:value="28.6135632318903" calcext:value-type="float">
            <text:p>28.6135632318903</text:p>
          </table:table-cell>
          <table:table-cell table:formula="of:=[.V112]+7.4108361" office:value-type="float" office:value="17.0484393417683" calcext:value-type="float">
            <text:p>17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number-columns-repeated="2" office:value-type="float" office:value="0.9375" calcext:value-type="float">
            <text:p>0.9375</text:p>
          </table:table-cell>
          <table:table-cell table:number-columns-repeated="17"/>
          <table:table-cell table:formula="of:=[.U113]+7.4108361" office:value-type="float" office:value="28.6135632318903" calcext:value-type="float">
            <text:p>28.6135632318903</text:p>
          </table:table-cell>
          <table:table-cell table:formula="of:=[.V113]+7.4108361" office:value-type="float" office:value="20.9034806384757" calcext:value-type="float">
            <text:p>20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9375" calcext:value-type="float">
            <text:p>0.9375</text:p>
          </table:table-cell>
          <table:table-cell table:number-columns-repeated="17"/>
          <table:table-cell table:formula="of:=[.U114]+7.4108361" office:value-type="float" office:value="24.758521935183" calcext:value-type="float">
            <text:p>24.758521935183</text:p>
          </table:table-cell>
          <table:table-cell table:formula="of:=[.V114]+7.4108361" office:value-type="float" office:value="24.758521935183" calcext:value-type="float">
            <text:p>24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9375" calcext:value-type="float">
            <text:p>0.9375</text:p>
          </table:table-cell>
          <table:table-cell office:value-type="float" office:value="0.8125" calcext:value-type="float">
            <text:p>0.8125</text:p>
          </table:table-cell>
          <table:table-cell table:number-columns-repeated="17"/>
          <table:table-cell table:formula="of:=[.U115]+7.4108361" office:value-type="float" office:value="24.758521935183" calcext:value-type="float">
            <text:p>24.758521935183</text:p>
          </table:table-cell>
          <table:table-cell table:formula="of:=[.V115]+7.4108361" office:value-type="float" office:value="28.6135632318903" calcext:value-type="float">
            <text:p>28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number-columns-repeated="20"/>
          <table:table-cell table:formula="of:=[.U116]+7.4108361" office:value-type="float" office:value="28.6135632318903" calcext:value-type="float">
            <text:p>28.6135632318903</text:p>
          </table:table-cell>
          <table:table-cell table:formula="of:=[.V116]+7.4108361" office:value-type="float" office:value="24.758521935183" calcext:value-type="float">
            <text:p>24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rd, without vacuum</text:p>
          </table:table-cell>
          <table:table-cell table:number-columns-repeated="19"/>
          <table:table-cell table:formula="of:=[.U117]+7.4108361" office:value-type="float" office:value="28.6135632318903" calcext:value-type="float">
            <text:p>28.6135632318903</text:p>
          </table:table-cell>
          <table:table-cell table:formula="of:=[.V117]+7.4108361" office:value-type="float" office:value="28.6135632318903" calcext:value-type="float">
            <text:p>28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8]*30.8403304" office:value-type="float" office:value="1.92752065" calcext:value-type="float">
            <text:p>1.92752065</text:p>
          </table:table-cell>
          <table:table-cell table:formula="of:=[.B8]*30.8403304" office:value-type="float" office:value="1.92752065" calcext:value-type="float">
            <text:p>1.92752065</text:p>
          </table:table-cell>
          <table:table-cell table:formula="of:=[.C8]*30.8403304" office:value-type="float" office:value="1.92752065" calcext:value-type="float">
            <text:p>1.92752065</text:p>
          </table:table-cell>
          <table:table-cell table:number-columns-repeated="2"/>
          <table:table-cell table:formula="of:=265+256" office:value-type="float" office:value="521" calcext:value-type="float">
            <text:p>521</text:p>
          </table:table-cell>
          <table:table-cell table:number-columns-repeated="14"/>
          <table:table-cell table:formula="of:=[.U118]+7.4108361" office:value-type="float" office:value="9.33835674835367" calcext:value-type="float">
            <text:p>9.33835674835367</text:p>
          </table:table-cell>
          <table:table-cell table:formula="of:=[.V118]+7.4108361" office:value-type="float" office:value="9.33835674835367" calcext:value-type="float">
            <text:p>9.3383567483536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9]*30.8403304" office:value-type="float" office:value="1.92752065" calcext:value-type="float">
            <text:p>1.92752065</text:p>
          </table:table-cell>
          <table:table-cell table:formula="of:=[.B9]*30.8403304" office:value-type="float" office:value="5.78256195" calcext:value-type="float">
            <text:p>5.78256195</text:p>
          </table:table-cell>
          <table:table-cell table:formula="of:=[.C9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19]+7.4108361" office:value-type="float" office:value="9.33835674835367" calcext:value-type="float">
            <text:p>9.33835674835367</text:p>
          </table:table-cell>
          <table:table-cell table:formula="of:=[.V119]+7.4108361" office:value-type="float" office:value="13.193398045061" calcext:value-type="float">
            <text:p>13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0]*30.8403304" office:value-type="float" office:value="5.78256195" calcext:value-type="float">
            <text:p>5.78256195</text:p>
          </table:table-cell>
          <table:table-cell table:formula="of:=[.B10]*30.8403304" office:value-type="float" office:value="1.92752065" calcext:value-type="float">
            <text:p>1.92752065</text:p>
          </table:table-cell>
          <table:table-cell table:formula="of:=[.C10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20]+7.4108361" office:value-type="float" office:value="13.193398045061" calcext:value-type="float">
            <text:p>13.193398045061</text:p>
          </table:table-cell>
          <table:table-cell table:formula="of:=[.V120]+7.4108361" office:value-type="float" office:value="9.33835674835367" calcext:value-type="float">
            <text:p>9.3383567483536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1]*30.8403304" office:value-type="float" office:value="5.78256195" calcext:value-type="float">
            <text:p>5.78256195</text:p>
          </table:table-cell>
          <table:table-cell table:formula="of:=[.B11]*30.8403304" office:value-type="float" office:value="5.78256195" calcext:value-type="float">
            <text:p>5.78256195</text:p>
          </table:table-cell>
          <table:table-cell table:formula="of:=[.C11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21]+7.4108361" office:value-type="float" office:value="13.193398045061" calcext:value-type="float">
            <text:p>13.193398045061</text:p>
          </table:table-cell>
          <table:table-cell table:formula="of:=[.V121]+7.4108361" office:value-type="float" office:value="13.193398045061" calcext:value-type="float">
            <text:p>13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2]*30.8403304" office:value-type="float" office:value="1.92752065" calcext:value-type="float">
            <text:p>1.92752065</text:p>
          </table:table-cell>
          <table:table-cell table:formula="of:=[.B12]*30.8403304" office:value-type="float" office:value="9.63760325" calcext:value-type="float">
            <text:p>9.63760325</text:p>
          </table:table-cell>
          <table:table-cell table:formula="of:=[.C12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22]+7.4108361" office:value-type="float" office:value="9.33835674835367" calcext:value-type="float">
            <text:p>9.33835674835367</text:p>
          </table:table-cell>
          <table:table-cell table:formula="of:=[.V122]+7.4108361" office:value-type="float" office:value="17.0484393417683" calcext:value-type="float">
            <text:p>17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3]*30.8403304" office:value-type="float" office:value="1.92752065" calcext:value-type="float">
            <text:p>1.92752065</text:p>
          </table:table-cell>
          <table:table-cell table:formula="of:=[.B13]*30.8403304" office:value-type="float" office:value="13.49264455" calcext:value-type="float">
            <text:p>13.49264455</text:p>
          </table:table-cell>
          <table:table-cell table:formula="of:=[.C13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23]+7.4108361" office:value-type="float" office:value="9.33835674835367" calcext:value-type="float">
            <text:p>9.33835674835367</text:p>
          </table:table-cell>
          <table:table-cell table:formula="of:=[.V123]+7.4108361" office:value-type="float" office:value="20.9034806384757" calcext:value-type="float">
            <text:p>20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4]*30.8403304" office:value-type="float" office:value="5.78256195" calcext:value-type="float">
            <text:p>5.78256195</text:p>
          </table:table-cell>
          <table:table-cell table:formula="of:=[.B14]*30.8403304" office:value-type="float" office:value="9.63760325" calcext:value-type="float">
            <text:p>9.63760325</text:p>
          </table:table-cell>
          <table:table-cell table:formula="of:=[.C14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24]+7.4108361" office:value-type="float" office:value="13.193398045061" calcext:value-type="float">
            <text:p>13.193398045061</text:p>
          </table:table-cell>
          <table:table-cell table:formula="of:=[.V124]+7.4108361" office:value-type="float" office:value="17.0484393417683" calcext:value-type="float">
            <text:p>17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5]*30.8403304" office:value-type="float" office:value="5.78256195" calcext:value-type="float">
            <text:p>5.78256195</text:p>
          </table:table-cell>
          <table:table-cell table:formula="of:=[.B15]*30.8403304" office:value-type="float" office:value="13.49264455" calcext:value-type="float">
            <text:p>13.49264455</text:p>
          </table:table-cell>
          <table:table-cell table:formula="of:=[.C15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25]+7.4108361" office:value-type="float" office:value="13.193398045061" calcext:value-type="float">
            <text:p>13.193398045061</text:p>
          </table:table-cell>
          <table:table-cell table:formula="of:=[.V125]+7.4108361" office:value-type="float" office:value="20.9034806384757" calcext:value-type="float">
            <text:p>20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6]*30.8403304" office:value-type="float" office:value="1.92752065" calcext:value-type="float">
            <text:p>1.92752065</text:p>
          </table:table-cell>
          <table:table-cell table:formula="of:=[.B16]*30.8403304" office:value-type="float" office:value="17.34768585" calcext:value-type="float">
            <text:p>17.34768585</text:p>
          </table:table-cell>
          <table:table-cell table:formula="of:=[.C16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26]+7.4108361" office:value-type="float" office:value="9.33835674835367" calcext:value-type="float">
            <text:p>9.33835674835367</text:p>
          </table:table-cell>
          <table:table-cell table:formula="of:=[.V126]+7.4108361" office:value-type="float" office:value="24.758521935183" calcext:value-type="float">
            <text:p>24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7]*30.8403304" office:value-type="float" office:value="1.92752065" calcext:value-type="float">
            <text:p>1.92752065</text:p>
          </table:table-cell>
          <table:table-cell table:formula="of:=[.B17]*30.8403304" office:value-type="float" office:value="21.20272715" calcext:value-type="float">
            <text:p>21.20272715</text:p>
          </table:table-cell>
          <table:table-cell table:formula="of:=[.C17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27]+7.4108361" office:value-type="float" office:value="9.33835674835367" calcext:value-type="float">
            <text:p>9.33835674835367</text:p>
          </table:table-cell>
          <table:table-cell table:formula="of:=[.V127]+7.4108361" office:value-type="float" office:value="28.6135632318903" calcext:value-type="float">
            <text:p>28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8]*30.8403304" office:value-type="float" office:value="5.78256195" calcext:value-type="float">
            <text:p>5.78256195</text:p>
          </table:table-cell>
          <table:table-cell table:formula="of:=[.B18]*30.8403304" office:value-type="float" office:value="17.34768585" calcext:value-type="float">
            <text:p>17.34768585</text:p>
          </table:table-cell>
          <table:table-cell table:formula="of:=[.C18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28]+7.4108361" office:value-type="float" office:value="13.193398045061" calcext:value-type="float">
            <text:p>13.193398045061</text:p>
          </table:table-cell>
          <table:table-cell table:formula="of:=[.V128]+7.4108361" office:value-type="float" office:value="24.758521935183" calcext:value-type="float">
            <text:p>24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9]*30.8403304" office:value-type="float" office:value="5.78256195" calcext:value-type="float">
            <text:p>5.78256195</text:p>
          </table:table-cell>
          <table:table-cell table:formula="of:=[.B19]*30.8403304" office:value-type="float" office:value="21.20272715" calcext:value-type="float">
            <text:p>21.20272715</text:p>
          </table:table-cell>
          <table:table-cell table:formula="of:=[.C19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29]+7.4108361" office:value-type="float" office:value="13.193398045061" calcext:value-type="float">
            <text:p>13.193398045061</text:p>
          </table:table-cell>
          <table:table-cell table:formula="of:=[.V129]+7.4108361" office:value-type="float" office:value="28.6135632318903" calcext:value-type="float">
            <text:p>28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20]*30.8403304" office:value-type="float" office:value="1.92752065" calcext:value-type="float">
            <text:p>1.92752065</text:p>
          </table:table-cell>
          <table:table-cell table:formula="of:=[.B20]*30.8403304" office:value-type="float" office:value="25.05776845" calcext:value-type="float">
            <text:p>25.05776845</text:p>
          </table:table-cell>
          <table:table-cell table:formula="of:=[.C20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30]+7.4108361" office:value-type="float" office:value="17.0484393417683" calcext:value-type="float">
            <text:p>17.0484393417683</text:p>
          </table:table-cell>
          <table:table-cell table:formula="of:=[.V130]+7.4108361" office:value-type="float" office:value="9.33835674835367" calcext:value-type="float">
            <text:p>9.3383567483536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21]*30.8403304" office:value-type="float" office:value="1.92752065" calcext:value-type="float">
            <text:p>1.92752065</text:p>
          </table:table-cell>
          <table:table-cell table:formula="of:=[.B21]*30.8403304" office:value-type="float" office:value="28.91280975" calcext:value-type="float">
            <text:p>28.91280975</text:p>
          </table:table-cell>
          <table:table-cell table:formula="of:=[.C21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31]+7.4108361" office:value-type="float" office:value="17.0484393417683" calcext:value-type="float">
            <text:p>17.0484393417683</text:p>
          </table:table-cell>
          <table:table-cell table:formula="of:=[.V131]+7.4108361" office:value-type="float" office:value="13.193398045061" calcext:value-type="float">
            <text:p>13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22]*30.8403304" office:value-type="float" office:value="5.78256195" calcext:value-type="float">
            <text:p>5.78256195</text:p>
          </table:table-cell>
          <table:table-cell table:formula="of:=[.B22]*30.8403304" office:value-type="float" office:value="25.05776845" calcext:value-type="float">
            <text:p>25.05776845</text:p>
          </table:table-cell>
          <table:table-cell table:formula="of:=[.C22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32]+7.4108361" office:value-type="float" office:value="20.9034806384757" calcext:value-type="float">
            <text:p>20.9034806384757</text:p>
          </table:table-cell>
          <table:table-cell table:formula="of:=[.V132]+7.4108361" office:value-type="float" office:value="9.33835674835367" calcext:value-type="float">
            <text:p>9.3383567483536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23]*30.8403304" office:value-type="float" office:value="5.78256195" calcext:value-type="float">
            <text:p>5.78256195</text:p>
          </table:table-cell>
          <table:table-cell table:formula="of:=[.B23]*30.8403304" office:value-type="float" office:value="28.91280975" calcext:value-type="float">
            <text:p>28.91280975</text:p>
          </table:table-cell>
          <table:table-cell table:formula="of:=[.C23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33]+7.4108361" office:value-type="float" office:value="20.9034806384757" calcext:value-type="float">
            <text:p>20.9034806384757</text:p>
          </table:table-cell>
          <table:table-cell table:formula="of:=[.V133]+7.4108361" office:value-type="float" office:value="13.193398045061" calcext:value-type="float">
            <text:p>13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24]*30.8403304" office:value-type="float" office:value="9.63760325" calcext:value-type="float">
            <text:p>9.63760325</text:p>
          </table:table-cell>
          <table:table-cell table:formula="of:=[.B24]*30.8403304" office:value-type="float" office:value="1.92752065" calcext:value-type="float">
            <text:p>1.92752065</text:p>
          </table:table-cell>
          <table:table-cell table:formula="of:=[.C24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34]+7.4108361" office:value-type="float" office:value="17.0484393417683" calcext:value-type="float">
            <text:p>17.0484393417683</text:p>
          </table:table-cell>
          <table:table-cell table:formula="of:=[.V134]+7.4108361" office:value-type="float" office:value="17.0484393417683" calcext:value-type="float">
            <text:p>17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25]*30.8403304" office:value-type="float" office:value="9.63760325" calcext:value-type="float">
            <text:p>9.63760325</text:p>
          </table:table-cell>
          <table:table-cell table:formula="of:=[.B25]*30.8403304" office:value-type="float" office:value="5.78256195" calcext:value-type="float">
            <text:p>5.78256195</text:p>
          </table:table-cell>
          <table:table-cell table:formula="of:=[.C25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35]+7.4108361" office:value-type="float" office:value="17.0484393417683" calcext:value-type="float">
            <text:p>17.0484393417683</text:p>
          </table:table-cell>
          <table:table-cell table:formula="of:=[.V135]+7.4108361" office:value-type="float" office:value="20.9034806384757" calcext:value-type="float">
            <text:p>20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26]*30.8403304" office:value-type="float" office:value="13.49264455" calcext:value-type="float">
            <text:p>13.49264455</text:p>
          </table:table-cell>
          <table:table-cell table:formula="of:=[.B26]*30.8403304" office:value-type="float" office:value="1.92752065" calcext:value-type="float">
            <text:p>1.92752065</text:p>
          </table:table-cell>
          <table:table-cell table:formula="of:=[.C26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36]+7.4108361" office:value-type="float" office:value="20.9034806384757" calcext:value-type="float">
            <text:p>20.9034806384757</text:p>
          </table:table-cell>
          <table:table-cell table:formula="of:=[.V136]+7.4108361" office:value-type="float" office:value="17.0484393417683" calcext:value-type="float">
            <text:p>17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27]*30.8403304" office:value-type="float" office:value="13.49264455" calcext:value-type="float">
            <text:p>13.49264455</text:p>
          </table:table-cell>
          <table:table-cell table:formula="of:=[.B27]*30.8403304" office:value-type="float" office:value="5.78256195" calcext:value-type="float">
            <text:p>5.78256195</text:p>
          </table:table-cell>
          <table:table-cell table:formula="of:=[.C27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37]+7.4108361" office:value-type="float" office:value="20.9034806384757" calcext:value-type="float">
            <text:p>20.9034806384757</text:p>
          </table:table-cell>
          <table:table-cell table:formula="of:=[.V137]+7.4108361" office:value-type="float" office:value="20.9034806384757" calcext:value-type="float">
            <text:p>20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28]*30.8403304" office:value-type="float" office:value="9.63760325" calcext:value-type="float">
            <text:p>9.63760325</text:p>
          </table:table-cell>
          <table:table-cell table:formula="of:=[.B28]*30.8403304" office:value-type="float" office:value="9.63760325" calcext:value-type="float">
            <text:p>9.63760325</text:p>
          </table:table-cell>
          <table:table-cell table:formula="of:=[.C28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38]+7.4108361" office:value-type="float" office:value="17.0484393417683" calcext:value-type="float">
            <text:p>17.0484393417683</text:p>
          </table:table-cell>
          <table:table-cell table:formula="of:=[.V138]+7.4108361" office:value-type="float" office:value="24.758521935183" calcext:value-type="float">
            <text:p>24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29]*30.8403304" office:value-type="float" office:value="9.63760325" calcext:value-type="float">
            <text:p>9.63760325</text:p>
          </table:table-cell>
          <table:table-cell table:formula="of:=[.B29]*30.8403304" office:value-type="float" office:value="13.49264455" calcext:value-type="float">
            <text:p>13.49264455</text:p>
          </table:table-cell>
          <table:table-cell table:formula="of:=[.C29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39]+7.4108361" office:value-type="float" office:value="17.0484393417683" calcext:value-type="float">
            <text:p>17.0484393417683</text:p>
          </table:table-cell>
          <table:table-cell table:formula="of:=[.V139]+7.4108361" office:value-type="float" office:value="28.6135632318903" calcext:value-type="float">
            <text:p>28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30]*30.8403304" office:value-type="float" office:value="13.49264455" calcext:value-type="float">
            <text:p>13.49264455</text:p>
          </table:table-cell>
          <table:table-cell table:formula="of:=[.B30]*30.8403304" office:value-type="float" office:value="9.63760325" calcext:value-type="float">
            <text:p>9.63760325</text:p>
          </table:table-cell>
          <table:table-cell table:formula="of:=[.C30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40]+7.4108361" office:value-type="float" office:value="20.9034806384757" calcext:value-type="float">
            <text:p>20.9034806384757</text:p>
          </table:table-cell>
          <table:table-cell table:formula="of:=[.V140]+7.4108361" office:value-type="float" office:value="24.758521935183" calcext:value-type="float">
            <text:p>24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31]*30.8403304" office:value-type="float" office:value="13.49264455" calcext:value-type="float">
            <text:p>13.49264455</text:p>
          </table:table-cell>
          <table:table-cell table:formula="of:=[.B31]*30.8403304" office:value-type="float" office:value="13.49264455" calcext:value-type="float">
            <text:p>13.49264455</text:p>
          </table:table-cell>
          <table:table-cell table:formula="of:=[.C31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41]+7.4108361" office:value-type="float" office:value="20.9034806384757" calcext:value-type="float">
            <text:p>20.9034806384757</text:p>
          </table:table-cell>
          <table:table-cell table:formula="of:=[.V141]+7.4108361" office:value-type="float" office:value="28.6135632318903" calcext:value-type="float">
            <text:p>28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32]*30.8403304" office:value-type="float" office:value="9.63760325" calcext:value-type="float">
            <text:p>9.63760325</text:p>
          </table:table-cell>
          <table:table-cell table:formula="of:=[.B32]*30.8403304" office:value-type="float" office:value="17.34768585" calcext:value-type="float">
            <text:p>17.34768585</text:p>
          </table:table-cell>
          <table:table-cell table:formula="of:=[.C32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42]+7.4108361" office:value-type="float" office:value="24.758521935183" calcext:value-type="float">
            <text:p>24.758521935183</text:p>
          </table:table-cell>
          <table:table-cell table:formula="of:=[.V142]+7.4108361" office:value-type="float" office:value="9.33835674835367" calcext:value-type="float">
            <text:p>9.3383567483536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33]*30.8403304" office:value-type="float" office:value="9.63760325" calcext:value-type="float">
            <text:p>9.63760325</text:p>
          </table:table-cell>
          <table:table-cell table:formula="of:=[.B33]*30.8403304" office:value-type="float" office:value="21.20272715" calcext:value-type="float">
            <text:p>21.20272715</text:p>
          </table:table-cell>
          <table:table-cell table:formula="of:=[.C33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43]+7.4108361" office:value-type="float" office:value="24.758521935183" calcext:value-type="float">
            <text:p>24.758521935183</text:p>
          </table:table-cell>
          <table:table-cell table:formula="of:=[.V143]+7.4108361" office:value-type="float" office:value="13.193398045061" calcext:value-type="float">
            <text:p>13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34]*30.8403304" office:value-type="float" office:value="13.49264455" calcext:value-type="float">
            <text:p>13.49264455</text:p>
          </table:table-cell>
          <table:table-cell table:formula="of:=[.B34]*30.8403304" office:value-type="float" office:value="17.34768585" calcext:value-type="float">
            <text:p>17.34768585</text:p>
          </table:table-cell>
          <table:table-cell table:formula="of:=[.C34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44]+7.4108361" office:value-type="float" office:value="28.6135632318903" calcext:value-type="float">
            <text:p>28.6135632318903</text:p>
          </table:table-cell>
          <table:table-cell table:formula="of:=[.V144]+7.4108361" office:value-type="float" office:value="9.33835674835367" calcext:value-type="float">
            <text:p>9.3383567483536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35]*30.8403304" office:value-type="float" office:value="13.49264455" calcext:value-type="float">
            <text:p>13.49264455</text:p>
          </table:table-cell>
          <table:table-cell table:formula="of:=[.B35]*30.8403304" office:value-type="float" office:value="21.20272715" calcext:value-type="float">
            <text:p>21.20272715</text:p>
          </table:table-cell>
          <table:table-cell table:formula="of:=[.C35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45]+7.4108361" office:value-type="float" office:value="28.6135632318903" calcext:value-type="float">
            <text:p>28.6135632318903</text:p>
          </table:table-cell>
          <table:table-cell table:formula="of:=[.V145]+7.4108361" office:value-type="float" office:value="13.193398045061" calcext:value-type="float">
            <text:p>13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36]*30.8403304" office:value-type="float" office:value="9.63760325" calcext:value-type="float">
            <text:p>9.63760325</text:p>
          </table:table-cell>
          <table:table-cell table:formula="of:=[.B36]*30.8403304" office:value-type="float" office:value="25.05776845" calcext:value-type="float">
            <text:p>25.05776845</text:p>
          </table:table-cell>
          <table:table-cell table:formula="of:=[.C36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46]+7.4108361" office:value-type="float" office:value="24.758521935183" calcext:value-type="float">
            <text:p>24.758521935183</text:p>
          </table:table-cell>
          <table:table-cell table:formula="of:=[.V146]+7.4108361" office:value-type="float" office:value="17.0484393417683" calcext:value-type="float">
            <text:p>17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37]*30.8403304" office:value-type="float" office:value="9.63760325" calcext:value-type="float">
            <text:p>9.63760325</text:p>
          </table:table-cell>
          <table:table-cell table:formula="of:=[.B37]*30.8403304" office:value-type="float" office:value="28.91280975" calcext:value-type="float">
            <text:p>28.91280975</text:p>
          </table:table-cell>
          <table:table-cell table:formula="of:=[.C37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47]+7.4108361" office:value-type="float" office:value="24.758521935183" calcext:value-type="float">
            <text:p>24.758521935183</text:p>
          </table:table-cell>
          <table:table-cell table:formula="of:=[.V147]+7.4108361" office:value-type="float" office:value="20.9034806384757" calcext:value-type="float">
            <text:p>20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38]*30.8403304" office:value-type="float" office:value="13.49264455" calcext:value-type="float">
            <text:p>13.49264455</text:p>
          </table:table-cell>
          <table:table-cell table:formula="of:=[.B38]*30.8403304" office:value-type="float" office:value="25.05776845" calcext:value-type="float">
            <text:p>25.05776845</text:p>
          </table:table-cell>
          <table:table-cell table:formula="of:=[.C38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48]+7.4108361" office:value-type="float" office:value="28.6135632318903" calcext:value-type="float">
            <text:p>28.6135632318903</text:p>
          </table:table-cell>
          <table:table-cell table:formula="of:=[.V148]+7.4108361" office:value-type="float" office:value="17.0484393417683" calcext:value-type="float">
            <text:p>17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39]*30.8403304" office:value-type="float" office:value="13.49264455" calcext:value-type="float">
            <text:p>13.49264455</text:p>
          </table:table-cell>
          <table:table-cell table:formula="of:=[.B39]*30.8403304" office:value-type="float" office:value="28.91280975" calcext:value-type="float">
            <text:p>28.91280975</text:p>
          </table:table-cell>
          <table:table-cell table:formula="of:=[.C39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49]+7.4108361" office:value-type="float" office:value="28.6135632318903" calcext:value-type="float">
            <text:p>28.6135632318903</text:p>
          </table:table-cell>
          <table:table-cell table:formula="of:=[.V149]+7.4108361" office:value-type="float" office:value="20.9034806384757" calcext:value-type="float">
            <text:p>20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40]*30.8403304" office:value-type="float" office:value="17.34768585" calcext:value-type="float">
            <text:p>17.34768585</text:p>
          </table:table-cell>
          <table:table-cell table:formula="of:=[.B40]*30.8403304" office:value-type="float" office:value="1.92752065" calcext:value-type="float">
            <text:p>1.92752065</text:p>
          </table:table-cell>
          <table:table-cell table:formula="of:=[.C40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50]+7.4108361" office:value-type="float" office:value="24.758521935183" calcext:value-type="float">
            <text:p>24.758521935183</text:p>
          </table:table-cell>
          <table:table-cell table:formula="of:=[.V150]+7.4108361" office:value-type="float" office:value="24.758521935183" calcext:value-type="float">
            <text:p>24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41]*30.8403304" office:value-type="float" office:value="17.34768585" calcext:value-type="float">
            <text:p>17.34768585</text:p>
          </table:table-cell>
          <table:table-cell table:formula="of:=[.B41]*30.8403304" office:value-type="float" office:value="5.78256195" calcext:value-type="float">
            <text:p>5.78256195</text:p>
          </table:table-cell>
          <table:table-cell table:formula="of:=[.C41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51]+7.4108361" office:value-type="float" office:value="24.758521935183" calcext:value-type="float">
            <text:p>24.758521935183</text:p>
          </table:table-cell>
          <table:table-cell table:formula="of:=[.V151]+7.4108361" office:value-type="float" office:value="28.6135632318903" calcext:value-type="float">
            <text:p>28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42]*30.8403304" office:value-type="float" office:value="21.20272715" calcext:value-type="float">
            <text:p>21.20272715</text:p>
          </table:table-cell>
          <table:table-cell table:formula="of:=[.B42]*30.8403304" office:value-type="float" office:value="1.92752065" calcext:value-type="float">
            <text:p>1.92752065</text:p>
          </table:table-cell>
          <table:table-cell table:formula="of:=[.C42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52]+7.4108361" office:value-type="float" office:value="28.6135632318903" calcext:value-type="float">
            <text:p>28.6135632318903</text:p>
          </table:table-cell>
          <table:table-cell table:formula="of:=[.V152]+7.4108361" office:value-type="float" office:value="24.758521935183" calcext:value-type="float">
            <text:p>24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43]*30.8403304" office:value-type="float" office:value="21.20272715" calcext:value-type="float">
            <text:p>21.20272715</text:p>
          </table:table-cell>
          <table:table-cell table:formula="of:=[.B43]*30.8403304" office:value-type="float" office:value="5.78256195" calcext:value-type="float">
            <text:p>5.78256195</text:p>
          </table:table-cell>
          <table:table-cell table:formula="of:=[.C43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53]+7.4108361" office:value-type="float" office:value="28.6135632318903" calcext:value-type="float">
            <text:p>28.6135632318903</text:p>
          </table:table-cell>
          <table:table-cell table:formula="of:=[.V153]+7.4108361" office:value-type="float" office:value="28.6135632318903" calcext:value-type="float">
            <text:p>28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44]*30.8403304" office:value-type="float" office:value="17.34768585" calcext:value-type="float">
            <text:p>17.34768585</text:p>
          </table:table-cell>
          <table:table-cell table:formula="of:=[.B44]*30.8403304" office:value-type="float" office:value="9.63760325" calcext:value-type="float">
            <text:p>9.63760325</text:p>
          </table:table-cell>
          <table:table-cell table:formula="of:=[.C44]*30.8403304"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45]*30.8403304" office:value-type="float" office:value="17.34768585" calcext:value-type="float">
            <text:p>17.34768585</text:p>
          </table:table-cell>
          <table:table-cell table:formula="of:=[.B45]*30.8403304" office:value-type="float" office:value="13.49264455" calcext:value-type="float">
            <text:p>13.49264455</text:p>
          </table:table-cell>
          <table:table-cell table:formula="of:=[.C45]*30.8403304" office:value-type="float" office:value="5.78256195" calcext:value-type="float">
            <text:p>5.78256195</text:p>
          </table:table-cell>
          <table:table-cell table:number-columns-repeated="17"/>
          <table:table-cell office:value-type="string" calcext:value-type="string">
            <text:p>Coord, with vacuum</text:p>
          </table:table-cell>
          <table:table-cell table:number-columns-repeated="6"/>
        </table:table-row>
        <table:table-row table:style-name="ro1">
          <table:table-cell table:formula="of:=[.A46]*30.8403304" office:value-type="float" office:value="21.20272715" calcext:value-type="float">
            <text:p>21.20272715</text:p>
          </table:table-cell>
          <table:table-cell table:formula="of:=[.B46]*30.8403304" office:value-type="float" office:value="9.63760325" calcext:value-type="float">
            <text:p>9.63760325</text:p>
          </table:table-cell>
          <table:table-cell table:formula="of:=[.C46]*30.8403304" office:value-type="float" office:value="5.78256195" calcext:value-type="float">
            <text:p>5.78256195</text:p>
          </table:table-cell>
          <table:table-cell table:number-columns-repeated="17"/>
          <table:table-cell table:formula="of:=[.U82]+9.4108361" office:value-type="float" office:value="11.3383567483537" calcext:value-type="float">
            <text:p>11.3383567483537</text:p>
          </table:table-cell>
          <table:table-cell table:formula="of:=[.V82]+9.4108361" office:value-type="float" office:value="11.3383567483537" calcext:value-type="float">
            <text:p>11.338356748353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47]*30.8403304" office:value-type="float" office:value="21.20272715" calcext:value-type="float">
            <text:p>21.20272715</text:p>
          </table:table-cell>
          <table:table-cell table:formula="of:=[.B47]*30.8403304" office:value-type="float" office:value="13.49264455" calcext:value-type="float">
            <text:p>13.49264455</text:p>
          </table:table-cell>
          <table:table-cell table:formula="of:=[.C47]*30.8403304" office:value-type="float" office:value="1.92752065" calcext:value-type="float">
            <text:p>1.92752065</text:p>
          </table:table-cell>
          <table:table-cell table:number-columns-repeated="17"/>
          <table:table-cell table:formula="of:=[.U83]+9.4108361" office:value-type="float" office:value="11.3383567483537" calcext:value-type="float">
            <text:p>11.3383567483537</text:p>
          </table:table-cell>
          <table:table-cell table:formula="of:=[.V83]+9.4108361" office:value-type="float" office:value="15.193398045061" calcext:value-type="float">
            <text:p>15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48]*30.8403304" office:value-type="float" office:value="17.34768585" calcext:value-type="float">
            <text:p>17.34768585</text:p>
          </table:table-cell>
          <table:table-cell table:formula="of:=[.B48]*30.8403304" office:value-type="float" office:value="17.34768585" calcext:value-type="float">
            <text:p>17.34768585</text:p>
          </table:table-cell>
          <table:table-cell table:formula="of:=[.C48]*30.8403304" office:value-type="float" office:value="1.92752065" calcext:value-type="float">
            <text:p>1.92752065</text:p>
          </table:table-cell>
          <table:table-cell table:number-columns-repeated="17"/>
          <table:table-cell table:formula="of:=[.U84]+9.4108361" office:value-type="float" office:value="15.193398045061" calcext:value-type="float">
            <text:p>15.193398045061</text:p>
          </table:table-cell>
          <table:table-cell table:formula="of:=[.V84]+9.4108361" office:value-type="float" office:value="11.3383567483537" calcext:value-type="float">
            <text:p>11.338356748353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49]*30.8403304" office:value-type="float" office:value="17.34768585" calcext:value-type="float">
            <text:p>17.34768585</text:p>
          </table:table-cell>
          <table:table-cell table:formula="of:=[.B49]*30.8403304" office:value-type="float" office:value="21.20272715" calcext:value-type="float">
            <text:p>21.20272715</text:p>
          </table:table-cell>
          <table:table-cell table:formula="of:=[.C49]*30.8403304" office:value-type="float" office:value="5.78256195" calcext:value-type="float">
            <text:p>5.78256195</text:p>
          </table:table-cell>
          <table:table-cell table:number-columns-repeated="17"/>
          <table:table-cell table:formula="of:=[.U85]+9.4108361" office:value-type="float" office:value="15.193398045061" calcext:value-type="float">
            <text:p>15.193398045061</text:p>
          </table:table-cell>
          <table:table-cell table:formula="of:=[.V85]+9.4108361" office:value-type="float" office:value="15.193398045061" calcext:value-type="float">
            <text:p>15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50]*30.8403304" office:value-type="float" office:value="21.20272715" calcext:value-type="float">
            <text:p>21.20272715</text:p>
          </table:table-cell>
          <table:table-cell table:formula="of:=[.B50]*30.8403304" office:value-type="float" office:value="17.34768585" calcext:value-type="float">
            <text:p>17.34768585</text:p>
          </table:table-cell>
          <table:table-cell table:formula="of:=[.C50]*30.8403304" office:value-type="float" office:value="5.78256195" calcext:value-type="float">
            <text:p>5.78256195</text:p>
          </table:table-cell>
          <table:table-cell table:number-columns-repeated="17"/>
          <table:table-cell table:formula="of:=[.U86]+9.4108361" office:value-type="float" office:value="11.3383567483537" calcext:value-type="float">
            <text:p>11.3383567483537</text:p>
          </table:table-cell>
          <table:table-cell table:formula="of:=[.V86]+9.4108361" office:value-type="float" office:value="19.0484393417683" calcext:value-type="float">
            <text:p>19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51]*30.8403304" office:value-type="float" office:value="21.20272715" calcext:value-type="float">
            <text:p>21.20272715</text:p>
          </table:table-cell>
          <table:table-cell table:formula="of:=[.B51]*30.8403304" office:value-type="float" office:value="21.20272715" calcext:value-type="float">
            <text:p>21.20272715</text:p>
          </table:table-cell>
          <table:table-cell table:formula="of:=[.C51]*30.8403304" office:value-type="float" office:value="1.92752065" calcext:value-type="float">
            <text:p>1.92752065</text:p>
          </table:table-cell>
          <table:table-cell table:number-columns-repeated="17"/>
          <table:table-cell table:formula="of:=[.U87]+9.4108361" office:value-type="float" office:value="11.3383567483537" calcext:value-type="float">
            <text:p>11.3383567483537</text:p>
          </table:table-cell>
          <table:table-cell table:formula="of:=[.V87]+9.4108361" office:value-type="float" office:value="22.9034806384757" calcext:value-type="float">
            <text:p>22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52]*30.8403304" office:value-type="float" office:value="17.34768585" calcext:value-type="float">
            <text:p>17.34768585</text:p>
          </table:table-cell>
          <table:table-cell table:formula="of:=[.B52]*30.8403304" office:value-type="float" office:value="25.05776845" calcext:value-type="float">
            <text:p>25.05776845</text:p>
          </table:table-cell>
          <table:table-cell table:formula="of:=[.C52]*30.8403304" office:value-type="float" office:value="1.92752065" calcext:value-type="float">
            <text:p>1.92752065</text:p>
          </table:table-cell>
          <table:table-cell table:number-columns-repeated="17"/>
          <table:table-cell table:formula="of:=[.U88]+9.4108361" office:value-type="float" office:value="15.193398045061" calcext:value-type="float">
            <text:p>15.193398045061</text:p>
          </table:table-cell>
          <table:table-cell table:formula="of:=[.V88]+9.4108361" office:value-type="float" office:value="19.0484393417683" calcext:value-type="float">
            <text:p>19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53]*30.8403304" office:value-type="float" office:value="17.34768585" calcext:value-type="float">
            <text:p>17.34768585</text:p>
          </table:table-cell>
          <table:table-cell table:formula="of:=[.B53]*30.8403304" office:value-type="float" office:value="28.91280975" calcext:value-type="float">
            <text:p>28.91280975</text:p>
          </table:table-cell>
          <table:table-cell table:formula="of:=[.C53]*30.8403304" office:value-type="float" office:value="5.78256195" calcext:value-type="float">
            <text:p>5.78256195</text:p>
          </table:table-cell>
          <table:table-cell table:number-columns-repeated="17"/>
          <table:table-cell table:formula="of:=[.U89]+9.4108361" office:value-type="float" office:value="15.193398045061" calcext:value-type="float">
            <text:p>15.193398045061</text:p>
          </table:table-cell>
          <table:table-cell table:formula="of:=[.V89]+9.4108361" office:value-type="float" office:value="22.9034806384757" calcext:value-type="float">
            <text:p>22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54]*30.8403304" office:value-type="float" office:value="21.20272715" calcext:value-type="float">
            <text:p>21.20272715</text:p>
          </table:table-cell>
          <table:table-cell table:formula="of:=[.B54]*30.8403304" office:value-type="float" office:value="25.05776845" calcext:value-type="float">
            <text:p>25.05776845</text:p>
          </table:table-cell>
          <table:table-cell table:formula="of:=[.C54]*30.8403304" office:value-type="float" office:value="5.78256195" calcext:value-type="float">
            <text:p>5.78256195</text:p>
          </table:table-cell>
          <table:table-cell table:number-columns-repeated="17"/>
          <table:table-cell table:formula="of:=[.U90]+9.4108361" office:value-type="float" office:value="11.3383567483537" calcext:value-type="float">
            <text:p>11.3383567483537</text:p>
          </table:table-cell>
          <table:table-cell table:formula="of:=[.V90]+9.4108361" office:value-type="float" office:value="26.758521935183" calcext:value-type="float">
            <text:p>26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55]*30.8403304" office:value-type="float" office:value="21.20272715" calcext:value-type="float">
            <text:p>21.20272715</text:p>
          </table:table-cell>
          <table:table-cell table:formula="of:=[.B55]*30.8403304" office:value-type="float" office:value="28.91280975" calcext:value-type="float">
            <text:p>28.91280975</text:p>
          </table:table-cell>
          <table:table-cell table:formula="of:=[.C55]*30.8403304" office:value-type="float" office:value="1.92752065" calcext:value-type="float">
            <text:p>1.92752065</text:p>
          </table:table-cell>
          <table:table-cell table:number-columns-repeated="17"/>
          <table:table-cell table:formula="of:=[.U91]+9.4108361" office:value-type="float" office:value="11.3383567483537" calcext:value-type="float">
            <text:p>11.3383567483537</text:p>
          </table:table-cell>
          <table:table-cell table:formula="of:=[.V91]+9.4108361" office:value-type="float" office:value="30.6135632318903" calcext:value-type="float">
            <text:p>30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56]*30.8403304" office:value-type="float" office:value="25.05776845" calcext:value-type="float">
            <text:p>25.05776845</text:p>
          </table:table-cell>
          <table:table-cell table:formula="of:=[.B56]*30.8403304" office:value-type="float" office:value="1.92752065" calcext:value-type="float">
            <text:p>1.92752065</text:p>
          </table:table-cell>
          <table:table-cell table:formula="of:=[.C56]*30.8403304" office:value-type="float" office:value="1.92752065" calcext:value-type="float">
            <text:p>1.92752065</text:p>
          </table:table-cell>
          <table:table-cell table:number-columns-repeated="17"/>
          <table:table-cell table:formula="of:=[.U92]+9.4108361" office:value-type="float" office:value="15.193398045061" calcext:value-type="float">
            <text:p>15.193398045061</text:p>
          </table:table-cell>
          <table:table-cell table:formula="of:=[.V92]+9.4108361" office:value-type="float" office:value="26.758521935183" calcext:value-type="float">
            <text:p>26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57]*30.8403304" office:value-type="float" office:value="25.05776845" calcext:value-type="float">
            <text:p>25.05776845</text:p>
          </table:table-cell>
          <table:table-cell table:formula="of:=[.B57]*30.8403304" office:value-type="float" office:value="5.78256195" calcext:value-type="float">
            <text:p>5.78256195</text:p>
          </table:table-cell>
          <table:table-cell table:formula="of:=[.C57]*30.8403304" office:value-type="float" office:value="5.78256195" calcext:value-type="float">
            <text:p>5.78256195</text:p>
          </table:table-cell>
          <table:table-cell table:number-columns-repeated="17"/>
          <table:table-cell table:formula="of:=[.U93]+9.4108361" office:value-type="float" office:value="15.193398045061" calcext:value-type="float">
            <text:p>15.193398045061</text:p>
          </table:table-cell>
          <table:table-cell table:formula="of:=[.V93]+9.4108361" office:value-type="float" office:value="30.6135632318903" calcext:value-type="float">
            <text:p>30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58]*30.8403304" office:value-type="float" office:value="28.91280975" calcext:value-type="float">
            <text:p>28.91280975</text:p>
          </table:table-cell>
          <table:table-cell table:formula="of:=[.B58]*30.8403304" office:value-type="float" office:value="1.92752065" calcext:value-type="float">
            <text:p>1.92752065</text:p>
          </table:table-cell>
          <table:table-cell table:formula="of:=[.C58]*30.8403304" office:value-type="float" office:value="5.78256195" calcext:value-type="float">
            <text:p>5.78256195</text:p>
          </table:table-cell>
          <table:table-cell table:number-columns-repeated="17"/>
          <table:table-cell table:formula="of:=[.U94]+9.4108361" office:value-type="float" office:value="19.0484393417683" calcext:value-type="float">
            <text:p>19.0484393417683</text:p>
          </table:table-cell>
          <table:table-cell table:formula="of:=[.V94]+9.4108361" office:value-type="float" office:value="11.3383567483537" calcext:value-type="float">
            <text:p>11.338356748353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59]*30.8403304" office:value-type="float" office:value="28.91280975" calcext:value-type="float">
            <text:p>28.91280975</text:p>
          </table:table-cell>
          <table:table-cell table:formula="of:=[.B59]*30.8403304" office:value-type="float" office:value="5.78256195" calcext:value-type="float">
            <text:p>5.78256195</text:p>
          </table:table-cell>
          <table:table-cell table:formula="of:=[.C59]*30.8403304" office:value-type="float" office:value="1.92752065" calcext:value-type="float">
            <text:p>1.92752065</text:p>
          </table:table-cell>
          <table:table-cell table:number-columns-repeated="17"/>
          <table:table-cell table:formula="of:=[.U95]+9.4108361" office:value-type="float" office:value="19.0484393417683" calcext:value-type="float">
            <text:p>19.0484393417683</text:p>
          </table:table-cell>
          <table:table-cell table:formula="of:=[.V95]+9.4108361" office:value-type="float" office:value="15.193398045061" calcext:value-type="float">
            <text:p>15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60]*30.8403304" office:value-type="float" office:value="25.05776845" calcext:value-type="float">
            <text:p>25.05776845</text:p>
          </table:table-cell>
          <table:table-cell table:formula="of:=[.B60]*30.8403304" office:value-type="float" office:value="9.63760325" calcext:value-type="float">
            <text:p>9.63760325</text:p>
          </table:table-cell>
          <table:table-cell table:formula="of:=[.C60]*30.8403304" office:value-type="float" office:value="1.92752065" calcext:value-type="float">
            <text:p>1.92752065</text:p>
          </table:table-cell>
          <table:table-cell table:number-columns-repeated="17"/>
          <table:table-cell table:formula="of:=[.U96]+9.4108361" office:value-type="float" office:value="22.9034806384757" calcext:value-type="float">
            <text:p>22.9034806384757</text:p>
          </table:table-cell>
          <table:table-cell table:formula="of:=[.V96]+9.4108361" office:value-type="float" office:value="11.3383567483537" calcext:value-type="float">
            <text:p>11.338356748353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61]*30.8403304" office:value-type="float" office:value="25.05776845" calcext:value-type="float">
            <text:p>25.05776845</text:p>
          </table:table-cell>
          <table:table-cell table:formula="of:=[.B61]*30.8403304" office:value-type="float" office:value="13.49264455" calcext:value-type="float">
            <text:p>13.49264455</text:p>
          </table:table-cell>
          <table:table-cell table:formula="of:=[.C61]*30.8403304" office:value-type="float" office:value="5.78256195" calcext:value-type="float">
            <text:p>5.78256195</text:p>
          </table:table-cell>
          <table:table-cell table:number-columns-repeated="17"/>
          <table:table-cell table:formula="of:=[.U97]+9.4108361" office:value-type="float" office:value="22.9034806384757" calcext:value-type="float">
            <text:p>22.9034806384757</text:p>
          </table:table-cell>
          <table:table-cell table:formula="of:=[.V97]+9.4108361" office:value-type="float" office:value="15.193398045061" calcext:value-type="float">
            <text:p>15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62]*30.8403304" office:value-type="float" office:value="28.91280975" calcext:value-type="float">
            <text:p>28.91280975</text:p>
          </table:table-cell>
          <table:table-cell table:formula="of:=[.B62]*30.8403304" office:value-type="float" office:value="9.63760325" calcext:value-type="float">
            <text:p>9.63760325</text:p>
          </table:table-cell>
          <table:table-cell table:formula="of:=[.C62]*30.8403304" office:value-type="float" office:value="5.78256195" calcext:value-type="float">
            <text:p>5.78256195</text:p>
          </table:table-cell>
          <table:table-cell table:number-columns-repeated="17"/>
          <table:table-cell table:formula="of:=[.U98]+9.4108361" office:value-type="float" office:value="19.0484393417683" calcext:value-type="float">
            <text:p>19.0484393417683</text:p>
          </table:table-cell>
          <table:table-cell table:formula="of:=[.V98]+9.4108361" office:value-type="float" office:value="19.0484393417683" calcext:value-type="float">
            <text:p>19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63]*30.8403304" office:value-type="float" office:value="28.91280975" calcext:value-type="float">
            <text:p>28.91280975</text:p>
          </table:table-cell>
          <table:table-cell table:formula="of:=[.B63]*30.8403304" office:value-type="float" office:value="13.49264455" calcext:value-type="float">
            <text:p>13.49264455</text:p>
          </table:table-cell>
          <table:table-cell table:formula="of:=[.C63]*30.8403304" office:value-type="float" office:value="1.92752065" calcext:value-type="float">
            <text:p>1.92752065</text:p>
          </table:table-cell>
          <table:table-cell table:number-columns-repeated="17"/>
          <table:table-cell table:formula="of:=[.U99]+9.4108361" office:value-type="float" office:value="19.0484393417683" calcext:value-type="float">
            <text:p>19.0484393417683</text:p>
          </table:table-cell>
          <table:table-cell table:formula="of:=[.V99]+9.4108361" office:value-type="float" office:value="22.9034806384757" calcext:value-type="float">
            <text:p>22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64]*30.8403304" office:value-type="float" office:value="25.05776845" calcext:value-type="float">
            <text:p>25.05776845</text:p>
          </table:table-cell>
          <table:table-cell table:formula="of:=[.B64]*30.8403304" office:value-type="float" office:value="17.34768585" calcext:value-type="float">
            <text:p>17.34768585</text:p>
          </table:table-cell>
          <table:table-cell table:formula="of:=[.C64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00]+9.4108361" office:value-type="float" office:value="22.9034806384757" calcext:value-type="float">
            <text:p>22.9034806384757</text:p>
          </table:table-cell>
          <table:table-cell table:formula="of:=[.V100]+9.4108361" office:value-type="float" office:value="19.0484393417683" calcext:value-type="float">
            <text:p>19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65]*30.8403304" office:value-type="float" office:value="25.05776845" calcext:value-type="float">
            <text:p>25.05776845</text:p>
          </table:table-cell>
          <table:table-cell table:formula="of:=[.B65]*30.8403304" office:value-type="float" office:value="21.20272715" calcext:value-type="float">
            <text:p>21.20272715</text:p>
          </table:table-cell>
          <table:table-cell table:formula="of:=[.C65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01]+9.4108361" office:value-type="float" office:value="22.9034806384757" calcext:value-type="float">
            <text:p>22.9034806384757</text:p>
          </table:table-cell>
          <table:table-cell table:formula="of:=[.V101]+9.4108361" office:value-type="float" office:value="22.9034806384757" calcext:value-type="float">
            <text:p>22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66]*30.8403304" office:value-type="float" office:value="28.91280975" calcext:value-type="float">
            <text:p>28.91280975</text:p>
          </table:table-cell>
          <table:table-cell table:formula="of:=[.B66]*30.8403304" office:value-type="float" office:value="17.34768585" calcext:value-type="float">
            <text:p>17.34768585</text:p>
          </table:table-cell>
          <table:table-cell table:formula="of:=[.C66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02]+9.4108361" office:value-type="float" office:value="19.0484393417683" calcext:value-type="float">
            <text:p>19.0484393417683</text:p>
          </table:table-cell>
          <table:table-cell table:formula="of:=[.V102]+9.4108361" office:value-type="float" office:value="26.758521935183" calcext:value-type="float">
            <text:p>26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67]*30.8403304" office:value-type="float" office:value="28.91280975" calcext:value-type="float">
            <text:p>28.91280975</text:p>
          </table:table-cell>
          <table:table-cell table:formula="of:=[.B67]*30.8403304" office:value-type="float" office:value="21.20272715" calcext:value-type="float">
            <text:p>21.20272715</text:p>
          </table:table-cell>
          <table:table-cell table:formula="of:=[.C67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03]+9.4108361" office:value-type="float" office:value="19.0484393417683" calcext:value-type="float">
            <text:p>19.0484393417683</text:p>
          </table:table-cell>
          <table:table-cell table:formula="of:=[.V103]+9.4108361" office:value-type="float" office:value="30.6135632318903" calcext:value-type="float">
            <text:p>30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68]*30.8403304" office:value-type="float" office:value="25.05776845" calcext:value-type="float">
            <text:p>25.05776845</text:p>
          </table:table-cell>
          <table:table-cell table:formula="of:=[.B68]*30.8403304" office:value-type="float" office:value="25.05776845" calcext:value-type="float">
            <text:p>25.05776845</text:p>
          </table:table-cell>
          <table:table-cell table:formula="of:=[.C68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04]+9.4108361" office:value-type="float" office:value="22.9034806384757" calcext:value-type="float">
            <text:p>22.9034806384757</text:p>
          </table:table-cell>
          <table:table-cell table:formula="of:=[.V104]+9.4108361" office:value-type="float" office:value="26.758521935183" calcext:value-type="float">
            <text:p>26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69]*30.8403304" office:value-type="float" office:value="25.05776845" calcext:value-type="float">
            <text:p>25.05776845</text:p>
          </table:table-cell>
          <table:table-cell table:formula="of:=[.B69]*30.8403304" office:value-type="float" office:value="28.91280975" calcext:value-type="float">
            <text:p>28.91280975</text:p>
          </table:table-cell>
          <table:table-cell table:formula="of:=[.C69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05]+9.4108361" office:value-type="float" office:value="22.9034806384757" calcext:value-type="float">
            <text:p>22.9034806384757</text:p>
          </table:table-cell>
          <table:table-cell table:formula="of:=[.V105]+9.4108361" office:value-type="float" office:value="30.6135632318903" calcext:value-type="float">
            <text:p>30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70]*30.8403304" office:value-type="float" office:value="28.91280975" calcext:value-type="float">
            <text:p>28.91280975</text:p>
          </table:table-cell>
          <table:table-cell table:formula="of:=[.B70]*30.8403304" office:value-type="float" office:value="25.05776845" calcext:value-type="float">
            <text:p>25.05776845</text:p>
          </table:table-cell>
          <table:table-cell table:formula="of:=[.C70]*30.8403304" office:value-type="float" office:value="5.78256195" calcext:value-type="float">
            <text:p>5.78256195</text:p>
          </table:table-cell>
          <table:table-cell table:number-columns-repeated="17"/>
          <table:table-cell table:formula="of:=[.U106]+9.4108361" office:value-type="float" office:value="26.758521935183" calcext:value-type="float">
            <text:p>26.758521935183</text:p>
          </table:table-cell>
          <table:table-cell table:formula="of:=[.V106]+9.4108361" office:value-type="float" office:value="11.3383567483537" calcext:value-type="float">
            <text:p>11.338356748353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71]*30.8403304" office:value-type="float" office:value="28.91280975" calcext:value-type="float">
            <text:p>28.91280975</text:p>
          </table:table-cell>
          <table:table-cell table:formula="of:=[.B71]*30.8403304" office:value-type="float" office:value="28.91280975" calcext:value-type="float">
            <text:p>28.91280975</text:p>
          </table:table-cell>
          <table:table-cell table:formula="of:=[.C71]*30.8403304" office:value-type="float" office:value="1.92752065" calcext:value-type="float">
            <text:p>1.92752065</text:p>
          </table:table-cell>
          <table:table-cell table:number-columns-repeated="17"/>
          <table:table-cell table:formula="of:=[.U107]+9.4108361" office:value-type="float" office:value="26.758521935183" calcext:value-type="float">
            <text:p>26.758521935183</text:p>
          </table:table-cell>
          <table:table-cell table:formula="of:=[.V107]+9.4108361" office:value-type="float" office:value="15.193398045061" calcext:value-type="float">
            <text:p>15.193398045061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72]*30.8403304" office:value-type="float" office:value="1.92752065" calcext:value-type="float">
            <text:p>1.92752065</text:p>
          </table:table-cell>
          <table:table-cell table:formula="of:=[.B72]*30.8403304" office:value-type="float" office:value="1.92752065" calcext:value-type="float">
            <text:p>1.92752065</text:p>
          </table:table-cell>
          <table:table-cell table:formula="of:=[.C72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08]+9.4108361" office:value-type="float" office:value="30.6135632318903" calcext:value-type="float">
            <text:p>30.6135632318903</text:p>
          </table:table-cell>
          <table:table-cell table:formula="of:=[.V108]+9.4108361" office:value-type="float" office:value="11.3383567483537" calcext:value-type="float">
            <text:p>11.338356748353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73]*30.8403304" office:value-type="float" office:value="1.92752065" calcext:value-type="float">
            <text:p>1.92752065</text:p>
          </table:table-cell>
          <table:table-cell table:formula="of:=[.B73]*30.8403304" office:value-type="float" office:value="5.78256195" calcext:value-type="float">
            <text:p>5.78256195</text:p>
          </table:table-cell>
          <table:table-cell table:formula="of:=[.C73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09]+9.4108361" office:value-type="float" office:value="30.6135632318903" calcext:value-type="float">
            <text:p>30.6135632318903</text:p>
          </table:table-cell>
          <table:table-cell table:formula="of:=[.V109]+9.4108361" office:value-type="float" office:value="15.193398045061" calcext:value-type="float">
            <text:p>15.193398045061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74]*30.8403304" office:value-type="float" office:value="5.78256195" calcext:value-type="float">
            <text:p>5.78256195</text:p>
          </table:table-cell>
          <table:table-cell table:formula="of:=[.B74]*30.8403304" office:value-type="float" office:value="1.92752065" calcext:value-type="float">
            <text:p>1.92752065</text:p>
          </table:table-cell>
          <table:table-cell table:formula="of:=[.C74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10]+9.4108361" office:value-type="float" office:value="26.758521935183" calcext:value-type="float">
            <text:p>26.758521935183</text:p>
          </table:table-cell>
          <table:table-cell table:formula="of:=[.V110]+9.4108361" office:value-type="float" office:value="19.0484393417683" calcext:value-type="float">
            <text:p>19.04843934176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75]*30.8403304" office:value-type="float" office:value="5.78256195" calcext:value-type="float">
            <text:p>5.78256195</text:p>
          </table:table-cell>
          <table:table-cell table:formula="of:=[.B75]*30.8403304" office:value-type="float" office:value="5.78256195" calcext:value-type="float">
            <text:p>5.78256195</text:p>
          </table:table-cell>
          <table:table-cell table:formula="of:=[.C75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11]+9.4108361" office:value-type="float" office:value="26.758521935183" calcext:value-type="float">
            <text:p>26.758521935183</text:p>
          </table:table-cell>
          <table:table-cell table:formula="of:=[.V111]+9.4108361" office:value-type="float" office:value="22.9034806384757" calcext:value-type="float">
            <text:p>22.9034806384757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76]*30.8403304" office:value-type="float" office:value="1.92752065" calcext:value-type="float">
            <text:p>1.92752065</text:p>
          </table:table-cell>
          <table:table-cell table:formula="of:=[.B76]*30.8403304" office:value-type="float" office:value="9.63760325" calcext:value-type="float">
            <text:p>9.63760325</text:p>
          </table:table-cell>
          <table:table-cell table:formula="of:=[.C76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12]+9.4108361" office:value-type="float" office:value="30.6135632318903" calcext:value-type="float">
            <text:p>30.6135632318903</text:p>
          </table:table-cell>
          <table:table-cell table:formula="of:=[.V112]+9.4108361" office:value-type="float" office:value="19.0484393417683" calcext:value-type="float">
            <text:p>19.04843934176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77]*30.8403304" office:value-type="float" office:value="1.92752065" calcext:value-type="float">
            <text:p>1.92752065</text:p>
          </table:table-cell>
          <table:table-cell table:formula="of:=[.B77]*30.8403304" office:value-type="float" office:value="13.49264455" calcext:value-type="float">
            <text:p>13.49264455</text:p>
          </table:table-cell>
          <table:table-cell table:formula="of:=[.C77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13]+9.4108361" office:value-type="float" office:value="30.6135632318903" calcext:value-type="float">
            <text:p>30.6135632318903</text:p>
          </table:table-cell>
          <table:table-cell table:formula="of:=[.V113]+9.4108361" office:value-type="float" office:value="22.9034806384757" calcext:value-type="float">
            <text:p>22.9034806384757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78]*30.8403304" office:value-type="float" office:value="5.78256195" calcext:value-type="float">
            <text:p>5.78256195</text:p>
          </table:table-cell>
          <table:table-cell table:formula="of:=[.B78]*30.8403304" office:value-type="float" office:value="9.63760325" calcext:value-type="float">
            <text:p>9.63760325</text:p>
          </table:table-cell>
          <table:table-cell table:formula="of:=[.C78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14]+9.4108361" office:value-type="float" office:value="26.758521935183" calcext:value-type="float">
            <text:p>26.758521935183</text:p>
          </table:table-cell>
          <table:table-cell table:formula="of:=[.V114]+9.4108361" office:value-type="float" office:value="26.758521935183" calcext:value-type="float">
            <text:p>26.75852193518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79]*30.8403304" office:value-type="float" office:value="5.78256195" calcext:value-type="float">
            <text:p>5.78256195</text:p>
          </table:table-cell>
          <table:table-cell table:formula="of:=[.B79]*30.8403304" office:value-type="float" office:value="13.49264455" calcext:value-type="float">
            <text:p>13.49264455</text:p>
          </table:table-cell>
          <table:table-cell table:formula="of:=[.C79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15]+9.4108361" office:value-type="float" office:value="26.758521935183" calcext:value-type="float">
            <text:p>26.758521935183</text:p>
          </table:table-cell>
          <table:table-cell table:formula="of:=[.V115]+9.4108361" office:value-type="float" office:value="30.6135632318903" calcext:value-type="float">
            <text:p>30.613563231890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80]*30.8403304" office:value-type="float" office:value="1.92752065" calcext:value-type="float">
            <text:p>1.92752065</text:p>
          </table:table-cell>
          <table:table-cell table:formula="of:=[.B80]*30.8403304" office:value-type="float" office:value="17.34768585" calcext:value-type="float">
            <text:p>17.34768585</text:p>
          </table:table-cell>
          <table:table-cell table:formula="of:=[.C80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16]+9.4108361" office:value-type="float" office:value="30.6135632318903" calcext:value-type="float">
            <text:p>30.6135632318903</text:p>
          </table:table-cell>
          <table:table-cell table:formula="of:=[.V116]+9.4108361" office:value-type="float" office:value="26.758521935183" calcext:value-type="float">
            <text:p>26.758521935183</text:p>
          </table:table-cell>
          <table:table-cell office:value-type="float" office:value="5.78256194506099" calcext:value-type="float">
            <text:p>5.78256194506099</text:p>
          </table:table-cell>
          <table:table-cell table:number-columns-repeated="4"/>
        </table:table-row>
        <table:table-row table:style-name="ro1">
          <table:table-cell table:formula="of:=[.A81]*30.8403304" office:value-type="float" office:value="1.92752065" calcext:value-type="float">
            <text:p>1.92752065</text:p>
          </table:table-cell>
          <table:table-cell table:formula="of:=[.B81]*30.8403304" office:value-type="float" office:value="21.20272715" calcext:value-type="float">
            <text:p>21.20272715</text:p>
          </table:table-cell>
          <table:table-cell table:formula="of:=[.C81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17]+9.4108361" office:value-type="float" office:value="30.6135632318903" calcext:value-type="float">
            <text:p>30.6135632318903</text:p>
          </table:table-cell>
          <table:table-cell table:formula="of:=[.V117]+9.4108361" office:value-type="float" office:value="30.6135632318903" calcext:value-type="float">
            <text:p>30.6135632318903</text:p>
          </table:table-cell>
          <table:table-cell office:value-type="float" office:value="1.92752064835366" calcext:value-type="float">
            <text:p>1.92752064835366</text:p>
          </table:table-cell>
          <table:table-cell table:number-columns-repeated="4"/>
        </table:table-row>
        <table:table-row table:style-name="ro1">
          <table:table-cell table:formula="of:=[.A82]*30.8403304" office:value-type="float" office:value="5.78256195" calcext:value-type="float">
            <text:p>5.78256195</text:p>
          </table:table-cell>
          <table:table-cell table:formula="of:=[.B82]*30.8403304" office:value-type="float" office:value="17.34768585" calcext:value-type="float">
            <text:p>17.34768585</text:p>
          </table:table-cell>
          <table:table-cell table:formula="of:=[.C82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18]+9.4108361" office:value-type="float" office:value="11.3383567483537" calcext:value-type="float">
            <text:p>11.3383567483537</text:p>
          </table:table-cell>
          <table:table-cell table:formula="of:=[.V118]+9.4108361" office:value-type="float" office:value="11.3383567483537" calcext:value-type="float">
            <text:p>11.338356748353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83]*30.8403304" office:value-type="float" office:value="5.78256195" calcext:value-type="float">
            <text:p>5.78256195</text:p>
          </table:table-cell>
          <table:table-cell table:formula="of:=[.B83]*30.8403304" office:value-type="float" office:value="21.20272715" calcext:value-type="float">
            <text:p>21.20272715</text:p>
          </table:table-cell>
          <table:table-cell table:formula="of:=[.C83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19]+9.4108361" office:value-type="float" office:value="11.3383567483537" calcext:value-type="float">
            <text:p>11.3383567483537</text:p>
          </table:table-cell>
          <table:table-cell table:formula="of:=[.V119]+9.4108361" office:value-type="float" office:value="15.193398045061" calcext:value-type="float">
            <text:p>15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84]*30.8403304" office:value-type="float" office:value="1.92752065" calcext:value-type="float">
            <text:p>1.92752065</text:p>
          </table:table-cell>
          <table:table-cell table:formula="of:=[.B84]*30.8403304" office:value-type="float" office:value="25.05776845" calcext:value-type="float">
            <text:p>25.05776845</text:p>
          </table:table-cell>
          <table:table-cell table:formula="of:=[.C84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20]+9.4108361" office:value-type="float" office:value="15.193398045061" calcext:value-type="float">
            <text:p>15.193398045061</text:p>
          </table:table-cell>
          <table:table-cell table:formula="of:=[.V120]+9.4108361" office:value-type="float" office:value="11.3383567483537" calcext:value-type="float">
            <text:p>11.338356748353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85]*30.8403304" office:value-type="float" office:value="1.92752065" calcext:value-type="float">
            <text:p>1.92752065</text:p>
          </table:table-cell>
          <table:table-cell table:formula="of:=[.B85]*30.8403304" office:value-type="float" office:value="28.91280975" calcext:value-type="float">
            <text:p>28.91280975</text:p>
          </table:table-cell>
          <table:table-cell table:formula="of:=[.C85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21]+9.4108361" office:value-type="float" office:value="15.193398045061" calcext:value-type="float">
            <text:p>15.193398045061</text:p>
          </table:table-cell>
          <table:table-cell table:formula="of:=[.V121]+9.4108361" office:value-type="float" office:value="15.193398045061" calcext:value-type="float">
            <text:p>15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86]*30.8403304" office:value-type="float" office:value="5.78256195" calcext:value-type="float">
            <text:p>5.78256195</text:p>
          </table:table-cell>
          <table:table-cell table:formula="of:=[.B86]*30.8403304" office:value-type="float" office:value="25.05776845" calcext:value-type="float">
            <text:p>25.05776845</text:p>
          </table:table-cell>
          <table:table-cell table:formula="of:=[.C86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22]+9.4108361" office:value-type="float" office:value="11.3383567483537" calcext:value-type="float">
            <text:p>11.3383567483537</text:p>
          </table:table-cell>
          <table:table-cell table:formula="of:=[.V122]+9.4108361" office:value-type="float" office:value="19.0484393417683" calcext:value-type="float">
            <text:p>19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87]*30.8403304" office:value-type="float" office:value="5.78256195" calcext:value-type="float">
            <text:p>5.78256195</text:p>
          </table:table-cell>
          <table:table-cell table:formula="of:=[.B87]*30.8403304" office:value-type="float" office:value="28.91280975" calcext:value-type="float">
            <text:p>28.91280975</text:p>
          </table:table-cell>
          <table:table-cell table:formula="of:=[.C87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23]+9.4108361" office:value-type="float" office:value="11.3383567483537" calcext:value-type="float">
            <text:p>11.3383567483537</text:p>
          </table:table-cell>
          <table:table-cell table:formula="of:=[.V123]+9.4108361" office:value-type="float" office:value="22.9034806384757" calcext:value-type="float">
            <text:p>22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88]*30.8403304" office:value-type="float" office:value="9.63760325" calcext:value-type="float">
            <text:p>9.63760325</text:p>
          </table:table-cell>
          <table:table-cell table:formula="of:=[.B88]*30.8403304" office:value-type="float" office:value="1.92752065" calcext:value-type="float">
            <text:p>1.92752065</text:p>
          </table:table-cell>
          <table:table-cell table:formula="of:=[.C88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24]+9.4108361" office:value-type="float" office:value="15.193398045061" calcext:value-type="float">
            <text:p>15.193398045061</text:p>
          </table:table-cell>
          <table:table-cell table:formula="of:=[.V124]+9.4108361" office:value-type="float" office:value="19.0484393417683" calcext:value-type="float">
            <text:p>19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89]*30.8403304" office:value-type="float" office:value="9.63760325" calcext:value-type="float">
            <text:p>9.63760325</text:p>
          </table:table-cell>
          <table:table-cell table:formula="of:=[.B89]*30.8403304" office:value-type="float" office:value="5.78256195" calcext:value-type="float">
            <text:p>5.78256195</text:p>
          </table:table-cell>
          <table:table-cell table:formula="of:=[.C89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25]+9.4108361" office:value-type="float" office:value="15.193398045061" calcext:value-type="float">
            <text:p>15.193398045061</text:p>
          </table:table-cell>
          <table:table-cell table:formula="of:=[.V125]+9.4108361" office:value-type="float" office:value="22.9034806384757" calcext:value-type="float">
            <text:p>22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90]*30.8403304" office:value-type="float" office:value="13.49264455" calcext:value-type="float">
            <text:p>13.49264455</text:p>
          </table:table-cell>
          <table:table-cell table:formula="of:=[.B90]*30.8403304" office:value-type="float" office:value="1.92752065" calcext:value-type="float">
            <text:p>1.92752065</text:p>
          </table:table-cell>
          <table:table-cell table:formula="of:=[.C90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26]+9.4108361" office:value-type="float" office:value="11.3383567483537" calcext:value-type="float">
            <text:p>11.3383567483537</text:p>
          </table:table-cell>
          <table:table-cell table:formula="of:=[.V126]+9.4108361" office:value-type="float" office:value="26.758521935183" calcext:value-type="float">
            <text:p>26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91]*30.8403304" office:value-type="float" office:value="13.49264455" calcext:value-type="float">
            <text:p>13.49264455</text:p>
          </table:table-cell>
          <table:table-cell table:formula="of:=[.B91]*30.8403304" office:value-type="float" office:value="5.78256195" calcext:value-type="float">
            <text:p>5.78256195</text:p>
          </table:table-cell>
          <table:table-cell table:formula="of:=[.C91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27]+9.4108361" office:value-type="float" office:value="11.3383567483537" calcext:value-type="float">
            <text:p>11.3383567483537</text:p>
          </table:table-cell>
          <table:table-cell table:formula="of:=[.V127]+9.4108361" office:value-type="float" office:value="30.6135632318903" calcext:value-type="float">
            <text:p>30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92]*30.8403304" office:value-type="float" office:value="9.63760325" calcext:value-type="float">
            <text:p>9.63760325</text:p>
          </table:table-cell>
          <table:table-cell table:formula="of:=[.B92]*30.8403304" office:value-type="float" office:value="9.63760325" calcext:value-type="float">
            <text:p>9.63760325</text:p>
          </table:table-cell>
          <table:table-cell table:formula="of:=[.C92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28]+9.4108361" office:value-type="float" office:value="15.193398045061" calcext:value-type="float">
            <text:p>15.193398045061</text:p>
          </table:table-cell>
          <table:table-cell table:formula="of:=[.V128]+9.4108361" office:value-type="float" office:value="26.758521935183" calcext:value-type="float">
            <text:p>26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93]*30.8403304" office:value-type="float" office:value="9.63760325" calcext:value-type="float">
            <text:p>9.63760325</text:p>
          </table:table-cell>
          <table:table-cell table:formula="of:=[.B93]*30.8403304" office:value-type="float" office:value="13.49264455" calcext:value-type="float">
            <text:p>13.49264455</text:p>
          </table:table-cell>
          <table:table-cell table:formula="of:=[.C93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29]+9.4108361" office:value-type="float" office:value="15.193398045061" calcext:value-type="float">
            <text:p>15.193398045061</text:p>
          </table:table-cell>
          <table:table-cell table:formula="of:=[.V129]+9.4108361" office:value-type="float" office:value="30.6135632318903" calcext:value-type="float">
            <text:p>30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94]*30.8403304" office:value-type="float" office:value="13.49264455" calcext:value-type="float">
            <text:p>13.49264455</text:p>
          </table:table-cell>
          <table:table-cell table:formula="of:=[.B94]*30.8403304" office:value-type="float" office:value="9.63760325" calcext:value-type="float">
            <text:p>9.63760325</text:p>
          </table:table-cell>
          <table:table-cell table:formula="of:=[.C94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30]+9.4108361" office:value-type="float" office:value="19.0484393417683" calcext:value-type="float">
            <text:p>19.0484393417683</text:p>
          </table:table-cell>
          <table:table-cell table:formula="of:=[.V130]+9.4108361" office:value-type="float" office:value="11.3383567483537" calcext:value-type="float">
            <text:p>11.338356748353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95]*30.8403304" office:value-type="float" office:value="13.49264455" calcext:value-type="float">
            <text:p>13.49264455</text:p>
          </table:table-cell>
          <table:table-cell table:formula="of:=[.B95]*30.8403304" office:value-type="float" office:value="13.49264455" calcext:value-type="float">
            <text:p>13.49264455</text:p>
          </table:table-cell>
          <table:table-cell table:formula="of:=[.C95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31]+9.4108361" office:value-type="float" office:value="19.0484393417683" calcext:value-type="float">
            <text:p>19.0484393417683</text:p>
          </table:table-cell>
          <table:table-cell table:formula="of:=[.V131]+9.4108361" office:value-type="float" office:value="15.193398045061" calcext:value-type="float">
            <text:p>15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96]*30.8403304" office:value-type="float" office:value="9.63760325" calcext:value-type="float">
            <text:p>9.63760325</text:p>
          </table:table-cell>
          <table:table-cell table:formula="of:=[.B96]*30.8403304" office:value-type="float" office:value="17.34768585" calcext:value-type="float">
            <text:p>17.34768585</text:p>
          </table:table-cell>
          <table:table-cell table:formula="of:=[.C96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32]+9.4108361" office:value-type="float" office:value="22.9034806384757" calcext:value-type="float">
            <text:p>22.9034806384757</text:p>
          </table:table-cell>
          <table:table-cell table:formula="of:=[.V132]+9.4108361" office:value-type="float" office:value="11.3383567483537" calcext:value-type="float">
            <text:p>11.338356748353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97]*30.8403304" office:value-type="float" office:value="9.63760325" calcext:value-type="float">
            <text:p>9.63760325</text:p>
          </table:table-cell>
          <table:table-cell table:formula="of:=[.B97]*30.8403304" office:value-type="float" office:value="21.20272715" calcext:value-type="float">
            <text:p>21.20272715</text:p>
          </table:table-cell>
          <table:table-cell table:formula="of:=[.C97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33]+9.4108361" office:value-type="float" office:value="22.9034806384757" calcext:value-type="float">
            <text:p>22.9034806384757</text:p>
          </table:table-cell>
          <table:table-cell table:formula="of:=[.V133]+9.4108361" office:value-type="float" office:value="15.193398045061" calcext:value-type="float">
            <text:p>15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98]*30.8403304" office:value-type="float" office:value="13.49264455" calcext:value-type="float">
            <text:p>13.49264455</text:p>
          </table:table-cell>
          <table:table-cell table:formula="of:=[.B98]*30.8403304" office:value-type="float" office:value="17.34768585" calcext:value-type="float">
            <text:p>17.34768585</text:p>
          </table:table-cell>
          <table:table-cell table:formula="of:=[.C98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34]+9.4108361" office:value-type="float" office:value="19.0484393417683" calcext:value-type="float">
            <text:p>19.0484393417683</text:p>
          </table:table-cell>
          <table:table-cell table:formula="of:=[.V134]+9.4108361" office:value-type="float" office:value="19.0484393417683" calcext:value-type="float">
            <text:p>19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99]*30.8403304" office:value-type="float" office:value="13.49264455" calcext:value-type="float">
            <text:p>13.49264455</text:p>
          </table:table-cell>
          <table:table-cell table:formula="of:=[.B99]*30.8403304" office:value-type="float" office:value="21.20272715" calcext:value-type="float">
            <text:p>21.20272715</text:p>
          </table:table-cell>
          <table:table-cell table:formula="of:=[.C99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35]+9.4108361" office:value-type="float" office:value="19.0484393417683" calcext:value-type="float">
            <text:p>19.0484393417683</text:p>
          </table:table-cell>
          <table:table-cell table:formula="of:=[.V135]+9.4108361" office:value-type="float" office:value="22.9034806384757" calcext:value-type="float">
            <text:p>22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00]*30.8403304" office:value-type="float" office:value="9.63760325" calcext:value-type="float">
            <text:p>9.63760325</text:p>
          </table:table-cell>
          <table:table-cell table:formula="of:=[.B100]*30.8403304" office:value-type="float" office:value="25.05776845" calcext:value-type="float">
            <text:p>25.05776845</text:p>
          </table:table-cell>
          <table:table-cell table:formula="of:=[.C100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36]+9.4108361" office:value-type="float" office:value="22.9034806384757" calcext:value-type="float">
            <text:p>22.9034806384757</text:p>
          </table:table-cell>
          <table:table-cell table:formula="of:=[.V136]+9.4108361" office:value-type="float" office:value="19.0484393417683" calcext:value-type="float">
            <text:p>19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01]*30.8403304" office:value-type="float" office:value="9.63760325" calcext:value-type="float">
            <text:p>9.63760325</text:p>
          </table:table-cell>
          <table:table-cell table:formula="of:=[.B101]*30.8403304" office:value-type="float" office:value="28.91280975" calcext:value-type="float">
            <text:p>28.91280975</text:p>
          </table:table-cell>
          <table:table-cell table:formula="of:=[.C101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37]+9.4108361" office:value-type="float" office:value="22.9034806384757" calcext:value-type="float">
            <text:p>22.9034806384757</text:p>
          </table:table-cell>
          <table:table-cell table:formula="of:=[.V137]+9.4108361" office:value-type="float" office:value="22.9034806384757" calcext:value-type="float">
            <text:p>22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02]*30.8403304" office:value-type="float" office:value="13.49264455" calcext:value-type="float">
            <text:p>13.49264455</text:p>
          </table:table-cell>
          <table:table-cell table:formula="of:=[.B102]*30.8403304" office:value-type="float" office:value="25.05776845" calcext:value-type="float">
            <text:p>25.05776845</text:p>
          </table:table-cell>
          <table:table-cell table:formula="of:=[.C102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38]+9.4108361" office:value-type="float" office:value="19.0484393417683" calcext:value-type="float">
            <text:p>19.0484393417683</text:p>
          </table:table-cell>
          <table:table-cell table:formula="of:=[.V138]+9.4108361" office:value-type="float" office:value="26.758521935183" calcext:value-type="float">
            <text:p>26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03]*30.8403304" office:value-type="float" office:value="13.49264455" calcext:value-type="float">
            <text:p>13.49264455</text:p>
          </table:table-cell>
          <table:table-cell table:formula="of:=[.B103]*30.8403304" office:value-type="float" office:value="28.91280975" calcext:value-type="float">
            <text:p>28.91280975</text:p>
          </table:table-cell>
          <table:table-cell table:formula="of:=[.C103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39]+9.4108361" office:value-type="float" office:value="19.0484393417683" calcext:value-type="float">
            <text:p>19.0484393417683</text:p>
          </table:table-cell>
          <table:table-cell table:formula="of:=[.V139]+9.4108361" office:value-type="float" office:value="30.6135632318903" calcext:value-type="float">
            <text:p>30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04]*30.8403304" office:value-type="float" office:value="17.34768585" calcext:value-type="float">
            <text:p>17.34768585</text:p>
          </table:table-cell>
          <table:table-cell table:formula="of:=[.B104]*30.8403304" office:value-type="float" office:value="1.92752065" calcext:value-type="float">
            <text:p>1.92752065</text:p>
          </table:table-cell>
          <table:table-cell table:formula="of:=[.C104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40]+9.4108361" office:value-type="float" office:value="22.9034806384757" calcext:value-type="float">
            <text:p>22.9034806384757</text:p>
          </table:table-cell>
          <table:table-cell table:formula="of:=[.V140]+9.4108361" office:value-type="float" office:value="26.758521935183" calcext:value-type="float">
            <text:p>26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05]*30.8403304" office:value-type="float" office:value="17.34768585" calcext:value-type="float">
            <text:p>17.34768585</text:p>
          </table:table-cell>
          <table:table-cell table:formula="of:=[.B105]*30.8403304" office:value-type="float" office:value="5.78256195" calcext:value-type="float">
            <text:p>5.78256195</text:p>
          </table:table-cell>
          <table:table-cell table:formula="of:=[.C105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41]+9.4108361" office:value-type="float" office:value="22.9034806384757" calcext:value-type="float">
            <text:p>22.9034806384757</text:p>
          </table:table-cell>
          <table:table-cell table:formula="of:=[.V141]+9.4108361" office:value-type="float" office:value="30.6135632318903" calcext:value-type="float">
            <text:p>30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06]*30.8403304" office:value-type="float" office:value="21.20272715" calcext:value-type="float">
            <text:p>21.20272715</text:p>
          </table:table-cell>
          <table:table-cell table:formula="of:=[.B106]*30.8403304" office:value-type="float" office:value="1.92752065" calcext:value-type="float">
            <text:p>1.92752065</text:p>
          </table:table-cell>
          <table:table-cell table:formula="of:=[.C106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42]+9.4108361" office:value-type="float" office:value="26.758521935183" calcext:value-type="float">
            <text:p>26.758521935183</text:p>
          </table:table-cell>
          <table:table-cell table:formula="of:=[.V142]+9.4108361" office:value-type="float" office:value="11.3383567483537" calcext:value-type="float">
            <text:p>11.338356748353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07]*30.8403304" office:value-type="float" office:value="21.20272715" calcext:value-type="float">
            <text:p>21.20272715</text:p>
          </table:table-cell>
          <table:table-cell table:formula="of:=[.B107]*30.8403304" office:value-type="float" office:value="5.78256195" calcext:value-type="float">
            <text:p>5.78256195</text:p>
          </table:table-cell>
          <table:table-cell table:formula="of:=[.C107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43]+9.4108361" office:value-type="float" office:value="26.758521935183" calcext:value-type="float">
            <text:p>26.758521935183</text:p>
          </table:table-cell>
          <table:table-cell table:formula="of:=[.V143]+9.4108361" office:value-type="float" office:value="15.193398045061" calcext:value-type="float">
            <text:p>15.193398045061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08]*30.8403304" office:value-type="float" office:value="17.34768585" calcext:value-type="float">
            <text:p>17.34768585</text:p>
          </table:table-cell>
          <table:table-cell table:formula="of:=[.B108]*30.8403304" office:value-type="float" office:value="9.63760325" calcext:value-type="float">
            <text:p>9.63760325</text:p>
          </table:table-cell>
          <table:table-cell table:formula="of:=[.C108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44]+9.4108361" office:value-type="float" office:value="30.6135632318903" calcext:value-type="float">
            <text:p>30.6135632318903</text:p>
          </table:table-cell>
          <table:table-cell table:formula="of:=[.V144]+9.4108361" office:value-type="float" office:value="11.3383567483537" calcext:value-type="float">
            <text:p>11.338356748353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09]*30.8403304" office:value-type="float" office:value="17.34768585" calcext:value-type="float">
            <text:p>17.34768585</text:p>
          </table:table-cell>
          <table:table-cell table:formula="of:=[.B109]*30.8403304" office:value-type="float" office:value="13.49264455" calcext:value-type="float">
            <text:p>13.49264455</text:p>
          </table:table-cell>
          <table:table-cell table:formula="of:=[.C109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45]+9.4108361" office:value-type="float" office:value="30.6135632318903" calcext:value-type="float">
            <text:p>30.6135632318903</text:p>
          </table:table-cell>
          <table:table-cell table:formula="of:=[.V145]+9.4108361" office:value-type="float" office:value="15.193398045061" calcext:value-type="float">
            <text:p>15.193398045061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10]*30.8403304" office:value-type="float" office:value="21.20272715" calcext:value-type="float">
            <text:p>21.20272715</text:p>
          </table:table-cell>
          <table:table-cell table:formula="of:=[.B110]*30.8403304" office:value-type="float" office:value="9.63760325" calcext:value-type="float">
            <text:p>9.63760325</text:p>
          </table:table-cell>
          <table:table-cell table:formula="of:=[.C110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46]+9.4108361" office:value-type="float" office:value="26.758521935183" calcext:value-type="float">
            <text:p>26.758521935183</text:p>
          </table:table-cell>
          <table:table-cell table:formula="of:=[.V146]+9.4108361" office:value-type="float" office:value="19.0484393417683" calcext:value-type="float">
            <text:p>19.04843934176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11]*30.8403304" office:value-type="float" office:value="21.20272715" calcext:value-type="float">
            <text:p>21.20272715</text:p>
          </table:table-cell>
          <table:table-cell table:formula="of:=[.B111]*30.8403304" office:value-type="float" office:value="13.49264455" calcext:value-type="float">
            <text:p>13.49264455</text:p>
          </table:table-cell>
          <table:table-cell table:formula="of:=[.C111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47]+9.4108361" office:value-type="float" office:value="26.758521935183" calcext:value-type="float">
            <text:p>26.758521935183</text:p>
          </table:table-cell>
          <table:table-cell table:formula="of:=[.V147]+9.4108361" office:value-type="float" office:value="22.9034806384757" calcext:value-type="float">
            <text:p>22.9034806384757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12]*30.8403304" office:value-type="float" office:value="17.34768585" calcext:value-type="float">
            <text:p>17.34768585</text:p>
          </table:table-cell>
          <table:table-cell table:formula="of:=[.B112]*30.8403304" office:value-type="float" office:value="17.34768585" calcext:value-type="float">
            <text:p>17.34768585</text:p>
          </table:table-cell>
          <table:table-cell table:formula="of:=[.C112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48]+9.4108361" office:value-type="float" office:value="30.6135632318903" calcext:value-type="float">
            <text:p>30.6135632318903</text:p>
          </table:table-cell>
          <table:table-cell table:formula="of:=[.V148]+9.4108361" office:value-type="float" office:value="19.0484393417683" calcext:value-type="float">
            <text:p>19.04843934176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13]*30.8403304" office:value-type="float" office:value="17.34768585" calcext:value-type="float">
            <text:p>17.34768585</text:p>
          </table:table-cell>
          <table:table-cell table:formula="of:=[.B113]*30.8403304" office:value-type="float" office:value="21.20272715" calcext:value-type="float">
            <text:p>21.20272715</text:p>
          </table:table-cell>
          <table:table-cell table:formula="of:=[.C113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49]+9.4108361" office:value-type="float" office:value="30.6135632318903" calcext:value-type="float">
            <text:p>30.6135632318903</text:p>
          </table:table-cell>
          <table:table-cell table:formula="of:=[.V149]+9.4108361" office:value-type="float" office:value="22.9034806384757" calcext:value-type="float">
            <text:p>22.9034806384757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14]*30.8403304" office:value-type="float" office:value="21.20272715" calcext:value-type="float">
            <text:p>21.20272715</text:p>
          </table:table-cell>
          <table:table-cell table:formula="of:=[.B114]*30.8403304" office:value-type="float" office:value="17.34768585" calcext:value-type="float">
            <text:p>17.34768585</text:p>
          </table:table-cell>
          <table:table-cell table:formula="of:=[.C114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50]+9.4108361" office:value-type="float" office:value="26.758521935183" calcext:value-type="float">
            <text:p>26.758521935183</text:p>
          </table:table-cell>
          <table:table-cell table:formula="of:=[.V150]+9.4108361" office:value-type="float" office:value="26.758521935183" calcext:value-type="float">
            <text:p>26.75852193518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15]*30.8403304" office:value-type="float" office:value="21.20272715" calcext:value-type="float">
            <text:p>21.20272715</text:p>
          </table:table-cell>
          <table:table-cell table:formula="of:=[.B115]*30.8403304" office:value-type="float" office:value="21.20272715" calcext:value-type="float">
            <text:p>21.20272715</text:p>
          </table:table-cell>
          <table:table-cell table:formula="of:=[.C115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51]+9.4108361" office:value-type="float" office:value="26.758521935183" calcext:value-type="float">
            <text:p>26.758521935183</text:p>
          </table:table-cell>
          <table:table-cell table:formula="of:=[.V151]+9.4108361" office:value-type="float" office:value="30.6135632318903" calcext:value-type="float">
            <text:p>30.613563231890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16]*30.8403304" office:value-type="float" office:value="17.34768585" calcext:value-type="float">
            <text:p>17.34768585</text:p>
          </table:table-cell>
          <table:table-cell table:formula="of:=[.B116]*30.8403304" office:value-type="float" office:value="25.05776845" calcext:value-type="float">
            <text:p>25.05776845</text:p>
          </table:table-cell>
          <table:table-cell table:formula="of:=[.C116]*30.8403304" office:value-type="float" office:value="9.63760325" calcext:value-type="float">
            <text:p>9.63760325</text:p>
          </table:table-cell>
          <table:table-cell table:number-columns-repeated="17"/>
          <table:table-cell table:formula="of:=[.U152]+9.4108361" office:value-type="float" office:value="30.6135632318903" calcext:value-type="float">
            <text:p>30.6135632318903</text:p>
          </table:table-cell>
          <table:table-cell table:formula="of:=[.V152]+9.4108361" office:value-type="float" office:value="26.758521935183" calcext:value-type="float">
            <text:p>26.758521935183</text:p>
          </table:table-cell>
          <table:table-cell office:value-type="float" office:value="13.4926445384756" calcext:value-type="float">
            <text:p>13.4926445384756</text:p>
          </table:table-cell>
          <table:table-cell table:number-columns-repeated="4"/>
        </table:table-row>
        <table:table-row table:style-name="ro1">
          <table:table-cell table:formula="of:=[.A117]*30.8403304" office:value-type="float" office:value="17.34768585" calcext:value-type="float">
            <text:p>17.34768585</text:p>
          </table:table-cell>
          <table:table-cell table:formula="of:=[.B117]*30.8403304" office:value-type="float" office:value="28.91280975" calcext:value-type="float">
            <text:p>28.91280975</text:p>
          </table:table-cell>
          <table:table-cell table:formula="of:=[.C117]*30.8403304" office:value-type="float" office:value="13.49264455" calcext:value-type="float">
            <text:p>13.49264455</text:p>
          </table:table-cell>
          <table:table-cell table:number-columns-repeated="17"/>
          <table:table-cell table:formula="of:=[.U153]+9.4108361" office:value-type="float" office:value="30.6135632318903" calcext:value-type="float">
            <text:p>30.6135632318903</text:p>
          </table:table-cell>
          <table:table-cell table:formula="of:=[.V153]+9.4108361" office:value-type="float" office:value="30.6135632318903" calcext:value-type="float">
            <text:p>30.6135632318903</text:p>
          </table:table-cell>
          <table:table-cell office:value-type="float" office:value="9.63760324176831" calcext:value-type="float">
            <text:p>9.63760324176831</text:p>
          </table:table-cell>
          <table:table-cell table:number-columns-repeated="4"/>
        </table:table-row>
        <table:table-row table:style-name="ro1">
          <table:table-cell table:formula="of:=[.A118]*30.8403304" office:value-type="float" office:value="21.20272715" calcext:value-type="float">
            <text:p>21.20272715</text:p>
          </table:table-cell>
          <table:table-cell table:formula="of:=[.B118]*30.8403304" office:value-type="float" office:value="25.05776845" calcext:value-type="float">
            <text:p>25.05776845</text:p>
          </table:table-cell>
          <table:table-cell table:formula="of:=[.C118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19]*30.8403304" office:value-type="float" office:value="21.20272715" calcext:value-type="float">
            <text:p>21.20272715</text:p>
          </table:table-cell>
          <table:table-cell table:formula="of:=[.B119]*30.8403304" office:value-type="float" office:value="28.91280975" calcext:value-type="float">
            <text:p>28.91280975</text:p>
          </table:table-cell>
          <table:table-cell table:formula="of:=[.C119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20]*30.8403304" office:value-type="float" office:value="25.05776845" calcext:value-type="float">
            <text:p>25.05776845</text:p>
          </table:table-cell>
          <table:table-cell table:formula="of:=[.B120]*30.8403304" office:value-type="float" office:value="1.92752065" calcext:value-type="float">
            <text:p>1.92752065</text:p>
          </table:table-cell>
          <table:table-cell table:formula="of:=[.C120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21]*30.8403304" office:value-type="float" office:value="25.05776845" calcext:value-type="float">
            <text:p>25.05776845</text:p>
          </table:table-cell>
          <table:table-cell table:formula="of:=[.B121]*30.8403304" office:value-type="float" office:value="5.78256195" calcext:value-type="float">
            <text:p>5.78256195</text:p>
          </table:table-cell>
          <table:table-cell table:formula="of:=[.C121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22]*30.8403304" office:value-type="float" office:value="28.91280975" calcext:value-type="float">
            <text:p>28.91280975</text:p>
          </table:table-cell>
          <table:table-cell table:formula="of:=[.B122]*30.8403304" office:value-type="float" office:value="1.92752065" calcext:value-type="float">
            <text:p>1.92752065</text:p>
          </table:table-cell>
          <table:table-cell table:formula="of:=[.C122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23]*30.8403304" office:value-type="float" office:value="28.91280975" calcext:value-type="float">
            <text:p>28.91280975</text:p>
          </table:table-cell>
          <table:table-cell table:formula="of:=[.B123]*30.8403304" office:value-type="float" office:value="5.78256195" calcext:value-type="float">
            <text:p>5.78256195</text:p>
          </table:table-cell>
          <table:table-cell table:formula="of:=[.C123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24]*30.8403304" office:value-type="float" office:value="25.05776845" calcext:value-type="float">
            <text:p>25.05776845</text:p>
          </table:table-cell>
          <table:table-cell table:formula="of:=[.B124]*30.8403304" office:value-type="float" office:value="9.63760325" calcext:value-type="float">
            <text:p>9.63760325</text:p>
          </table:table-cell>
          <table:table-cell table:formula="of:=[.C124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25]*30.8403304" office:value-type="float" office:value="25.05776845" calcext:value-type="float">
            <text:p>25.05776845</text:p>
          </table:table-cell>
          <table:table-cell table:formula="of:=[.B125]*30.8403304" office:value-type="float" office:value="13.49264455" calcext:value-type="float">
            <text:p>13.49264455</text:p>
          </table:table-cell>
          <table:table-cell table:formula="of:=[.C125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26]*30.8403304" office:value-type="float" office:value="28.91280975" calcext:value-type="float">
            <text:p>28.91280975</text:p>
          </table:table-cell>
          <table:table-cell table:formula="of:=[.B126]*30.8403304" office:value-type="float" office:value="9.63760325" calcext:value-type="float">
            <text:p>9.63760325</text:p>
          </table:table-cell>
          <table:table-cell table:formula="of:=[.C126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27]*30.8403304" office:value-type="float" office:value="28.91280975" calcext:value-type="float">
            <text:p>28.91280975</text:p>
          </table:table-cell>
          <table:table-cell table:formula="of:=[.B127]*30.8403304" office:value-type="float" office:value="13.49264455" calcext:value-type="float">
            <text:p>13.49264455</text:p>
          </table:table-cell>
          <table:table-cell table:formula="of:=[.C127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28]*30.8403304" office:value-type="float" office:value="25.05776845" calcext:value-type="float">
            <text:p>25.05776845</text:p>
          </table:table-cell>
          <table:table-cell table:formula="of:=[.B128]*30.8403304" office:value-type="float" office:value="17.34768585" calcext:value-type="float">
            <text:p>17.34768585</text:p>
          </table:table-cell>
          <table:table-cell table:formula="of:=[.C128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29]*30.8403304" office:value-type="float" office:value="25.05776845" calcext:value-type="float">
            <text:p>25.05776845</text:p>
          </table:table-cell>
          <table:table-cell table:formula="of:=[.B129]*30.8403304" office:value-type="float" office:value="21.20272715" calcext:value-type="float">
            <text:p>21.20272715</text:p>
          </table:table-cell>
          <table:table-cell table:formula="of:=[.C129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30]*30.8403304" office:value-type="float" office:value="28.91280975" calcext:value-type="float">
            <text:p>28.91280975</text:p>
          </table:table-cell>
          <table:table-cell table:formula="of:=[.B130]*30.8403304" office:value-type="float" office:value="17.34768585" calcext:value-type="float">
            <text:p>17.34768585</text:p>
          </table:table-cell>
          <table:table-cell table:formula="of:=[.C130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31]*30.8403304" office:value-type="float" office:value="28.91280975" calcext:value-type="float">
            <text:p>28.91280975</text:p>
          </table:table-cell>
          <table:table-cell table:formula="of:=[.B131]*30.8403304" office:value-type="float" office:value="21.20272715" calcext:value-type="float">
            <text:p>21.20272715</text:p>
          </table:table-cell>
          <table:table-cell table:formula="of:=[.C131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32]*30.8403304" office:value-type="float" office:value="25.05776845" calcext:value-type="float">
            <text:p>25.05776845</text:p>
          </table:table-cell>
          <table:table-cell table:formula="of:=[.B132]*30.8403304" office:value-type="float" office:value="25.05776845" calcext:value-type="float">
            <text:p>25.05776845</text:p>
          </table:table-cell>
          <table:table-cell table:formula="of:=[.C132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33]*30.8403304" office:value-type="float" office:value="25.05776845" calcext:value-type="float">
            <text:p>25.05776845</text:p>
          </table:table-cell>
          <table:table-cell table:formula="of:=[.B133]*30.8403304" office:value-type="float" office:value="28.91280975" calcext:value-type="float">
            <text:p>28.91280975</text:p>
          </table:table-cell>
          <table:table-cell table:formula="of:=[.C133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34]*30.8403304" office:value-type="float" office:value="28.91280975" calcext:value-type="float">
            <text:p>28.91280975</text:p>
          </table:table-cell>
          <table:table-cell table:formula="of:=[.B134]*30.8403304" office:value-type="float" office:value="25.05776845" calcext:value-type="float">
            <text:p>25.05776845</text:p>
          </table:table-cell>
          <table:table-cell table:formula="of:=[.C134]*30.8403304"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135]*30.8403304" office:value-type="float" office:value="28.91280975" calcext:value-type="float">
            <text:p>28.91280975</text:p>
          </table:table-cell>
          <table:table-cell table:formula="of:=[.B135]*30.8403304" office:value-type="float" office:value="28.91280975" calcext:value-type="float">
            <text:p>28.91280975</text:p>
          </table:table-cell>
          <table:table-cell table:formula="of:=[.C135]*30.8403304"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136]*30.8403304" office:value-type="float" office:value="1.92752065" calcext:value-type="float">
            <text:p>1.92752065</text:p>
          </table:table-cell>
          <table:table-cell table:formula="of:=[.B136]*30.8403304" office:value-type="float" office:value="1.92752065" calcext:value-type="float">
            <text:p>1.92752065</text:p>
          </table:table-cell>
          <table:table-cell table:formula="of:=[.C136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37]*30.8403304" office:value-type="float" office:value="1.92752065" calcext:value-type="float">
            <text:p>1.92752065</text:p>
          </table:table-cell>
          <table:table-cell table:formula="of:=[.B137]*30.8403304" office:value-type="float" office:value="5.78256195" calcext:value-type="float">
            <text:p>5.78256195</text:p>
          </table:table-cell>
          <table:table-cell table:formula="of:=[.C137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38]*30.8403304" office:value-type="float" office:value="5.78256195" calcext:value-type="float">
            <text:p>5.78256195</text:p>
          </table:table-cell>
          <table:table-cell table:formula="of:=[.B138]*30.8403304" office:value-type="float" office:value="1.92752065" calcext:value-type="float">
            <text:p>1.92752065</text:p>
          </table:table-cell>
          <table:table-cell table:formula="of:=[.C138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39]*30.8403304" office:value-type="float" office:value="5.78256195" calcext:value-type="float">
            <text:p>5.78256195</text:p>
          </table:table-cell>
          <table:table-cell table:formula="of:=[.B139]*30.8403304" office:value-type="float" office:value="5.78256195" calcext:value-type="float">
            <text:p>5.78256195</text:p>
          </table:table-cell>
          <table:table-cell table:formula="of:=[.C139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40]*30.8403304" office:value-type="float" office:value="1.92752065" calcext:value-type="float">
            <text:p>1.92752065</text:p>
          </table:table-cell>
          <table:table-cell table:formula="of:=[.B140]*30.8403304" office:value-type="float" office:value="9.63760325" calcext:value-type="float">
            <text:p>9.63760325</text:p>
          </table:table-cell>
          <table:table-cell table:formula="of:=[.C140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41]*30.8403304" office:value-type="float" office:value="1.92752065" calcext:value-type="float">
            <text:p>1.92752065</text:p>
          </table:table-cell>
          <table:table-cell table:formula="of:=[.B141]*30.8403304" office:value-type="float" office:value="13.49264455" calcext:value-type="float">
            <text:p>13.49264455</text:p>
          </table:table-cell>
          <table:table-cell table:formula="of:=[.C141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42]*30.8403304" office:value-type="float" office:value="5.78256195" calcext:value-type="float">
            <text:p>5.78256195</text:p>
          </table:table-cell>
          <table:table-cell table:formula="of:=[.B142]*30.8403304" office:value-type="float" office:value="9.63760325" calcext:value-type="float">
            <text:p>9.63760325</text:p>
          </table:table-cell>
          <table:table-cell table:formula="of:=[.C142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43]*30.8403304" office:value-type="float" office:value="5.78256195" calcext:value-type="float">
            <text:p>5.78256195</text:p>
          </table:table-cell>
          <table:table-cell table:formula="of:=[.B143]*30.8403304" office:value-type="float" office:value="13.49264455" calcext:value-type="float">
            <text:p>13.49264455</text:p>
          </table:table-cell>
          <table:table-cell table:formula="of:=[.C143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44]*30.8403304" office:value-type="float" office:value="1.92752065" calcext:value-type="float">
            <text:p>1.92752065</text:p>
          </table:table-cell>
          <table:table-cell table:formula="of:=[.B144]*30.8403304" office:value-type="float" office:value="17.34768585" calcext:value-type="float">
            <text:p>17.34768585</text:p>
          </table:table-cell>
          <table:table-cell table:formula="of:=[.C144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45]*30.8403304" office:value-type="float" office:value="1.92752065" calcext:value-type="float">
            <text:p>1.92752065</text:p>
          </table:table-cell>
          <table:table-cell table:formula="of:=[.B145]*30.8403304" office:value-type="float" office:value="21.20272715" calcext:value-type="float">
            <text:p>21.20272715</text:p>
          </table:table-cell>
          <table:table-cell table:formula="of:=[.C145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46]*30.8403304" office:value-type="float" office:value="5.78256195" calcext:value-type="float">
            <text:p>5.78256195</text:p>
          </table:table-cell>
          <table:table-cell table:formula="of:=[.B146]*30.8403304" office:value-type="float" office:value="17.34768585" calcext:value-type="float">
            <text:p>17.34768585</text:p>
          </table:table-cell>
          <table:table-cell table:formula="of:=[.C146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47]*30.8403304" office:value-type="float" office:value="5.78256195" calcext:value-type="float">
            <text:p>5.78256195</text:p>
          </table:table-cell>
          <table:table-cell table:formula="of:=[.B147]*30.8403304" office:value-type="float" office:value="21.20272715" calcext:value-type="float">
            <text:p>21.20272715</text:p>
          </table:table-cell>
          <table:table-cell table:formula="of:=[.C147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48]*30.8403304" office:value-type="float" office:value="1.92752065" calcext:value-type="float">
            <text:p>1.92752065</text:p>
          </table:table-cell>
          <table:table-cell table:formula="of:=[.B148]*30.8403304" office:value-type="float" office:value="25.05776845" calcext:value-type="float">
            <text:p>25.05776845</text:p>
          </table:table-cell>
          <table:table-cell table:formula="of:=[.C148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49]*30.8403304" office:value-type="float" office:value="1.92752065" calcext:value-type="float">
            <text:p>1.92752065</text:p>
          </table:table-cell>
          <table:table-cell table:formula="of:=[.B149]*30.8403304" office:value-type="float" office:value="28.91280975" calcext:value-type="float">
            <text:p>28.91280975</text:p>
          </table:table-cell>
          <table:table-cell table:formula="of:=[.C149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50]*30.8403304" office:value-type="float" office:value="5.78256195" calcext:value-type="float">
            <text:p>5.78256195</text:p>
          </table:table-cell>
          <table:table-cell table:formula="of:=[.B150]*30.8403304" office:value-type="float" office:value="25.05776845" calcext:value-type="float">
            <text:p>25.05776845</text:p>
          </table:table-cell>
          <table:table-cell table:formula="of:=[.C150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51]*30.8403304" office:value-type="float" office:value="5.78256195" calcext:value-type="float">
            <text:p>5.78256195</text:p>
          </table:table-cell>
          <table:table-cell table:formula="of:=[.B151]*30.8403304" office:value-type="float" office:value="28.91280975" calcext:value-type="float">
            <text:p>28.91280975</text:p>
          </table:table-cell>
          <table:table-cell table:formula="of:=[.C151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52]*30.8403304" office:value-type="float" office:value="9.63760325" calcext:value-type="float">
            <text:p>9.63760325</text:p>
          </table:table-cell>
          <table:table-cell table:formula="of:=[.B152]*30.8403304" office:value-type="float" office:value="1.92752065" calcext:value-type="float">
            <text:p>1.92752065</text:p>
          </table:table-cell>
          <table:table-cell table:formula="of:=[.C152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53]*30.8403304" office:value-type="float" office:value="9.63760325" calcext:value-type="float">
            <text:p>9.63760325</text:p>
          </table:table-cell>
          <table:table-cell table:formula="of:=[.B153]*30.8403304" office:value-type="float" office:value="5.78256195" calcext:value-type="float">
            <text:p>5.78256195</text:p>
          </table:table-cell>
          <table:table-cell table:formula="of:=[.C153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54]*30.8403304" office:value-type="float" office:value="13.49264455" calcext:value-type="float">
            <text:p>13.49264455</text:p>
          </table:table-cell>
          <table:table-cell table:formula="of:=[.B154]*30.8403304" office:value-type="float" office:value="1.92752065" calcext:value-type="float">
            <text:p>1.92752065</text:p>
          </table:table-cell>
          <table:table-cell table:formula="of:=[.C154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55]*30.8403304" office:value-type="float" office:value="13.49264455" calcext:value-type="float">
            <text:p>13.49264455</text:p>
          </table:table-cell>
          <table:table-cell table:formula="of:=[.B155]*30.8403304" office:value-type="float" office:value="5.78256195" calcext:value-type="float">
            <text:p>5.78256195</text:p>
          </table:table-cell>
          <table:table-cell table:formula="of:=[.C155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56]*30.8403304" office:value-type="float" office:value="9.63760325" calcext:value-type="float">
            <text:p>9.63760325</text:p>
          </table:table-cell>
          <table:table-cell table:formula="of:=[.B156]*30.8403304" office:value-type="float" office:value="9.63760325" calcext:value-type="float">
            <text:p>9.63760325</text:p>
          </table:table-cell>
          <table:table-cell table:formula="of:=[.C156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57]*30.8403304" office:value-type="float" office:value="9.63760325" calcext:value-type="float">
            <text:p>9.63760325</text:p>
          </table:table-cell>
          <table:table-cell table:formula="of:=[.B157]*30.8403304" office:value-type="float" office:value="13.49264455" calcext:value-type="float">
            <text:p>13.49264455</text:p>
          </table:table-cell>
          <table:table-cell table:formula="of:=[.C157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58]*30.8403304" office:value-type="float" office:value="13.49264455" calcext:value-type="float">
            <text:p>13.49264455</text:p>
          </table:table-cell>
          <table:table-cell table:formula="of:=[.B158]*30.8403304" office:value-type="float" office:value="9.63760325" calcext:value-type="float">
            <text:p>9.63760325</text:p>
          </table:table-cell>
          <table:table-cell table:formula="of:=[.C158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59]*30.8403304" office:value-type="float" office:value="13.49264455" calcext:value-type="float">
            <text:p>13.49264455</text:p>
          </table:table-cell>
          <table:table-cell table:formula="of:=[.B159]*30.8403304" office:value-type="float" office:value="13.49264455" calcext:value-type="float">
            <text:p>13.49264455</text:p>
          </table:table-cell>
          <table:table-cell table:formula="of:=[.C159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60]*30.8403304" office:value-type="float" office:value="9.63760325" calcext:value-type="float">
            <text:p>9.63760325</text:p>
          </table:table-cell>
          <table:table-cell table:formula="of:=[.B160]*30.8403304" office:value-type="float" office:value="17.34768585" calcext:value-type="float">
            <text:p>17.34768585</text:p>
          </table:table-cell>
          <table:table-cell table:formula="of:=[.C160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61]*30.8403304" office:value-type="float" office:value="9.63760325" calcext:value-type="float">
            <text:p>9.63760325</text:p>
          </table:table-cell>
          <table:table-cell table:formula="of:=[.B161]*30.8403304" office:value-type="float" office:value="21.20272715" calcext:value-type="float">
            <text:p>21.20272715</text:p>
          </table:table-cell>
          <table:table-cell table:formula="of:=[.C161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62]*30.8403304" office:value-type="float" office:value="13.49264455" calcext:value-type="float">
            <text:p>13.49264455</text:p>
          </table:table-cell>
          <table:table-cell table:formula="of:=[.B162]*30.8403304" office:value-type="float" office:value="17.34768585" calcext:value-type="float">
            <text:p>17.34768585</text:p>
          </table:table-cell>
          <table:table-cell table:formula="of:=[.C162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63]*30.8403304" office:value-type="float" office:value="13.49264455" calcext:value-type="float">
            <text:p>13.49264455</text:p>
          </table:table-cell>
          <table:table-cell table:formula="of:=[.B163]*30.8403304" office:value-type="float" office:value="21.20272715" calcext:value-type="float">
            <text:p>21.20272715</text:p>
          </table:table-cell>
          <table:table-cell table:formula="of:=[.C163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64]*30.8403304" office:value-type="float" office:value="9.63760325" calcext:value-type="float">
            <text:p>9.63760325</text:p>
          </table:table-cell>
          <table:table-cell table:formula="of:=[.B164]*30.8403304" office:value-type="float" office:value="25.05776845" calcext:value-type="float">
            <text:p>25.05776845</text:p>
          </table:table-cell>
          <table:table-cell table:formula="of:=[.C164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65]*30.8403304" office:value-type="float" office:value="9.63760325" calcext:value-type="float">
            <text:p>9.63760325</text:p>
          </table:table-cell>
          <table:table-cell table:formula="of:=[.B165]*30.8403304" office:value-type="float" office:value="28.91280975" calcext:value-type="float">
            <text:p>28.91280975</text:p>
          </table:table-cell>
          <table:table-cell table:formula="of:=[.C165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66]*30.8403304" office:value-type="float" office:value="13.49264455" calcext:value-type="float">
            <text:p>13.49264455</text:p>
          </table:table-cell>
          <table:table-cell table:formula="of:=[.B166]*30.8403304" office:value-type="float" office:value="25.05776845" calcext:value-type="float">
            <text:p>25.05776845</text:p>
          </table:table-cell>
          <table:table-cell table:formula="of:=[.C166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67]*30.8403304" office:value-type="float" office:value="13.49264455" calcext:value-type="float">
            <text:p>13.49264455</text:p>
          </table:table-cell>
          <table:table-cell table:formula="of:=[.B167]*30.8403304" office:value-type="float" office:value="28.91280975" calcext:value-type="float">
            <text:p>28.91280975</text:p>
          </table:table-cell>
          <table:table-cell table:formula="of:=[.C167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68]*30.8403304" office:value-type="float" office:value="17.34768585" calcext:value-type="float">
            <text:p>17.34768585</text:p>
          </table:table-cell>
          <table:table-cell table:formula="of:=[.B168]*30.8403304" office:value-type="float" office:value="1.92752065" calcext:value-type="float">
            <text:p>1.92752065</text:p>
          </table:table-cell>
          <table:table-cell table:formula="of:=[.C168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69]*30.8403304" office:value-type="float" office:value="17.34768585" calcext:value-type="float">
            <text:p>17.34768585</text:p>
          </table:table-cell>
          <table:table-cell table:formula="of:=[.B169]*30.8403304" office:value-type="float" office:value="5.78256195" calcext:value-type="float">
            <text:p>5.78256195</text:p>
          </table:table-cell>
          <table:table-cell table:formula="of:=[.C169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70]*30.8403304" office:value-type="float" office:value="21.20272715" calcext:value-type="float">
            <text:p>21.20272715</text:p>
          </table:table-cell>
          <table:table-cell table:formula="of:=[.B170]*30.8403304" office:value-type="float" office:value="1.92752065" calcext:value-type="float">
            <text:p>1.92752065</text:p>
          </table:table-cell>
          <table:table-cell table:formula="of:=[.C170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71]*30.8403304" office:value-type="float" office:value="21.20272715" calcext:value-type="float">
            <text:p>21.20272715</text:p>
          </table:table-cell>
          <table:table-cell table:formula="of:=[.B171]*30.8403304" office:value-type="float" office:value="5.78256195" calcext:value-type="float">
            <text:p>5.78256195</text:p>
          </table:table-cell>
          <table:table-cell table:formula="of:=[.C171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72]*30.8403304" office:value-type="float" office:value="17.34768585" calcext:value-type="float">
            <text:p>17.34768585</text:p>
          </table:table-cell>
          <table:table-cell table:formula="of:=[.B172]*30.8403304" office:value-type="float" office:value="9.63760325" calcext:value-type="float">
            <text:p>9.63760325</text:p>
          </table:table-cell>
          <table:table-cell table:formula="of:=[.C172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73]*30.8403304" office:value-type="float" office:value="17.34768585" calcext:value-type="float">
            <text:p>17.34768585</text:p>
          </table:table-cell>
          <table:table-cell table:formula="of:=[.B173]*30.8403304" office:value-type="float" office:value="13.49264455" calcext:value-type="float">
            <text:p>13.49264455</text:p>
          </table:table-cell>
          <table:table-cell table:formula="of:=[.C173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74]*30.8403304" office:value-type="float" office:value="21.20272715" calcext:value-type="float">
            <text:p>21.20272715</text:p>
          </table:table-cell>
          <table:table-cell table:formula="of:=[.B174]*30.8403304" office:value-type="float" office:value="9.63760325" calcext:value-type="float">
            <text:p>9.63760325</text:p>
          </table:table-cell>
          <table:table-cell table:formula="of:=[.C174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75]*30.8403304" office:value-type="float" office:value="21.20272715" calcext:value-type="float">
            <text:p>21.20272715</text:p>
          </table:table-cell>
          <table:table-cell table:formula="of:=[.B175]*30.8403304" office:value-type="float" office:value="13.49264455" calcext:value-type="float">
            <text:p>13.49264455</text:p>
          </table:table-cell>
          <table:table-cell table:formula="of:=[.C175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76]*30.8403304" office:value-type="float" office:value="17.34768585" calcext:value-type="float">
            <text:p>17.34768585</text:p>
          </table:table-cell>
          <table:table-cell table:formula="of:=[.B176]*30.8403304" office:value-type="float" office:value="17.34768585" calcext:value-type="float">
            <text:p>17.34768585</text:p>
          </table:table-cell>
          <table:table-cell table:formula="of:=[.C176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77]*30.8403304" office:value-type="float" office:value="17.34768585" calcext:value-type="float">
            <text:p>17.34768585</text:p>
          </table:table-cell>
          <table:table-cell table:formula="of:=[.B177]*30.8403304" office:value-type="float" office:value="21.20272715" calcext:value-type="float">
            <text:p>21.20272715</text:p>
          </table:table-cell>
          <table:table-cell table:formula="of:=[.C177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78]*30.8403304" office:value-type="float" office:value="21.20272715" calcext:value-type="float">
            <text:p>21.20272715</text:p>
          </table:table-cell>
          <table:table-cell table:formula="of:=[.B178]*30.8403304" office:value-type="float" office:value="17.34768585" calcext:value-type="float">
            <text:p>17.34768585</text:p>
          </table:table-cell>
          <table:table-cell table:formula="of:=[.C178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79]*30.8403304" office:value-type="float" office:value="21.20272715" calcext:value-type="float">
            <text:p>21.20272715</text:p>
          </table:table-cell>
          <table:table-cell table:formula="of:=[.B179]*30.8403304" office:value-type="float" office:value="21.20272715" calcext:value-type="float">
            <text:p>21.20272715</text:p>
          </table:table-cell>
          <table:table-cell table:formula="of:=[.C179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80]*30.8403304" office:value-type="float" office:value="17.34768585" calcext:value-type="float">
            <text:p>17.34768585</text:p>
          </table:table-cell>
          <table:table-cell table:formula="of:=[.B180]*30.8403304" office:value-type="float" office:value="25.05776845" calcext:value-type="float">
            <text:p>25.05776845</text:p>
          </table:table-cell>
          <table:table-cell table:formula="of:=[.C180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81]*30.8403304" office:value-type="float" office:value="17.34768585" calcext:value-type="float">
            <text:p>17.34768585</text:p>
          </table:table-cell>
          <table:table-cell table:formula="of:=[.B181]*30.8403304" office:value-type="float" office:value="28.91280975" calcext:value-type="float">
            <text:p>28.91280975</text:p>
          </table:table-cell>
          <table:table-cell table:formula="of:=[.C181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82]*30.8403304" office:value-type="float" office:value="21.20272715" calcext:value-type="float">
            <text:p>21.20272715</text:p>
          </table:table-cell>
          <table:table-cell table:formula="of:=[.B182]*30.8403304" office:value-type="float" office:value="25.05776845" calcext:value-type="float">
            <text:p>25.05776845</text:p>
          </table:table-cell>
          <table:table-cell table:formula="of:=[.C182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83]*30.8403304" office:value-type="float" office:value="21.20272715" calcext:value-type="float">
            <text:p>21.20272715</text:p>
          </table:table-cell>
          <table:table-cell table:formula="of:=[.B183]*30.8403304" office:value-type="float" office:value="28.91280975" calcext:value-type="float">
            <text:p>28.91280975</text:p>
          </table:table-cell>
          <table:table-cell table:formula="of:=[.C183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84]*30.8403304" office:value-type="float" office:value="25.05776845" calcext:value-type="float">
            <text:p>25.05776845</text:p>
          </table:table-cell>
          <table:table-cell table:formula="of:=[.B184]*30.8403304" office:value-type="float" office:value="1.92752065" calcext:value-type="float">
            <text:p>1.92752065</text:p>
          </table:table-cell>
          <table:table-cell table:formula="of:=[.C184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85]*30.8403304" office:value-type="float" office:value="25.05776845" calcext:value-type="float">
            <text:p>25.05776845</text:p>
          </table:table-cell>
          <table:table-cell table:formula="of:=[.B185]*30.8403304" office:value-type="float" office:value="5.78256195" calcext:value-type="float">
            <text:p>5.78256195</text:p>
          </table:table-cell>
          <table:table-cell table:formula="of:=[.C185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86]*30.8403304" office:value-type="float" office:value="28.91280975" calcext:value-type="float">
            <text:p>28.91280975</text:p>
          </table:table-cell>
          <table:table-cell table:formula="of:=[.B186]*30.8403304" office:value-type="float" office:value="1.92752065" calcext:value-type="float">
            <text:p>1.92752065</text:p>
          </table:table-cell>
          <table:table-cell table:formula="of:=[.C186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87]*30.8403304" office:value-type="float" office:value="28.91280975" calcext:value-type="float">
            <text:p>28.91280975</text:p>
          </table:table-cell>
          <table:table-cell table:formula="of:=[.B187]*30.8403304" office:value-type="float" office:value="5.78256195" calcext:value-type="float">
            <text:p>5.78256195</text:p>
          </table:table-cell>
          <table:table-cell table:formula="of:=[.C187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88]*30.8403304" office:value-type="float" office:value="25.05776845" calcext:value-type="float">
            <text:p>25.05776845</text:p>
          </table:table-cell>
          <table:table-cell table:formula="of:=[.B188]*30.8403304" office:value-type="float" office:value="9.63760325" calcext:value-type="float">
            <text:p>9.63760325</text:p>
          </table:table-cell>
          <table:table-cell table:formula="of:=[.C188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89]*30.8403304" office:value-type="float" office:value="25.05776845" calcext:value-type="float">
            <text:p>25.05776845</text:p>
          </table:table-cell>
          <table:table-cell table:formula="of:=[.B189]*30.8403304" office:value-type="float" office:value="13.49264455" calcext:value-type="float">
            <text:p>13.49264455</text:p>
          </table:table-cell>
          <table:table-cell table:formula="of:=[.C189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90]*30.8403304" office:value-type="float" office:value="28.91280975" calcext:value-type="float">
            <text:p>28.91280975</text:p>
          </table:table-cell>
          <table:table-cell table:formula="of:=[.B190]*30.8403304" office:value-type="float" office:value="9.63760325" calcext:value-type="float">
            <text:p>9.63760325</text:p>
          </table:table-cell>
          <table:table-cell table:formula="of:=[.C190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91]*30.8403304" office:value-type="float" office:value="28.91280975" calcext:value-type="float">
            <text:p>28.91280975</text:p>
          </table:table-cell>
          <table:table-cell table:formula="of:=[.B191]*30.8403304" office:value-type="float" office:value="13.49264455" calcext:value-type="float">
            <text:p>13.49264455</text:p>
          </table:table-cell>
          <table:table-cell table:formula="of:=[.C191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92]*30.8403304" office:value-type="float" office:value="25.05776845" calcext:value-type="float">
            <text:p>25.05776845</text:p>
          </table:table-cell>
          <table:table-cell table:formula="of:=[.B192]*30.8403304" office:value-type="float" office:value="17.34768585" calcext:value-type="float">
            <text:p>17.34768585</text:p>
          </table:table-cell>
          <table:table-cell table:formula="of:=[.C192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93]*30.8403304" office:value-type="float" office:value="25.05776845" calcext:value-type="float">
            <text:p>25.05776845</text:p>
          </table:table-cell>
          <table:table-cell table:formula="of:=[.B193]*30.8403304" office:value-type="float" office:value="21.20272715" calcext:value-type="float">
            <text:p>21.20272715</text:p>
          </table:table-cell>
          <table:table-cell table:formula="of:=[.C193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94]*30.8403304" office:value-type="float" office:value="28.91280975" calcext:value-type="float">
            <text:p>28.91280975</text:p>
          </table:table-cell>
          <table:table-cell table:formula="of:=[.B194]*30.8403304" office:value-type="float" office:value="17.34768585" calcext:value-type="float">
            <text:p>17.34768585</text:p>
          </table:table-cell>
          <table:table-cell table:formula="of:=[.C194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95]*30.8403304" office:value-type="float" office:value="28.91280975" calcext:value-type="float">
            <text:p>28.91280975</text:p>
          </table:table-cell>
          <table:table-cell table:formula="of:=[.B195]*30.8403304" office:value-type="float" office:value="21.20272715" calcext:value-type="float">
            <text:p>21.20272715</text:p>
          </table:table-cell>
          <table:table-cell table:formula="of:=[.C195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96]*30.8403304" office:value-type="float" office:value="25.05776845" calcext:value-type="float">
            <text:p>25.05776845</text:p>
          </table:table-cell>
          <table:table-cell table:formula="of:=[.B196]*30.8403304" office:value-type="float" office:value="25.05776845" calcext:value-type="float">
            <text:p>25.05776845</text:p>
          </table:table-cell>
          <table:table-cell table:formula="of:=[.C196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197]*30.8403304" office:value-type="float" office:value="25.05776845" calcext:value-type="float">
            <text:p>25.05776845</text:p>
          </table:table-cell>
          <table:table-cell table:formula="of:=[.B197]*30.8403304" office:value-type="float" office:value="28.91280975" calcext:value-type="float">
            <text:p>28.91280975</text:p>
          </table:table-cell>
          <table:table-cell table:formula="of:=[.C197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98]*30.8403304" office:value-type="float" office:value="28.91280975" calcext:value-type="float">
            <text:p>28.91280975</text:p>
          </table:table-cell>
          <table:table-cell table:formula="of:=[.B198]*30.8403304" office:value-type="float" office:value="25.05776845" calcext:value-type="float">
            <text:p>25.05776845</text:p>
          </table:table-cell>
          <table:table-cell table:formula="of:=[.C198]*30.8403304"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199]*30.8403304" office:value-type="float" office:value="28.91280975" calcext:value-type="float">
            <text:p>28.91280975</text:p>
          </table:table-cell>
          <table:table-cell table:formula="of:=[.B199]*30.8403304" office:value-type="float" office:value="28.91280975" calcext:value-type="float">
            <text:p>28.91280975</text:p>
          </table:table-cell>
          <table:table-cell table:formula="of:=[.C199]*30.8403304"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200]*30.8403304" office:value-type="float" office:value="1.92752065" calcext:value-type="float">
            <text:p>1.92752065</text:p>
          </table:table-cell>
          <table:table-cell table:formula="of:=[.B200]*30.8403304" office:value-type="float" office:value="1.92752065" calcext:value-type="float">
            <text:p>1.92752065</text:p>
          </table:table-cell>
          <table:table-cell table:formula="of:=[.C200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01]*30.8403304" office:value-type="float" office:value="1.92752065" calcext:value-type="float">
            <text:p>1.92752065</text:p>
          </table:table-cell>
          <table:table-cell table:formula="of:=[.B201]*30.8403304" office:value-type="float" office:value="5.78256195" calcext:value-type="float">
            <text:p>5.78256195</text:p>
          </table:table-cell>
          <table:table-cell table:formula="of:=[.C201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02]*30.8403304" office:value-type="float" office:value="5.78256195" calcext:value-type="float">
            <text:p>5.78256195</text:p>
          </table:table-cell>
          <table:table-cell table:formula="of:=[.B202]*30.8403304" office:value-type="float" office:value="1.92752065" calcext:value-type="float">
            <text:p>1.92752065</text:p>
          </table:table-cell>
          <table:table-cell table:formula="of:=[.C202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03]*30.8403304" office:value-type="float" office:value="5.78256195" calcext:value-type="float">
            <text:p>5.78256195</text:p>
          </table:table-cell>
          <table:table-cell table:formula="of:=[.B203]*30.8403304" office:value-type="float" office:value="5.78256195" calcext:value-type="float">
            <text:p>5.78256195</text:p>
          </table:table-cell>
          <table:table-cell table:formula="of:=[.C203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04]*30.8403304" office:value-type="float" office:value="1.92752065" calcext:value-type="float">
            <text:p>1.92752065</text:p>
          </table:table-cell>
          <table:table-cell table:formula="of:=[.B204]*30.8403304" office:value-type="float" office:value="9.63760325" calcext:value-type="float">
            <text:p>9.63760325</text:p>
          </table:table-cell>
          <table:table-cell table:formula="of:=[.C204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05]*30.8403304" office:value-type="float" office:value="1.92752065" calcext:value-type="float">
            <text:p>1.92752065</text:p>
          </table:table-cell>
          <table:table-cell table:formula="of:=[.B205]*30.8403304" office:value-type="float" office:value="13.49264455" calcext:value-type="float">
            <text:p>13.49264455</text:p>
          </table:table-cell>
          <table:table-cell table:formula="of:=[.C205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06]*30.8403304" office:value-type="float" office:value="5.78256195" calcext:value-type="float">
            <text:p>5.78256195</text:p>
          </table:table-cell>
          <table:table-cell table:formula="of:=[.B206]*30.8403304" office:value-type="float" office:value="9.63760325" calcext:value-type="float">
            <text:p>9.63760325</text:p>
          </table:table-cell>
          <table:table-cell table:formula="of:=[.C206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07]*30.8403304" office:value-type="float" office:value="5.78256195" calcext:value-type="float">
            <text:p>5.78256195</text:p>
          </table:table-cell>
          <table:table-cell table:formula="of:=[.B207]*30.8403304" office:value-type="float" office:value="13.49264455" calcext:value-type="float">
            <text:p>13.49264455</text:p>
          </table:table-cell>
          <table:table-cell table:formula="of:=[.C207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08]*30.8403304" office:value-type="float" office:value="1.92752065" calcext:value-type="float">
            <text:p>1.92752065</text:p>
          </table:table-cell>
          <table:table-cell table:formula="of:=[.B208]*30.8403304" office:value-type="float" office:value="17.34768585" calcext:value-type="float">
            <text:p>17.34768585</text:p>
          </table:table-cell>
          <table:table-cell table:formula="of:=[.C208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09]*30.8403304" office:value-type="float" office:value="1.92752065" calcext:value-type="float">
            <text:p>1.92752065</text:p>
          </table:table-cell>
          <table:table-cell table:formula="of:=[.B209]*30.8403304" office:value-type="float" office:value="21.20272715" calcext:value-type="float">
            <text:p>21.20272715</text:p>
          </table:table-cell>
          <table:table-cell table:formula="of:=[.C209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10]*30.8403304" office:value-type="float" office:value="5.78256195" calcext:value-type="float">
            <text:p>5.78256195</text:p>
          </table:table-cell>
          <table:table-cell table:formula="of:=[.B210]*30.8403304" office:value-type="float" office:value="17.34768585" calcext:value-type="float">
            <text:p>17.34768585</text:p>
          </table:table-cell>
          <table:table-cell table:formula="of:=[.C210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11]*30.8403304" office:value-type="float" office:value="5.78256195" calcext:value-type="float">
            <text:p>5.78256195</text:p>
          </table:table-cell>
          <table:table-cell table:formula="of:=[.B211]*30.8403304" office:value-type="float" office:value="21.20272715" calcext:value-type="float">
            <text:p>21.20272715</text:p>
          </table:table-cell>
          <table:table-cell table:formula="of:=[.C211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12]*30.8403304" office:value-type="float" office:value="1.92752065" calcext:value-type="float">
            <text:p>1.92752065</text:p>
          </table:table-cell>
          <table:table-cell table:formula="of:=[.B212]*30.8403304" office:value-type="float" office:value="25.05776845" calcext:value-type="float">
            <text:p>25.05776845</text:p>
          </table:table-cell>
          <table:table-cell table:formula="of:=[.C212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13]*30.8403304" office:value-type="float" office:value="1.92752065" calcext:value-type="float">
            <text:p>1.92752065</text:p>
          </table:table-cell>
          <table:table-cell table:formula="of:=[.B213]*30.8403304" office:value-type="float" office:value="28.91280975" calcext:value-type="float">
            <text:p>28.91280975</text:p>
          </table:table-cell>
          <table:table-cell table:formula="of:=[.C213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14]*30.8403304" office:value-type="float" office:value="5.78256195" calcext:value-type="float">
            <text:p>5.78256195</text:p>
          </table:table-cell>
          <table:table-cell table:formula="of:=[.B214]*30.8403304" office:value-type="float" office:value="25.05776845" calcext:value-type="float">
            <text:p>25.05776845</text:p>
          </table:table-cell>
          <table:table-cell table:formula="of:=[.C214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15]*30.8403304" office:value-type="float" office:value="5.78256195" calcext:value-type="float">
            <text:p>5.78256195</text:p>
          </table:table-cell>
          <table:table-cell table:formula="of:=[.B215]*30.8403304" office:value-type="float" office:value="28.91280975" calcext:value-type="float">
            <text:p>28.91280975</text:p>
          </table:table-cell>
          <table:table-cell table:formula="of:=[.C215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16]*30.8403304" office:value-type="float" office:value="9.63760325" calcext:value-type="float">
            <text:p>9.63760325</text:p>
          </table:table-cell>
          <table:table-cell table:formula="of:=[.B216]*30.8403304" office:value-type="float" office:value="1.92752065" calcext:value-type="float">
            <text:p>1.92752065</text:p>
          </table:table-cell>
          <table:table-cell table:formula="of:=[.C216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17]*30.8403304" office:value-type="float" office:value="9.63760325" calcext:value-type="float">
            <text:p>9.63760325</text:p>
          </table:table-cell>
          <table:table-cell table:formula="of:=[.B217]*30.8403304" office:value-type="float" office:value="5.78256195" calcext:value-type="float">
            <text:p>5.78256195</text:p>
          </table:table-cell>
          <table:table-cell table:formula="of:=[.C217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18]*30.8403304" office:value-type="float" office:value="13.49264455" calcext:value-type="float">
            <text:p>13.49264455</text:p>
          </table:table-cell>
          <table:table-cell table:formula="of:=[.B218]*30.8403304" office:value-type="float" office:value="1.92752065" calcext:value-type="float">
            <text:p>1.92752065</text:p>
          </table:table-cell>
          <table:table-cell table:formula="of:=[.C218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19]*30.8403304" office:value-type="float" office:value="13.49264455" calcext:value-type="float">
            <text:p>13.49264455</text:p>
          </table:table-cell>
          <table:table-cell table:formula="of:=[.B219]*30.8403304" office:value-type="float" office:value="5.78256195" calcext:value-type="float">
            <text:p>5.78256195</text:p>
          </table:table-cell>
          <table:table-cell table:formula="of:=[.C219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20]*30.8403304" office:value-type="float" office:value="9.63760325" calcext:value-type="float">
            <text:p>9.63760325</text:p>
          </table:table-cell>
          <table:table-cell table:formula="of:=[.B220]*30.8403304" office:value-type="float" office:value="9.63760325" calcext:value-type="float">
            <text:p>9.63760325</text:p>
          </table:table-cell>
          <table:table-cell table:formula="of:=[.C220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21]*30.8403304" office:value-type="float" office:value="9.63760325" calcext:value-type="float">
            <text:p>9.63760325</text:p>
          </table:table-cell>
          <table:table-cell table:formula="of:=[.B221]*30.8403304" office:value-type="float" office:value="13.49264455" calcext:value-type="float">
            <text:p>13.49264455</text:p>
          </table:table-cell>
          <table:table-cell table:formula="of:=[.C221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22]*30.8403304" office:value-type="float" office:value="13.49264455" calcext:value-type="float">
            <text:p>13.49264455</text:p>
          </table:table-cell>
          <table:table-cell table:formula="of:=[.B222]*30.8403304" office:value-type="float" office:value="9.63760325" calcext:value-type="float">
            <text:p>9.63760325</text:p>
          </table:table-cell>
          <table:table-cell table:formula="of:=[.C222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23]*30.8403304" office:value-type="float" office:value="13.49264455" calcext:value-type="float">
            <text:p>13.49264455</text:p>
          </table:table-cell>
          <table:table-cell table:formula="of:=[.B223]*30.8403304" office:value-type="float" office:value="13.49264455" calcext:value-type="float">
            <text:p>13.49264455</text:p>
          </table:table-cell>
          <table:table-cell table:formula="of:=[.C223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24]*30.8403304" office:value-type="float" office:value="9.63760325" calcext:value-type="float">
            <text:p>9.63760325</text:p>
          </table:table-cell>
          <table:table-cell table:formula="of:=[.B224]*30.8403304" office:value-type="float" office:value="17.34768585" calcext:value-type="float">
            <text:p>17.34768585</text:p>
          </table:table-cell>
          <table:table-cell table:formula="of:=[.C224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25]*30.8403304" office:value-type="float" office:value="9.63760325" calcext:value-type="float">
            <text:p>9.63760325</text:p>
          </table:table-cell>
          <table:table-cell table:formula="of:=[.B225]*30.8403304" office:value-type="float" office:value="21.20272715" calcext:value-type="float">
            <text:p>21.20272715</text:p>
          </table:table-cell>
          <table:table-cell table:formula="of:=[.C225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26]*30.8403304" office:value-type="float" office:value="13.49264455" calcext:value-type="float">
            <text:p>13.49264455</text:p>
          </table:table-cell>
          <table:table-cell table:formula="of:=[.B226]*30.8403304" office:value-type="float" office:value="17.34768585" calcext:value-type="float">
            <text:p>17.34768585</text:p>
          </table:table-cell>
          <table:table-cell table:formula="of:=[.C226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27]*30.8403304" office:value-type="float" office:value="13.49264455" calcext:value-type="float">
            <text:p>13.49264455</text:p>
          </table:table-cell>
          <table:table-cell table:formula="of:=[.B227]*30.8403304" office:value-type="float" office:value="21.20272715" calcext:value-type="float">
            <text:p>21.20272715</text:p>
          </table:table-cell>
          <table:table-cell table:formula="of:=[.C227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28]*30.8403304" office:value-type="float" office:value="9.63760325" calcext:value-type="float">
            <text:p>9.63760325</text:p>
          </table:table-cell>
          <table:table-cell table:formula="of:=[.B228]*30.8403304" office:value-type="float" office:value="25.05776845" calcext:value-type="float">
            <text:p>25.05776845</text:p>
          </table:table-cell>
          <table:table-cell table:formula="of:=[.C228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29]*30.8403304" office:value-type="float" office:value="9.63760325" calcext:value-type="float">
            <text:p>9.63760325</text:p>
          </table:table-cell>
          <table:table-cell table:formula="of:=[.B229]*30.8403304" office:value-type="float" office:value="28.91280975" calcext:value-type="float">
            <text:p>28.91280975</text:p>
          </table:table-cell>
          <table:table-cell table:formula="of:=[.C229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30]*30.8403304" office:value-type="float" office:value="13.49264455" calcext:value-type="float">
            <text:p>13.49264455</text:p>
          </table:table-cell>
          <table:table-cell table:formula="of:=[.B230]*30.8403304" office:value-type="float" office:value="25.05776845" calcext:value-type="float">
            <text:p>25.05776845</text:p>
          </table:table-cell>
          <table:table-cell table:formula="of:=[.C230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31]*30.8403304" office:value-type="float" office:value="13.49264455" calcext:value-type="float">
            <text:p>13.49264455</text:p>
          </table:table-cell>
          <table:table-cell table:formula="of:=[.B231]*30.8403304" office:value-type="float" office:value="28.91280975" calcext:value-type="float">
            <text:p>28.91280975</text:p>
          </table:table-cell>
          <table:table-cell table:formula="of:=[.C231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32]*30.8403304" office:value-type="float" office:value="17.34768585" calcext:value-type="float">
            <text:p>17.34768585</text:p>
          </table:table-cell>
          <table:table-cell table:formula="of:=[.B232]*30.8403304" office:value-type="float" office:value="1.92752065" calcext:value-type="float">
            <text:p>1.92752065</text:p>
          </table:table-cell>
          <table:table-cell table:formula="of:=[.C232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33]*30.8403304" office:value-type="float" office:value="17.34768585" calcext:value-type="float">
            <text:p>17.34768585</text:p>
          </table:table-cell>
          <table:table-cell table:formula="of:=[.B233]*30.8403304" office:value-type="float" office:value="5.78256195" calcext:value-type="float">
            <text:p>5.78256195</text:p>
          </table:table-cell>
          <table:table-cell table:formula="of:=[.C233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34]*30.8403304" office:value-type="float" office:value="21.20272715" calcext:value-type="float">
            <text:p>21.20272715</text:p>
          </table:table-cell>
          <table:table-cell table:formula="of:=[.B234]*30.8403304" office:value-type="float" office:value="1.92752065" calcext:value-type="float">
            <text:p>1.92752065</text:p>
          </table:table-cell>
          <table:table-cell table:formula="of:=[.C234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35]*30.8403304" office:value-type="float" office:value="21.20272715" calcext:value-type="float">
            <text:p>21.20272715</text:p>
          </table:table-cell>
          <table:table-cell table:formula="of:=[.B235]*30.8403304" office:value-type="float" office:value="5.78256195" calcext:value-type="float">
            <text:p>5.78256195</text:p>
          </table:table-cell>
          <table:table-cell table:formula="of:=[.C235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36]*30.8403304" office:value-type="float" office:value="17.34768585" calcext:value-type="float">
            <text:p>17.34768585</text:p>
          </table:table-cell>
          <table:table-cell table:formula="of:=[.B236]*30.8403304" office:value-type="float" office:value="9.63760325" calcext:value-type="float">
            <text:p>9.63760325</text:p>
          </table:table-cell>
          <table:table-cell table:formula="of:=[.C236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37]*30.8403304" office:value-type="float" office:value="17.34768585" calcext:value-type="float">
            <text:p>17.34768585</text:p>
          </table:table-cell>
          <table:table-cell table:formula="of:=[.B237]*30.8403304" office:value-type="float" office:value="13.49264455" calcext:value-type="float">
            <text:p>13.49264455</text:p>
          </table:table-cell>
          <table:table-cell table:formula="of:=[.C237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38]*30.8403304" office:value-type="float" office:value="21.20272715" calcext:value-type="float">
            <text:p>21.20272715</text:p>
          </table:table-cell>
          <table:table-cell table:formula="of:=[.B238]*30.8403304" office:value-type="float" office:value="9.63760325" calcext:value-type="float">
            <text:p>9.63760325</text:p>
          </table:table-cell>
          <table:table-cell table:formula="of:=[.C238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39]*30.8403304" office:value-type="float" office:value="21.20272715" calcext:value-type="float">
            <text:p>21.20272715</text:p>
          </table:table-cell>
          <table:table-cell table:formula="of:=[.B239]*30.8403304" office:value-type="float" office:value="13.49264455" calcext:value-type="float">
            <text:p>13.49264455</text:p>
          </table:table-cell>
          <table:table-cell table:formula="of:=[.C239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40]*30.8403304" office:value-type="float" office:value="17.34768585" calcext:value-type="float">
            <text:p>17.34768585</text:p>
          </table:table-cell>
          <table:table-cell table:formula="of:=[.B240]*30.8403304" office:value-type="float" office:value="17.34768585" calcext:value-type="float">
            <text:p>17.34768585</text:p>
          </table:table-cell>
          <table:table-cell table:formula="of:=[.C240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41]*30.8403304" office:value-type="float" office:value="17.34768585" calcext:value-type="float">
            <text:p>17.34768585</text:p>
          </table:table-cell>
          <table:table-cell table:formula="of:=[.B241]*30.8403304" office:value-type="float" office:value="21.20272715" calcext:value-type="float">
            <text:p>21.20272715</text:p>
          </table:table-cell>
          <table:table-cell table:formula="of:=[.C241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42]*30.8403304" office:value-type="float" office:value="21.20272715" calcext:value-type="float">
            <text:p>21.20272715</text:p>
          </table:table-cell>
          <table:table-cell table:formula="of:=[.B242]*30.8403304" office:value-type="float" office:value="17.34768585" calcext:value-type="float">
            <text:p>17.34768585</text:p>
          </table:table-cell>
          <table:table-cell table:formula="of:=[.C242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43]*30.8403304" office:value-type="float" office:value="21.20272715" calcext:value-type="float">
            <text:p>21.20272715</text:p>
          </table:table-cell>
          <table:table-cell table:formula="of:=[.B243]*30.8403304" office:value-type="float" office:value="21.20272715" calcext:value-type="float">
            <text:p>21.20272715</text:p>
          </table:table-cell>
          <table:table-cell table:formula="of:=[.C243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44]*30.8403304" office:value-type="float" office:value="17.34768585" calcext:value-type="float">
            <text:p>17.34768585</text:p>
          </table:table-cell>
          <table:table-cell table:formula="of:=[.B244]*30.8403304" office:value-type="float" office:value="25.05776845" calcext:value-type="float">
            <text:p>25.05776845</text:p>
          </table:table-cell>
          <table:table-cell table:formula="of:=[.C244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45]*30.8403304" office:value-type="float" office:value="17.34768585" calcext:value-type="float">
            <text:p>17.34768585</text:p>
          </table:table-cell>
          <table:table-cell table:formula="of:=[.B245]*30.8403304" office:value-type="float" office:value="28.91280975" calcext:value-type="float">
            <text:p>28.91280975</text:p>
          </table:table-cell>
          <table:table-cell table:formula="of:=[.C245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46]*30.8403304" office:value-type="float" office:value="21.20272715" calcext:value-type="float">
            <text:p>21.20272715</text:p>
          </table:table-cell>
          <table:table-cell table:formula="of:=[.B246]*30.8403304" office:value-type="float" office:value="25.05776845" calcext:value-type="float">
            <text:p>25.05776845</text:p>
          </table:table-cell>
          <table:table-cell table:formula="of:=[.C246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47]*30.8403304" office:value-type="float" office:value="21.20272715" calcext:value-type="float">
            <text:p>21.20272715</text:p>
          </table:table-cell>
          <table:table-cell table:formula="of:=[.B247]*30.8403304" office:value-type="float" office:value="28.91280975" calcext:value-type="float">
            <text:p>28.91280975</text:p>
          </table:table-cell>
          <table:table-cell table:formula="of:=[.C247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48]*30.8403304" office:value-type="float" office:value="25.05776845" calcext:value-type="float">
            <text:p>25.05776845</text:p>
          </table:table-cell>
          <table:table-cell table:formula="of:=[.B248]*30.8403304" office:value-type="float" office:value="1.92752065" calcext:value-type="float">
            <text:p>1.92752065</text:p>
          </table:table-cell>
          <table:table-cell table:formula="of:=[.C248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49]*30.8403304" office:value-type="float" office:value="25.05776845" calcext:value-type="float">
            <text:p>25.05776845</text:p>
          </table:table-cell>
          <table:table-cell table:formula="of:=[.B249]*30.8403304" office:value-type="float" office:value="5.78256195" calcext:value-type="float">
            <text:p>5.78256195</text:p>
          </table:table-cell>
          <table:table-cell table:formula="of:=[.C249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50]*30.8403304" office:value-type="float" office:value="28.91280975" calcext:value-type="float">
            <text:p>28.91280975</text:p>
          </table:table-cell>
          <table:table-cell table:formula="of:=[.B250]*30.8403304" office:value-type="float" office:value="1.92752065" calcext:value-type="float">
            <text:p>1.92752065</text:p>
          </table:table-cell>
          <table:table-cell table:formula="of:=[.C250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51]*30.8403304" office:value-type="float" office:value="28.91280975" calcext:value-type="float">
            <text:p>28.91280975</text:p>
          </table:table-cell>
          <table:table-cell table:formula="of:=[.B251]*30.8403304" office:value-type="float" office:value="5.78256195" calcext:value-type="float">
            <text:p>5.78256195</text:p>
          </table:table-cell>
          <table:table-cell table:formula="of:=[.C251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52]*30.8403304" office:value-type="float" office:value="25.05776845" calcext:value-type="float">
            <text:p>25.05776845</text:p>
          </table:table-cell>
          <table:table-cell table:formula="of:=[.B252]*30.8403304" office:value-type="float" office:value="9.63760325" calcext:value-type="float">
            <text:p>9.63760325</text:p>
          </table:table-cell>
          <table:table-cell table:formula="of:=[.C252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53]*30.8403304" office:value-type="float" office:value="25.05776845" calcext:value-type="float">
            <text:p>25.05776845</text:p>
          </table:table-cell>
          <table:table-cell table:formula="of:=[.B253]*30.8403304" office:value-type="float" office:value="13.49264455" calcext:value-type="float">
            <text:p>13.49264455</text:p>
          </table:table-cell>
          <table:table-cell table:formula="of:=[.C253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54]*30.8403304" office:value-type="float" office:value="28.91280975" calcext:value-type="float">
            <text:p>28.91280975</text:p>
          </table:table-cell>
          <table:table-cell table:formula="of:=[.B254]*30.8403304" office:value-type="float" office:value="9.63760325" calcext:value-type="float">
            <text:p>9.63760325</text:p>
          </table:table-cell>
          <table:table-cell table:formula="of:=[.C254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55]*30.8403304" office:value-type="float" office:value="28.91280975" calcext:value-type="float">
            <text:p>28.91280975</text:p>
          </table:table-cell>
          <table:table-cell table:formula="of:=[.B255]*30.8403304" office:value-type="float" office:value="13.49264455" calcext:value-type="float">
            <text:p>13.49264455</text:p>
          </table:table-cell>
          <table:table-cell table:formula="of:=[.C255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56]*30.8403304" office:value-type="float" office:value="25.05776845" calcext:value-type="float">
            <text:p>25.05776845</text:p>
          </table:table-cell>
          <table:table-cell table:formula="of:=[.B256]*30.8403304" office:value-type="float" office:value="17.34768585" calcext:value-type="float">
            <text:p>17.34768585</text:p>
          </table:table-cell>
          <table:table-cell table:formula="of:=[.C256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57]*30.8403304" office:value-type="float" office:value="25.05776845" calcext:value-type="float">
            <text:p>25.05776845</text:p>
          </table:table-cell>
          <table:table-cell table:formula="of:=[.B257]*30.8403304" office:value-type="float" office:value="21.20272715" calcext:value-type="float">
            <text:p>21.20272715</text:p>
          </table:table-cell>
          <table:table-cell table:formula="of:=[.C257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58]*30.8403304" office:value-type="float" office:value="28.91280975" calcext:value-type="float">
            <text:p>28.91280975</text:p>
          </table:table-cell>
          <table:table-cell table:formula="of:=[.B258]*30.8403304" office:value-type="float" office:value="17.34768585" calcext:value-type="float">
            <text:p>17.34768585</text:p>
          </table:table-cell>
          <table:table-cell table:formula="of:=[.C258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59]*30.8403304" office:value-type="float" office:value="28.91280975" calcext:value-type="float">
            <text:p>28.91280975</text:p>
          </table:table-cell>
          <table:table-cell table:formula="of:=[.B259]*30.8403304" office:value-type="float" office:value="21.20272715" calcext:value-type="float">
            <text:p>21.20272715</text:p>
          </table:table-cell>
          <table:table-cell table:formula="of:=[.C259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60]*30.8403304" office:value-type="float" office:value="25.05776845" calcext:value-type="float">
            <text:p>25.05776845</text:p>
          </table:table-cell>
          <table:table-cell table:formula="of:=[.B260]*30.8403304" office:value-type="float" office:value="25.05776845" calcext:value-type="float">
            <text:p>25.05776845</text:p>
          </table:table-cell>
          <table:table-cell table:formula="of:=[.C260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261]*30.8403304" office:value-type="float" office:value="25.05776845" calcext:value-type="float">
            <text:p>25.05776845</text:p>
          </table:table-cell>
          <table:table-cell table:formula="of:=[.B261]*30.8403304" office:value-type="float" office:value="28.91280975" calcext:value-type="float">
            <text:p>28.91280975</text:p>
          </table:table-cell>
          <table:table-cell table:formula="of:=[.C261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62]*30.8403304" office:value-type="float" office:value="28.91280975" calcext:value-type="float">
            <text:p>28.91280975</text:p>
          </table:table-cell>
          <table:table-cell table:formula="of:=[.B262]*30.8403304" office:value-type="float" office:value="25.05776845" calcext:value-type="float">
            <text:p>25.05776845</text:p>
          </table:table-cell>
          <table:table-cell table:formula="of:=[.C262]*30.8403304"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263]*30.8403304" office:value-type="float" office:value="28.91280975" calcext:value-type="float">
            <text:p>28.91280975</text:p>
          </table:table-cell>
          <table:table-cell table:formula="of:=[.B263]*30.8403304" office:value-type="float" office:value="28.91280975" calcext:value-type="float">
            <text:p>28.91280975</text:p>
          </table:table-cell>
          <table:table-cell table:formula="of:=[.C263]*30.8403304"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oord, with vacuum 18.8216722</text:p>
          </table:table-cell>
          <table:table-cell table:number-columns-repeated="3"/>
          <table:table-cell table:formula="of:=18.8216722/2" office:value-type="float" office:value="9.4108361" calcext:value-type="float">
            <text:p>9.4108361</text:p>
          </table:table-cell>
          <table:table-cell table:number-columns-repeated="22"/>
        </table:table-row>
        <table:table-row table:style-name="ro1">
          <table:table-cell table:formula="of:=[.A266]+9.4108361" office:value-type="float" office:value="11.33835675" calcext:value-type="float">
            <text:p>11.33835675</text:p>
          </table:table-cell>
          <table:table-cell table:formula="of:=[.B266]+9.4108361" office:value-type="float" office:value="11.33835675" calcext:value-type="float">
            <text:p>11.3383567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67]+9.4108361" office:value-type="float" office:value="11.33835675" calcext:value-type="float">
            <text:p>11.33835675</text:p>
          </table:table-cell>
          <table:table-cell table:formula="of:=[.B267]+9.4108361" office:value-type="float" office:value="15.19339805" calcext:value-type="float">
            <text:p>15.19339805</text:p>
          </table:table-cell>
          <table:table-cell office:value-type="float" office:value="5.78256195" calcext:value-type="float">
            <text:p>5.78256195</text:p>
          </table:table-cell>
          <table:table-cell/>
          <table:table-cell table:number-columns-repeated="3" office:value-type="float" office:value="30.8403303736587" calcext:value-type="float">
            <text:p>30.8403303736587</text:p>
          </table:table-cell>
          <table:table-cell table:number-columns-repeated="20"/>
        </table:table-row>
        <table:table-row table:style-name="ro1">
          <table:table-cell table:formula="of:=[.A268]+9.4108361" office:value-type="float" office:value="15.19339805" calcext:value-type="float">
            <text:p>15.19339805</text:p>
          </table:table-cell>
          <table:table-cell table:formula="of:=[.B268]+9.4108361" office:value-type="float" office:value="11.33835675" calcext:value-type="float">
            <text:p>11.3383567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69]+9.4108361" office:value-type="float" office:value="15.19339805" calcext:value-type="float">
            <text:p>15.19339805</text:p>
          </table:table-cell>
          <table:table-cell table:formula="of:=[.B269]+9.4108361" office:value-type="float" office:value="15.19339805" calcext:value-type="float">
            <text:p>15.19339805</text:p>
          </table:table-cell>
          <table:table-cell office:value-type="float" office:value="1.92752065" calcext:value-type="float">
            <text:p>1.92752065</text:p>
          </table:table-cell>
          <table:table-cell/>
          <table:table-cell table:formula="of:=[.E525]+18.8216722150431" office:value-type="float" office:value="49.6620025887018" calcext:value-type="float">
            <text:p>49.6620025887018</text:p>
          </table:table-cell>
          <table:table-cell table:formula="of:=[.F525]+18.8216722150431" office:value-type="float" office:value="49.6620025887018" calcext:value-type="float">
            <text:p>49.6620025887018</text:p>
          </table:table-cell>
          <table:table-cell office:value-type="float" office:value="30.8403303736587" calcext:value-type="float">
            <text:p>30.8403303736587</text:p>
          </table:table-cell>
          <table:table-cell table:number-columns-repeated="20"/>
        </table:table-row>
        <table:table-row table:style-name="ro1">
          <table:table-cell table:formula="of:=[.A270]+9.4108361" office:value-type="float" office:value="11.33835675" calcext:value-type="float">
            <text:p>11.33835675</text:p>
          </table:table-cell>
          <table:table-cell table:formula="of:=[.B270]+9.4108361" office:value-type="float" office:value="19.04843935" calcext:value-type="float">
            <text:p>19.0484393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71]+9.4108361" office:value-type="float" office:value="11.33835675" calcext:value-type="float">
            <text:p>11.33835675</text:p>
          </table:table-cell>
          <table:table-cell table:formula="of:=[.B271]+9.4108361" office:value-type="float" office:value="22.90348065" calcext:value-type="float">
            <text:p>22.9034806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72]+9.4108361" office:value-type="float" office:value="15.19339805" calcext:value-type="float">
            <text:p>15.19339805</text:p>
          </table:table-cell>
          <table:table-cell table:formula="of:=[.B272]+9.4108361" office:value-type="float" office:value="19.04843935" calcext:value-type="float">
            <text:p>19.0484393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73]+9.4108361" office:value-type="float" office:value="15.19339805" calcext:value-type="float">
            <text:p>15.19339805</text:p>
          </table:table-cell>
          <table:table-cell table:formula="of:=[.B273]+9.4108361" office:value-type="float" office:value="22.90348065" calcext:value-type="float">
            <text:p>22.9034806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74]+9.4108361" office:value-type="float" office:value="11.33835675" calcext:value-type="float">
            <text:p>11.33835675</text:p>
          </table:table-cell>
          <table:table-cell table:formula="of:=[.B274]+9.4108361" office:value-type="float" office:value="26.75852195" calcext:value-type="float">
            <text:p>26.7585219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75]+9.4108361" office:value-type="float" office:value="11.33835675" calcext:value-type="float">
            <text:p>11.33835675</text:p>
          </table:table-cell>
          <table:table-cell table:formula="of:=[.B275]+9.4108361" office:value-type="float" office:value="30.61356325" calcext:value-type="float">
            <text:p>30.6135632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76]+9.4108361" office:value-type="float" office:value="15.19339805" calcext:value-type="float">
            <text:p>15.19339805</text:p>
          </table:table-cell>
          <table:table-cell table:formula="of:=[.B276]+9.4108361" office:value-type="float" office:value="26.75852195" calcext:value-type="float">
            <text:p>26.7585219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77]+9.4108361" office:value-type="float" office:value="15.19339805" calcext:value-type="float">
            <text:p>15.19339805</text:p>
          </table:table-cell>
          <table:table-cell table:formula="of:=[.B277]+9.4108361" office:value-type="float" office:value="30.61356325" calcext:value-type="float">
            <text:p>30.6135632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78]+9.4108361" office:value-type="float" office:value="11.33835675" calcext:value-type="float">
            <text:p>11.33835675</text:p>
          </table:table-cell>
          <table:table-cell table:formula="of:=[.B278]+9.4108361" office:value-type="float" office:value="34.46860455" calcext:value-type="float">
            <text:p>34.4686045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79]+9.4108361" office:value-type="float" office:value="11.33835675" calcext:value-type="float">
            <text:p>11.33835675</text:p>
          </table:table-cell>
          <table:table-cell table:formula="of:=[.B279]+9.4108361" office:value-type="float" office:value="38.32364585" calcext:value-type="float">
            <text:p>38.3236458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80]+9.4108361" office:value-type="float" office:value="15.19339805" calcext:value-type="float">
            <text:p>15.19339805</text:p>
          </table:table-cell>
          <table:table-cell table:formula="of:=[.B280]+9.4108361" office:value-type="float" office:value="34.46860455" calcext:value-type="float">
            <text:p>34.4686045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81]+9.4108361" office:value-type="float" office:value="15.19339805" calcext:value-type="float">
            <text:p>15.19339805</text:p>
          </table:table-cell>
          <table:table-cell table:formula="of:=[.B281]+9.4108361" office:value-type="float" office:value="38.32364585" calcext:value-type="float">
            <text:p>38.3236458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82]+9.4108361" office:value-type="float" office:value="19.04843935" calcext:value-type="float">
            <text:p>19.04843935</text:p>
          </table:table-cell>
          <table:table-cell table:formula="of:=[.B282]+9.4108361" office:value-type="float" office:value="11.33835675" calcext:value-type="float">
            <text:p>11.3383567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83]+9.4108361" office:value-type="float" office:value="19.04843935" calcext:value-type="float">
            <text:p>19.04843935</text:p>
          </table:table-cell>
          <table:table-cell table:formula="of:=[.B283]+9.4108361" office:value-type="float" office:value="15.19339805" calcext:value-type="float">
            <text:p>15.1933980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84]+9.4108361" office:value-type="float" office:value="22.90348065" calcext:value-type="float">
            <text:p>22.90348065</text:p>
          </table:table-cell>
          <table:table-cell table:formula="of:=[.B284]+9.4108361" office:value-type="float" office:value="11.33835675" calcext:value-type="float">
            <text:p>11.3383567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85]+9.4108361" office:value-type="float" office:value="22.90348065" calcext:value-type="float">
            <text:p>22.90348065</text:p>
          </table:table-cell>
          <table:table-cell table:formula="of:=[.B285]+9.4108361" office:value-type="float" office:value="15.19339805" calcext:value-type="float">
            <text:p>15.1933980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86]+9.4108361" office:value-type="float" office:value="19.04843935" calcext:value-type="float">
            <text:p>19.04843935</text:p>
          </table:table-cell>
          <table:table-cell table:formula="of:=[.B286]+9.4108361" office:value-type="float" office:value="19.04843935" calcext:value-type="float">
            <text:p>19.0484393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87]+9.4108361" office:value-type="float" office:value="19.04843935" calcext:value-type="float">
            <text:p>19.04843935</text:p>
          </table:table-cell>
          <table:table-cell table:formula="of:=[.B287]+9.4108361" office:value-type="float" office:value="22.90348065" calcext:value-type="float">
            <text:p>22.9034806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88]+9.4108361" office:value-type="float" office:value="22.90348065" calcext:value-type="float">
            <text:p>22.90348065</text:p>
          </table:table-cell>
          <table:table-cell table:formula="of:=[.B288]+9.4108361" office:value-type="float" office:value="19.04843935" calcext:value-type="float">
            <text:p>19.0484393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89]+9.4108361" office:value-type="float" office:value="22.90348065" calcext:value-type="float">
            <text:p>22.90348065</text:p>
          </table:table-cell>
          <table:table-cell table:formula="of:=[.B289]+9.4108361" office:value-type="float" office:value="22.90348065" calcext:value-type="float">
            <text:p>22.9034806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90]+9.4108361" office:value-type="float" office:value="19.04843935" calcext:value-type="float">
            <text:p>19.04843935</text:p>
          </table:table-cell>
          <table:table-cell table:formula="of:=[.B290]+9.4108361" office:value-type="float" office:value="26.75852195" calcext:value-type="float">
            <text:p>26.7585219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91]+9.4108361" office:value-type="float" office:value="19.04843935" calcext:value-type="float">
            <text:p>19.04843935</text:p>
          </table:table-cell>
          <table:table-cell table:formula="of:=[.B291]+9.4108361" office:value-type="float" office:value="30.61356325" calcext:value-type="float">
            <text:p>30.6135632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92]+9.4108361" office:value-type="float" office:value="22.90348065" calcext:value-type="float">
            <text:p>22.90348065</text:p>
          </table:table-cell>
          <table:table-cell table:formula="of:=[.B292]+9.4108361" office:value-type="float" office:value="26.75852195" calcext:value-type="float">
            <text:p>26.7585219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93]+9.4108361" office:value-type="float" office:value="22.90348065" calcext:value-type="float">
            <text:p>22.90348065</text:p>
          </table:table-cell>
          <table:table-cell table:formula="of:=[.B293]+9.4108361" office:value-type="float" office:value="30.61356325" calcext:value-type="float">
            <text:p>30.6135632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94]+9.4108361" office:value-type="float" office:value="19.04843935" calcext:value-type="float">
            <text:p>19.04843935</text:p>
          </table:table-cell>
          <table:table-cell table:formula="of:=[.B294]+9.4108361" office:value-type="float" office:value="34.46860455" calcext:value-type="float">
            <text:p>34.4686045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95]+9.4108361" office:value-type="float" office:value="19.04843935" calcext:value-type="float">
            <text:p>19.04843935</text:p>
          </table:table-cell>
          <table:table-cell table:formula="of:=[.B295]+9.4108361" office:value-type="float" office:value="38.32364585" calcext:value-type="float">
            <text:p>38.3236458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96]+9.4108361" office:value-type="float" office:value="22.90348065" calcext:value-type="float">
            <text:p>22.90348065</text:p>
          </table:table-cell>
          <table:table-cell table:formula="of:=[.B296]+9.4108361" office:value-type="float" office:value="34.46860455" calcext:value-type="float">
            <text:p>34.4686045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297]+9.4108361" office:value-type="float" office:value="22.90348065" calcext:value-type="float">
            <text:p>22.90348065</text:p>
          </table:table-cell>
          <table:table-cell table:formula="of:=[.B297]+9.4108361" office:value-type="float" office:value="38.32364585" calcext:value-type="float">
            <text:p>38.3236458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98]+9.4108361" office:value-type="float" office:value="26.75852195" calcext:value-type="float">
            <text:p>26.75852195</text:p>
          </table:table-cell>
          <table:table-cell table:formula="of:=[.B298]+9.4108361" office:value-type="float" office:value="11.33835675" calcext:value-type="float">
            <text:p>11.3383567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299]+9.4108361" office:value-type="float" office:value="26.75852195" calcext:value-type="float">
            <text:p>26.75852195</text:p>
          </table:table-cell>
          <table:table-cell table:formula="of:=[.B299]+9.4108361" office:value-type="float" office:value="15.19339805" calcext:value-type="float">
            <text:p>15.1933980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00]+9.4108361" office:value-type="float" office:value="30.61356325" calcext:value-type="float">
            <text:p>30.61356325</text:p>
          </table:table-cell>
          <table:table-cell table:formula="of:=[.B300]+9.4108361" office:value-type="float" office:value="11.33835675" calcext:value-type="float">
            <text:p>11.3383567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01]+9.4108361" office:value-type="float" office:value="30.61356325" calcext:value-type="float">
            <text:p>30.61356325</text:p>
          </table:table-cell>
          <table:table-cell table:formula="of:=[.B301]+9.4108361" office:value-type="float" office:value="15.19339805" calcext:value-type="float">
            <text:p>15.1933980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02]+9.4108361" office:value-type="float" office:value="26.75852195" calcext:value-type="float">
            <text:p>26.75852195</text:p>
          </table:table-cell>
          <table:table-cell table:formula="of:=[.B302]+9.4108361" office:value-type="float" office:value="19.04843935" calcext:value-type="float">
            <text:p>19.0484393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03]+9.4108361" office:value-type="float" office:value="26.75852195" calcext:value-type="float">
            <text:p>26.75852195</text:p>
          </table:table-cell>
          <table:table-cell table:formula="of:=[.B303]+9.4108361" office:value-type="float" office:value="22.90348065" calcext:value-type="float">
            <text:p>22.9034806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04]+9.4108361" office:value-type="float" office:value="30.61356325" calcext:value-type="float">
            <text:p>30.61356325</text:p>
          </table:table-cell>
          <table:table-cell table:formula="of:=[.B304]+9.4108361" office:value-type="float" office:value="19.04843935" calcext:value-type="float">
            <text:p>19.0484393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05]+9.4108361" office:value-type="float" office:value="30.61356325" calcext:value-type="float">
            <text:p>30.61356325</text:p>
          </table:table-cell>
          <table:table-cell table:formula="of:=[.B305]+9.4108361" office:value-type="float" office:value="22.90348065" calcext:value-type="float">
            <text:p>22.9034806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06]+9.4108361" office:value-type="float" office:value="26.75852195" calcext:value-type="float">
            <text:p>26.75852195</text:p>
          </table:table-cell>
          <table:table-cell table:formula="of:=[.B306]+9.4108361" office:value-type="float" office:value="26.75852195" calcext:value-type="float">
            <text:p>26.7585219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07]+9.4108361" office:value-type="float" office:value="26.75852195" calcext:value-type="float">
            <text:p>26.75852195</text:p>
          </table:table-cell>
          <table:table-cell table:formula="of:=[.B307]+9.4108361" office:value-type="float" office:value="30.61356325" calcext:value-type="float">
            <text:p>30.6135632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08]+9.4108361" office:value-type="float" office:value="30.61356325" calcext:value-type="float">
            <text:p>30.61356325</text:p>
          </table:table-cell>
          <table:table-cell table:formula="of:=[.B308]+9.4108361" office:value-type="float" office:value="26.75852195" calcext:value-type="float">
            <text:p>26.7585219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09]+9.4108361" office:value-type="float" office:value="30.61356325" calcext:value-type="float">
            <text:p>30.61356325</text:p>
          </table:table-cell>
          <table:table-cell table:formula="of:=[.B309]+9.4108361" office:value-type="float" office:value="30.61356325" calcext:value-type="float">
            <text:p>30.6135632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10]+9.4108361" office:value-type="float" office:value="26.75852195" calcext:value-type="float">
            <text:p>26.75852195</text:p>
          </table:table-cell>
          <table:table-cell table:formula="of:=[.B310]+9.4108361" office:value-type="float" office:value="34.46860455" calcext:value-type="float">
            <text:p>34.4686045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11]+9.4108361" office:value-type="float" office:value="26.75852195" calcext:value-type="float">
            <text:p>26.75852195</text:p>
          </table:table-cell>
          <table:table-cell table:formula="of:=[.B311]+9.4108361" office:value-type="float" office:value="38.32364585" calcext:value-type="float">
            <text:p>38.3236458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12]+9.4108361" office:value-type="float" office:value="30.61356325" calcext:value-type="float">
            <text:p>30.61356325</text:p>
          </table:table-cell>
          <table:table-cell table:formula="of:=[.B312]+9.4108361" office:value-type="float" office:value="34.46860455" calcext:value-type="float">
            <text:p>34.4686045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13]+9.4108361" office:value-type="float" office:value="30.61356325" calcext:value-type="float">
            <text:p>30.61356325</text:p>
          </table:table-cell>
          <table:table-cell table:formula="of:=[.B313]+9.4108361" office:value-type="float" office:value="38.32364585" calcext:value-type="float">
            <text:p>38.3236458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14]+9.4108361" office:value-type="float" office:value="34.46860455" calcext:value-type="float">
            <text:p>34.46860455</text:p>
          </table:table-cell>
          <table:table-cell table:formula="of:=[.B314]+9.4108361" office:value-type="float" office:value="11.33835675" calcext:value-type="float">
            <text:p>11.3383567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15]+9.4108361" office:value-type="float" office:value="34.46860455" calcext:value-type="float">
            <text:p>34.46860455</text:p>
          </table:table-cell>
          <table:table-cell table:formula="of:=[.B315]+9.4108361" office:value-type="float" office:value="15.19339805" calcext:value-type="float">
            <text:p>15.1933980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16]+9.4108361" office:value-type="float" office:value="38.32364585" calcext:value-type="float">
            <text:p>38.32364585</text:p>
          </table:table-cell>
          <table:table-cell table:formula="of:=[.B316]+9.4108361" office:value-type="float" office:value="11.33835675" calcext:value-type="float">
            <text:p>11.3383567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17]+9.4108361" office:value-type="float" office:value="38.32364585" calcext:value-type="float">
            <text:p>38.32364585</text:p>
          </table:table-cell>
          <table:table-cell table:formula="of:=[.B317]+9.4108361" office:value-type="float" office:value="15.19339805" calcext:value-type="float">
            <text:p>15.1933980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18]+9.4108361" office:value-type="float" office:value="34.46860455" calcext:value-type="float">
            <text:p>34.46860455</text:p>
          </table:table-cell>
          <table:table-cell table:formula="of:=[.B318]+9.4108361" office:value-type="float" office:value="19.04843935" calcext:value-type="float">
            <text:p>19.0484393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19]+9.4108361" office:value-type="float" office:value="34.46860455" calcext:value-type="float">
            <text:p>34.46860455</text:p>
          </table:table-cell>
          <table:table-cell table:formula="of:=[.B319]+9.4108361" office:value-type="float" office:value="22.90348065" calcext:value-type="float">
            <text:p>22.9034806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20]+9.4108361" office:value-type="float" office:value="38.32364585" calcext:value-type="float">
            <text:p>38.32364585</text:p>
          </table:table-cell>
          <table:table-cell table:formula="of:=[.B320]+9.4108361" office:value-type="float" office:value="19.04843935" calcext:value-type="float">
            <text:p>19.0484393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21]+9.4108361" office:value-type="float" office:value="38.32364585" calcext:value-type="float">
            <text:p>38.32364585</text:p>
          </table:table-cell>
          <table:table-cell table:formula="of:=[.B321]+9.4108361" office:value-type="float" office:value="22.90348065" calcext:value-type="float">
            <text:p>22.9034806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22]+9.4108361" office:value-type="float" office:value="34.46860455" calcext:value-type="float">
            <text:p>34.46860455</text:p>
          </table:table-cell>
          <table:table-cell table:formula="of:=[.B322]+9.4108361" office:value-type="float" office:value="26.75852195" calcext:value-type="float">
            <text:p>26.7585219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23]+9.4108361" office:value-type="float" office:value="34.46860455" calcext:value-type="float">
            <text:p>34.46860455</text:p>
          </table:table-cell>
          <table:table-cell table:formula="of:=[.B323]+9.4108361" office:value-type="float" office:value="30.61356325" calcext:value-type="float">
            <text:p>30.6135632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24]+9.4108361" office:value-type="float" office:value="38.32364585" calcext:value-type="float">
            <text:p>38.32364585</text:p>
          </table:table-cell>
          <table:table-cell table:formula="of:=[.B324]+9.4108361" office:value-type="float" office:value="26.75852195" calcext:value-type="float">
            <text:p>26.7585219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25]+9.4108361" office:value-type="float" office:value="38.32364585" calcext:value-type="float">
            <text:p>38.32364585</text:p>
          </table:table-cell>
          <table:table-cell table:formula="of:=[.B325]+9.4108361" office:value-type="float" office:value="30.61356325" calcext:value-type="float">
            <text:p>30.6135632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26]+9.4108361" office:value-type="float" office:value="34.46860455" calcext:value-type="float">
            <text:p>34.46860455</text:p>
          </table:table-cell>
          <table:table-cell table:formula="of:=[.B326]+9.4108361" office:value-type="float" office:value="34.46860455" calcext:value-type="float">
            <text:p>34.4686045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27]+9.4108361" office:value-type="float" office:value="34.46860455" calcext:value-type="float">
            <text:p>34.46860455</text:p>
          </table:table-cell>
          <table:table-cell table:formula="of:=[.B327]+9.4108361" office:value-type="float" office:value="38.32364585" calcext:value-type="float">
            <text:p>38.3236458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28]+9.4108361" office:value-type="float" office:value="38.32364585" calcext:value-type="float">
            <text:p>38.32364585</text:p>
          </table:table-cell>
          <table:table-cell table:formula="of:=[.B328]+9.4108361" office:value-type="float" office:value="34.46860455" calcext:value-type="float">
            <text:p>34.46860455</text:p>
          </table:table-cell>
          <table:table-cell office:value-type="float" office:value="5.78256195" calcext:value-type="float">
            <text:p>5.78256195</text:p>
          </table:table-cell>
          <table:table-cell table:number-columns-repeated="24"/>
        </table:table-row>
        <table:table-row table:style-name="ro1">
          <table:table-cell table:formula="of:=[.A329]+9.4108361" office:value-type="float" office:value="38.32364585" calcext:value-type="float">
            <text:p>38.32364585</text:p>
          </table:table-cell>
          <table:table-cell table:formula="of:=[.B329]+9.4108361" office:value-type="float" office:value="38.32364585" calcext:value-type="float">
            <text:p>38.32364585</text:p>
          </table:table-cell>
          <table:table-cell office:value-type="float" office:value="1.92752065" calcext:value-type="float">
            <text:p>1.92752065</text:p>
          </table:table-cell>
          <table:table-cell table:number-columns-repeated="24"/>
        </table:table-row>
        <table:table-row table:style-name="ro1">
          <table:table-cell table:formula="of:=[.A330]+9.4108361" office:value-type="float" office:value="11.33835675" calcext:value-type="float">
            <text:p>11.33835675</text:p>
          </table:table-cell>
          <table:table-cell table:formula="of:=[.B330]+9.4108361" office:value-type="float" office:value="11.33835675" calcext:value-type="float">
            <text:p>11.3383567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31]+9.4108361" office:value-type="float" office:value="11.33835675" calcext:value-type="float">
            <text:p>11.33835675</text:p>
          </table:table-cell>
          <table:table-cell table:formula="of:=[.B331]+9.4108361" office:value-type="float" office:value="15.19339805" calcext:value-type="float">
            <text:p>15.1933980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32]+9.4108361" office:value-type="float" office:value="15.19339805" calcext:value-type="float">
            <text:p>15.19339805</text:p>
          </table:table-cell>
          <table:table-cell table:formula="of:=[.B332]+9.4108361" office:value-type="float" office:value="11.33835675" calcext:value-type="float">
            <text:p>11.3383567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33]+9.4108361" office:value-type="float" office:value="15.19339805" calcext:value-type="float">
            <text:p>15.19339805</text:p>
          </table:table-cell>
          <table:table-cell table:formula="of:=[.B333]+9.4108361" office:value-type="float" office:value="15.19339805" calcext:value-type="float">
            <text:p>15.1933980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34]+9.4108361" office:value-type="float" office:value="11.33835675" calcext:value-type="float">
            <text:p>11.33835675</text:p>
          </table:table-cell>
          <table:table-cell table:formula="of:=[.B334]+9.4108361" office:value-type="float" office:value="19.04843935" calcext:value-type="float">
            <text:p>19.0484393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35]+9.4108361" office:value-type="float" office:value="11.33835675" calcext:value-type="float">
            <text:p>11.33835675</text:p>
          </table:table-cell>
          <table:table-cell table:formula="of:=[.B335]+9.4108361" office:value-type="float" office:value="22.90348065" calcext:value-type="float">
            <text:p>22.9034806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36]+9.4108361" office:value-type="float" office:value="15.19339805" calcext:value-type="float">
            <text:p>15.19339805</text:p>
          </table:table-cell>
          <table:table-cell table:formula="of:=[.B336]+9.4108361" office:value-type="float" office:value="19.04843935" calcext:value-type="float">
            <text:p>19.0484393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37]+9.4108361" office:value-type="float" office:value="15.19339805" calcext:value-type="float">
            <text:p>15.19339805</text:p>
          </table:table-cell>
          <table:table-cell table:formula="of:=[.B337]+9.4108361" office:value-type="float" office:value="22.90348065" calcext:value-type="float">
            <text:p>22.9034806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38]+9.4108361" office:value-type="float" office:value="11.33835675" calcext:value-type="float">
            <text:p>11.33835675</text:p>
          </table:table-cell>
          <table:table-cell table:formula="of:=[.B338]+9.4108361" office:value-type="float" office:value="26.75852195" calcext:value-type="float">
            <text:p>26.7585219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39]+9.4108361" office:value-type="float" office:value="11.33835675" calcext:value-type="float">
            <text:p>11.33835675</text:p>
          </table:table-cell>
          <table:table-cell table:formula="of:=[.B339]+9.4108361" office:value-type="float" office:value="30.61356325" calcext:value-type="float">
            <text:p>30.6135632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40]+9.4108361" office:value-type="float" office:value="15.19339805" calcext:value-type="float">
            <text:p>15.19339805</text:p>
          </table:table-cell>
          <table:table-cell table:formula="of:=[.B340]+9.4108361" office:value-type="float" office:value="26.75852195" calcext:value-type="float">
            <text:p>26.7585219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41]+9.4108361" office:value-type="float" office:value="15.19339805" calcext:value-type="float">
            <text:p>15.19339805</text:p>
          </table:table-cell>
          <table:table-cell table:formula="of:=[.B341]+9.4108361" office:value-type="float" office:value="30.61356325" calcext:value-type="float">
            <text:p>30.6135632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42]+9.4108361" office:value-type="float" office:value="11.33835675" calcext:value-type="float">
            <text:p>11.33835675</text:p>
          </table:table-cell>
          <table:table-cell table:formula="of:=[.B342]+9.4108361" office:value-type="float" office:value="34.46860455" calcext:value-type="float">
            <text:p>34.4686045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43]+9.4108361" office:value-type="float" office:value="11.33835675" calcext:value-type="float">
            <text:p>11.33835675</text:p>
          </table:table-cell>
          <table:table-cell table:formula="of:=[.B343]+9.4108361" office:value-type="float" office:value="38.32364585" calcext:value-type="float">
            <text:p>38.3236458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44]+9.4108361" office:value-type="float" office:value="15.19339805" calcext:value-type="float">
            <text:p>15.19339805</text:p>
          </table:table-cell>
          <table:table-cell table:formula="of:=[.B344]+9.4108361" office:value-type="float" office:value="34.46860455" calcext:value-type="float">
            <text:p>34.4686045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45]+9.4108361" office:value-type="float" office:value="15.19339805" calcext:value-type="float">
            <text:p>15.19339805</text:p>
          </table:table-cell>
          <table:table-cell table:formula="of:=[.B345]+9.4108361" office:value-type="float" office:value="38.32364585" calcext:value-type="float">
            <text:p>38.3236458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46]+9.4108361" office:value-type="float" office:value="19.04843935" calcext:value-type="float">
            <text:p>19.04843935</text:p>
          </table:table-cell>
          <table:table-cell table:formula="of:=[.B346]+9.4108361" office:value-type="float" office:value="11.33835675" calcext:value-type="float">
            <text:p>11.3383567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47]+9.4108361" office:value-type="float" office:value="19.04843935" calcext:value-type="float">
            <text:p>19.04843935</text:p>
          </table:table-cell>
          <table:table-cell table:formula="of:=[.B347]+9.4108361" office:value-type="float" office:value="15.19339805" calcext:value-type="float">
            <text:p>15.1933980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48]+9.4108361" office:value-type="float" office:value="22.90348065" calcext:value-type="float">
            <text:p>22.90348065</text:p>
          </table:table-cell>
          <table:table-cell table:formula="of:=[.B348]+9.4108361" office:value-type="float" office:value="11.33835675" calcext:value-type="float">
            <text:p>11.3383567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49]+9.4108361" office:value-type="float" office:value="22.90348065" calcext:value-type="float">
            <text:p>22.90348065</text:p>
          </table:table-cell>
          <table:table-cell table:formula="of:=[.B349]+9.4108361" office:value-type="float" office:value="15.19339805" calcext:value-type="float">
            <text:p>15.1933980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50]+9.4108361" office:value-type="float" office:value="19.04843935" calcext:value-type="float">
            <text:p>19.04843935</text:p>
          </table:table-cell>
          <table:table-cell table:formula="of:=[.B350]+9.4108361" office:value-type="float" office:value="19.04843935" calcext:value-type="float">
            <text:p>19.0484393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51]+9.4108361" office:value-type="float" office:value="19.04843935" calcext:value-type="float">
            <text:p>19.04843935</text:p>
          </table:table-cell>
          <table:table-cell table:formula="of:=[.B351]+9.4108361" office:value-type="float" office:value="22.90348065" calcext:value-type="float">
            <text:p>22.9034806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52]+9.4108361" office:value-type="float" office:value="22.90348065" calcext:value-type="float">
            <text:p>22.90348065</text:p>
          </table:table-cell>
          <table:table-cell table:formula="of:=[.B352]+9.4108361" office:value-type="float" office:value="19.04843935" calcext:value-type="float">
            <text:p>19.0484393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53]+9.4108361" office:value-type="float" office:value="22.90348065" calcext:value-type="float">
            <text:p>22.90348065</text:p>
          </table:table-cell>
          <table:table-cell table:formula="of:=[.B353]+9.4108361" office:value-type="float" office:value="22.90348065" calcext:value-type="float">
            <text:p>22.9034806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54]+9.4108361" office:value-type="float" office:value="19.04843935" calcext:value-type="float">
            <text:p>19.04843935</text:p>
          </table:table-cell>
          <table:table-cell table:formula="of:=[.B354]+9.4108361" office:value-type="float" office:value="26.75852195" calcext:value-type="float">
            <text:p>26.7585219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55]+9.4108361" office:value-type="float" office:value="19.04843935" calcext:value-type="float">
            <text:p>19.04843935</text:p>
          </table:table-cell>
          <table:table-cell table:formula="of:=[.B355]+9.4108361" office:value-type="float" office:value="30.61356325" calcext:value-type="float">
            <text:p>30.6135632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56]+9.4108361" office:value-type="float" office:value="22.90348065" calcext:value-type="float">
            <text:p>22.90348065</text:p>
          </table:table-cell>
          <table:table-cell table:formula="of:=[.B356]+9.4108361" office:value-type="float" office:value="26.75852195" calcext:value-type="float">
            <text:p>26.7585219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57]+9.4108361" office:value-type="float" office:value="22.90348065" calcext:value-type="float">
            <text:p>22.90348065</text:p>
          </table:table-cell>
          <table:table-cell table:formula="of:=[.B357]+9.4108361" office:value-type="float" office:value="30.61356325" calcext:value-type="float">
            <text:p>30.6135632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58]+9.4108361" office:value-type="float" office:value="19.04843935" calcext:value-type="float">
            <text:p>19.04843935</text:p>
          </table:table-cell>
          <table:table-cell table:formula="of:=[.B358]+9.4108361" office:value-type="float" office:value="34.46860455" calcext:value-type="float">
            <text:p>34.4686045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59]+9.4108361" office:value-type="float" office:value="19.04843935" calcext:value-type="float">
            <text:p>19.04843935</text:p>
          </table:table-cell>
          <table:table-cell table:formula="of:=[.B359]+9.4108361" office:value-type="float" office:value="38.32364585" calcext:value-type="float">
            <text:p>38.3236458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60]+9.4108361" office:value-type="float" office:value="22.90348065" calcext:value-type="float">
            <text:p>22.90348065</text:p>
          </table:table-cell>
          <table:table-cell table:formula="of:=[.B360]+9.4108361" office:value-type="float" office:value="34.46860455" calcext:value-type="float">
            <text:p>34.4686045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61]+9.4108361" office:value-type="float" office:value="22.90348065" calcext:value-type="float">
            <text:p>22.90348065</text:p>
          </table:table-cell>
          <table:table-cell table:formula="of:=[.B361]+9.4108361" office:value-type="float" office:value="38.32364585" calcext:value-type="float">
            <text:p>38.3236458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62]+9.4108361" office:value-type="float" office:value="26.75852195" calcext:value-type="float">
            <text:p>26.75852195</text:p>
          </table:table-cell>
          <table:table-cell table:formula="of:=[.B362]+9.4108361" office:value-type="float" office:value="11.33835675" calcext:value-type="float">
            <text:p>11.3383567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63]+9.4108361" office:value-type="float" office:value="26.75852195" calcext:value-type="float">
            <text:p>26.75852195</text:p>
          </table:table-cell>
          <table:table-cell table:formula="of:=[.B363]+9.4108361" office:value-type="float" office:value="15.19339805" calcext:value-type="float">
            <text:p>15.1933980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64]+9.4108361" office:value-type="float" office:value="30.61356325" calcext:value-type="float">
            <text:p>30.61356325</text:p>
          </table:table-cell>
          <table:table-cell table:formula="of:=[.B364]+9.4108361" office:value-type="float" office:value="11.33835675" calcext:value-type="float">
            <text:p>11.3383567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65]+9.4108361" office:value-type="float" office:value="30.61356325" calcext:value-type="float">
            <text:p>30.61356325</text:p>
          </table:table-cell>
          <table:table-cell table:formula="of:=[.B365]+9.4108361" office:value-type="float" office:value="15.19339805" calcext:value-type="float">
            <text:p>15.1933980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66]+9.4108361" office:value-type="float" office:value="26.75852195" calcext:value-type="float">
            <text:p>26.75852195</text:p>
          </table:table-cell>
          <table:table-cell table:formula="of:=[.B366]+9.4108361" office:value-type="float" office:value="19.04843935" calcext:value-type="float">
            <text:p>19.0484393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67]+9.4108361" office:value-type="float" office:value="26.75852195" calcext:value-type="float">
            <text:p>26.75852195</text:p>
          </table:table-cell>
          <table:table-cell table:formula="of:=[.B367]+9.4108361" office:value-type="float" office:value="22.90348065" calcext:value-type="float">
            <text:p>22.9034806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68]+9.4108361" office:value-type="float" office:value="30.61356325" calcext:value-type="float">
            <text:p>30.61356325</text:p>
          </table:table-cell>
          <table:table-cell table:formula="of:=[.B368]+9.4108361" office:value-type="float" office:value="19.04843935" calcext:value-type="float">
            <text:p>19.0484393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69]+9.4108361" office:value-type="float" office:value="30.61356325" calcext:value-type="float">
            <text:p>30.61356325</text:p>
          </table:table-cell>
          <table:table-cell table:formula="of:=[.B369]+9.4108361" office:value-type="float" office:value="22.90348065" calcext:value-type="float">
            <text:p>22.9034806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70]+9.4108361" office:value-type="float" office:value="26.75852195" calcext:value-type="float">
            <text:p>26.75852195</text:p>
          </table:table-cell>
          <table:table-cell table:formula="of:=[.B370]+9.4108361" office:value-type="float" office:value="26.75852195" calcext:value-type="float">
            <text:p>26.7585219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71]+9.4108361" office:value-type="float" office:value="26.75852195" calcext:value-type="float">
            <text:p>26.75852195</text:p>
          </table:table-cell>
          <table:table-cell table:formula="of:=[.B371]+9.4108361" office:value-type="float" office:value="30.61356325" calcext:value-type="float">
            <text:p>30.6135632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72]+9.4108361" office:value-type="float" office:value="30.61356325" calcext:value-type="float">
            <text:p>30.61356325</text:p>
          </table:table-cell>
          <table:table-cell table:formula="of:=[.B372]+9.4108361" office:value-type="float" office:value="26.75852195" calcext:value-type="float">
            <text:p>26.7585219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73]+9.4108361" office:value-type="float" office:value="30.61356325" calcext:value-type="float">
            <text:p>30.61356325</text:p>
          </table:table-cell>
          <table:table-cell table:formula="of:=[.B373]+9.4108361" office:value-type="float" office:value="30.61356325" calcext:value-type="float">
            <text:p>30.6135632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74]+9.4108361" office:value-type="float" office:value="26.75852195" calcext:value-type="float">
            <text:p>26.75852195</text:p>
          </table:table-cell>
          <table:table-cell table:formula="of:=[.B374]+9.4108361" office:value-type="float" office:value="34.46860455" calcext:value-type="float">
            <text:p>34.4686045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75]+9.4108361" office:value-type="float" office:value="26.75852195" calcext:value-type="float">
            <text:p>26.75852195</text:p>
          </table:table-cell>
          <table:table-cell table:formula="of:=[.B375]+9.4108361" office:value-type="float" office:value="38.32364585" calcext:value-type="float">
            <text:p>38.3236458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76]+9.4108361" office:value-type="float" office:value="30.61356325" calcext:value-type="float">
            <text:p>30.61356325</text:p>
          </table:table-cell>
          <table:table-cell table:formula="of:=[.B376]+9.4108361" office:value-type="float" office:value="34.46860455" calcext:value-type="float">
            <text:p>34.4686045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77]+9.4108361" office:value-type="float" office:value="30.61356325" calcext:value-type="float">
            <text:p>30.61356325</text:p>
          </table:table-cell>
          <table:table-cell table:formula="of:=[.B377]+9.4108361" office:value-type="float" office:value="38.32364585" calcext:value-type="float">
            <text:p>38.3236458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78]+9.4108361" office:value-type="float" office:value="34.46860455" calcext:value-type="float">
            <text:p>34.46860455</text:p>
          </table:table-cell>
          <table:table-cell table:formula="of:=[.B378]+9.4108361" office:value-type="float" office:value="11.33835675" calcext:value-type="float">
            <text:p>11.3383567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79]+9.4108361" office:value-type="float" office:value="34.46860455" calcext:value-type="float">
            <text:p>34.46860455</text:p>
          </table:table-cell>
          <table:table-cell table:formula="of:=[.B379]+9.4108361" office:value-type="float" office:value="15.19339805" calcext:value-type="float">
            <text:p>15.1933980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80]+9.4108361" office:value-type="float" office:value="38.32364585" calcext:value-type="float">
            <text:p>38.32364585</text:p>
          </table:table-cell>
          <table:table-cell table:formula="of:=[.B380]+9.4108361" office:value-type="float" office:value="11.33835675" calcext:value-type="float">
            <text:p>11.3383567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81]+9.4108361" office:value-type="float" office:value="38.32364585" calcext:value-type="float">
            <text:p>38.32364585</text:p>
          </table:table-cell>
          <table:table-cell table:formula="of:=[.B381]+9.4108361" office:value-type="float" office:value="15.19339805" calcext:value-type="float">
            <text:p>15.1933980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82]+9.4108361" office:value-type="float" office:value="34.46860455" calcext:value-type="float">
            <text:p>34.46860455</text:p>
          </table:table-cell>
          <table:table-cell table:formula="of:=[.B382]+9.4108361" office:value-type="float" office:value="19.04843935" calcext:value-type="float">
            <text:p>19.0484393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83]+9.4108361" office:value-type="float" office:value="34.46860455" calcext:value-type="float">
            <text:p>34.46860455</text:p>
          </table:table-cell>
          <table:table-cell table:formula="of:=[.B383]+9.4108361" office:value-type="float" office:value="22.90348065" calcext:value-type="float">
            <text:p>22.9034806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84]+9.4108361" office:value-type="float" office:value="38.32364585" calcext:value-type="float">
            <text:p>38.32364585</text:p>
          </table:table-cell>
          <table:table-cell table:formula="of:=[.B384]+9.4108361" office:value-type="float" office:value="19.04843935" calcext:value-type="float">
            <text:p>19.0484393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85]+9.4108361" office:value-type="float" office:value="38.32364585" calcext:value-type="float">
            <text:p>38.32364585</text:p>
          </table:table-cell>
          <table:table-cell table:formula="of:=[.B385]+9.4108361" office:value-type="float" office:value="22.90348065" calcext:value-type="float">
            <text:p>22.9034806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86]+9.4108361" office:value-type="float" office:value="34.46860455" calcext:value-type="float">
            <text:p>34.46860455</text:p>
          </table:table-cell>
          <table:table-cell table:formula="of:=[.B386]+9.4108361" office:value-type="float" office:value="26.75852195" calcext:value-type="float">
            <text:p>26.7585219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87]+9.4108361" office:value-type="float" office:value="34.46860455" calcext:value-type="float">
            <text:p>34.46860455</text:p>
          </table:table-cell>
          <table:table-cell table:formula="of:=[.B387]+9.4108361" office:value-type="float" office:value="30.61356325" calcext:value-type="float">
            <text:p>30.6135632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88]+9.4108361" office:value-type="float" office:value="38.32364585" calcext:value-type="float">
            <text:p>38.32364585</text:p>
          </table:table-cell>
          <table:table-cell table:formula="of:=[.B388]+9.4108361" office:value-type="float" office:value="26.75852195" calcext:value-type="float">
            <text:p>26.7585219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89]+9.4108361" office:value-type="float" office:value="38.32364585" calcext:value-type="float">
            <text:p>38.32364585</text:p>
          </table:table-cell>
          <table:table-cell table:formula="of:=[.B389]+9.4108361" office:value-type="float" office:value="30.61356325" calcext:value-type="float">
            <text:p>30.6135632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90]+9.4108361" office:value-type="float" office:value="34.46860455" calcext:value-type="float">
            <text:p>34.46860455</text:p>
          </table:table-cell>
          <table:table-cell table:formula="of:=[.B390]+9.4108361" office:value-type="float" office:value="34.46860455" calcext:value-type="float">
            <text:p>34.4686045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91]+9.4108361" office:value-type="float" office:value="34.46860455" calcext:value-type="float">
            <text:p>34.46860455</text:p>
          </table:table-cell>
          <table:table-cell table:formula="of:=[.B391]+9.4108361" office:value-type="float" office:value="38.32364585" calcext:value-type="float">
            <text:p>38.3236458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92]+9.4108361" office:value-type="float" office:value="38.32364585" calcext:value-type="float">
            <text:p>38.32364585</text:p>
          </table:table-cell>
          <table:table-cell table:formula="of:=[.B392]+9.4108361" office:value-type="float" office:value="34.46860455" calcext:value-type="float">
            <text:p>34.46860455</text:p>
          </table:table-cell>
          <table:table-cell office:value-type="float" office:value="13.49264455" calcext:value-type="float">
            <text:p>13.49264455</text:p>
          </table:table-cell>
          <table:table-cell table:number-columns-repeated="24"/>
        </table:table-row>
        <table:table-row table:style-name="ro1">
          <table:table-cell table:formula="of:=[.A393]+9.4108361" office:value-type="float" office:value="38.32364585" calcext:value-type="float">
            <text:p>38.32364585</text:p>
          </table:table-cell>
          <table:table-cell table:formula="of:=[.B393]+9.4108361" office:value-type="float" office:value="38.32364585" calcext:value-type="float">
            <text:p>38.32364585</text:p>
          </table:table-cell>
          <table:table-cell office:value-type="float" office:value="9.63760325" calcext:value-type="float">
            <text:p>9.63760325</text:p>
          </table:table-cell>
          <table:table-cell table:number-columns-repeated="24"/>
        </table:table-row>
        <table:table-row table:style-name="ro1">
          <table:table-cell table:formula="of:=[.A394]+9.4108361" office:value-type="float" office:value="11.33835675" calcext:value-type="float">
            <text:p>11.33835675</text:p>
          </table:table-cell>
          <table:table-cell table:formula="of:=[.B394]+9.4108361" office:value-type="float" office:value="11.33835675" calcext:value-type="float">
            <text:p>11.3383567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395]+9.4108361" office:value-type="float" office:value="11.33835675" calcext:value-type="float">
            <text:p>11.33835675</text:p>
          </table:table-cell>
          <table:table-cell table:formula="of:=[.B395]+9.4108361" office:value-type="float" office:value="15.19339805" calcext:value-type="float">
            <text:p>15.1933980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396]+9.4108361" office:value-type="float" office:value="15.19339805" calcext:value-type="float">
            <text:p>15.19339805</text:p>
          </table:table-cell>
          <table:table-cell table:formula="of:=[.B396]+9.4108361" office:value-type="float" office:value="11.33835675" calcext:value-type="float">
            <text:p>11.3383567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397]+9.4108361" office:value-type="float" office:value="15.19339805" calcext:value-type="float">
            <text:p>15.19339805</text:p>
          </table:table-cell>
          <table:table-cell table:formula="of:=[.B397]+9.4108361" office:value-type="float" office:value="15.19339805" calcext:value-type="float">
            <text:p>15.1933980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398]+9.4108361" office:value-type="float" office:value="11.33835675" calcext:value-type="float">
            <text:p>11.33835675</text:p>
          </table:table-cell>
          <table:table-cell table:formula="of:=[.B398]+9.4108361" office:value-type="float" office:value="19.04843935" calcext:value-type="float">
            <text:p>19.0484393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399]+9.4108361" office:value-type="float" office:value="11.33835675" calcext:value-type="float">
            <text:p>11.33835675</text:p>
          </table:table-cell>
          <table:table-cell table:formula="of:=[.B399]+9.4108361" office:value-type="float" office:value="22.90348065" calcext:value-type="float">
            <text:p>22.9034806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00]+9.4108361" office:value-type="float" office:value="15.19339805" calcext:value-type="float">
            <text:p>15.19339805</text:p>
          </table:table-cell>
          <table:table-cell table:formula="of:=[.B400]+9.4108361" office:value-type="float" office:value="19.04843935" calcext:value-type="float">
            <text:p>19.0484393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01]+9.4108361" office:value-type="float" office:value="15.19339805" calcext:value-type="float">
            <text:p>15.19339805</text:p>
          </table:table-cell>
          <table:table-cell table:formula="of:=[.B401]+9.4108361" office:value-type="float" office:value="22.90348065" calcext:value-type="float">
            <text:p>22.9034806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02]+9.4108361" office:value-type="float" office:value="11.33835675" calcext:value-type="float">
            <text:p>11.33835675</text:p>
          </table:table-cell>
          <table:table-cell table:formula="of:=[.B402]+9.4108361" office:value-type="float" office:value="26.75852195" calcext:value-type="float">
            <text:p>26.7585219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03]+9.4108361" office:value-type="float" office:value="11.33835675" calcext:value-type="float">
            <text:p>11.33835675</text:p>
          </table:table-cell>
          <table:table-cell table:formula="of:=[.B403]+9.4108361" office:value-type="float" office:value="30.61356325" calcext:value-type="float">
            <text:p>30.6135632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04]+9.4108361" office:value-type="float" office:value="15.19339805" calcext:value-type="float">
            <text:p>15.19339805</text:p>
          </table:table-cell>
          <table:table-cell table:formula="of:=[.B404]+9.4108361" office:value-type="float" office:value="26.75852195" calcext:value-type="float">
            <text:p>26.7585219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05]+9.4108361" office:value-type="float" office:value="15.19339805" calcext:value-type="float">
            <text:p>15.19339805</text:p>
          </table:table-cell>
          <table:table-cell table:formula="of:=[.B405]+9.4108361" office:value-type="float" office:value="30.61356325" calcext:value-type="float">
            <text:p>30.6135632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06]+9.4108361" office:value-type="float" office:value="11.33835675" calcext:value-type="float">
            <text:p>11.33835675</text:p>
          </table:table-cell>
          <table:table-cell table:formula="of:=[.B406]+9.4108361" office:value-type="float" office:value="34.46860455" calcext:value-type="float">
            <text:p>34.4686045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07]+9.4108361" office:value-type="float" office:value="11.33835675" calcext:value-type="float">
            <text:p>11.33835675</text:p>
          </table:table-cell>
          <table:table-cell table:formula="of:=[.B407]+9.4108361" office:value-type="float" office:value="38.32364585" calcext:value-type="float">
            <text:p>38.3236458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08]+9.4108361" office:value-type="float" office:value="15.19339805" calcext:value-type="float">
            <text:p>15.19339805</text:p>
          </table:table-cell>
          <table:table-cell table:formula="of:=[.B408]+9.4108361" office:value-type="float" office:value="34.46860455" calcext:value-type="float">
            <text:p>34.4686045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09]+9.4108361" office:value-type="float" office:value="15.19339805" calcext:value-type="float">
            <text:p>15.19339805</text:p>
          </table:table-cell>
          <table:table-cell table:formula="of:=[.B409]+9.4108361" office:value-type="float" office:value="38.32364585" calcext:value-type="float">
            <text:p>38.3236458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10]+9.4108361" office:value-type="float" office:value="19.04843935" calcext:value-type="float">
            <text:p>19.04843935</text:p>
          </table:table-cell>
          <table:table-cell table:formula="of:=[.B410]+9.4108361" office:value-type="float" office:value="11.33835675" calcext:value-type="float">
            <text:p>11.3383567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11]+9.4108361" office:value-type="float" office:value="19.04843935" calcext:value-type="float">
            <text:p>19.04843935</text:p>
          </table:table-cell>
          <table:table-cell table:formula="of:=[.B411]+9.4108361" office:value-type="float" office:value="15.19339805" calcext:value-type="float">
            <text:p>15.1933980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12]+9.4108361" office:value-type="float" office:value="22.90348065" calcext:value-type="float">
            <text:p>22.90348065</text:p>
          </table:table-cell>
          <table:table-cell table:formula="of:=[.B412]+9.4108361" office:value-type="float" office:value="11.33835675" calcext:value-type="float">
            <text:p>11.3383567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13]+9.4108361" office:value-type="float" office:value="22.90348065" calcext:value-type="float">
            <text:p>22.90348065</text:p>
          </table:table-cell>
          <table:table-cell table:formula="of:=[.B413]+9.4108361" office:value-type="float" office:value="15.19339805" calcext:value-type="float">
            <text:p>15.1933980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14]+9.4108361" office:value-type="float" office:value="19.04843935" calcext:value-type="float">
            <text:p>19.04843935</text:p>
          </table:table-cell>
          <table:table-cell table:formula="of:=[.B414]+9.4108361" office:value-type="float" office:value="19.04843935" calcext:value-type="float">
            <text:p>19.0484393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15]+9.4108361" office:value-type="float" office:value="19.04843935" calcext:value-type="float">
            <text:p>19.04843935</text:p>
          </table:table-cell>
          <table:table-cell table:formula="of:=[.B415]+9.4108361" office:value-type="float" office:value="22.90348065" calcext:value-type="float">
            <text:p>22.9034806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16]+9.4108361" office:value-type="float" office:value="22.90348065" calcext:value-type="float">
            <text:p>22.90348065</text:p>
          </table:table-cell>
          <table:table-cell table:formula="of:=[.B416]+9.4108361" office:value-type="float" office:value="19.04843935" calcext:value-type="float">
            <text:p>19.0484393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17]+9.4108361" office:value-type="float" office:value="22.90348065" calcext:value-type="float">
            <text:p>22.90348065</text:p>
          </table:table-cell>
          <table:table-cell table:formula="of:=[.B417]+9.4108361" office:value-type="float" office:value="22.90348065" calcext:value-type="float">
            <text:p>22.9034806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18]+9.4108361" office:value-type="float" office:value="19.04843935" calcext:value-type="float">
            <text:p>19.04843935</text:p>
          </table:table-cell>
          <table:table-cell table:formula="of:=[.B418]+9.4108361" office:value-type="float" office:value="26.75852195" calcext:value-type="float">
            <text:p>26.7585219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19]+9.4108361" office:value-type="float" office:value="19.04843935" calcext:value-type="float">
            <text:p>19.04843935</text:p>
          </table:table-cell>
          <table:table-cell table:formula="of:=[.B419]+9.4108361" office:value-type="float" office:value="30.61356325" calcext:value-type="float">
            <text:p>30.6135632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20]+9.4108361" office:value-type="float" office:value="22.90348065" calcext:value-type="float">
            <text:p>22.90348065</text:p>
          </table:table-cell>
          <table:table-cell table:formula="of:=[.B420]+9.4108361" office:value-type="float" office:value="26.75852195" calcext:value-type="float">
            <text:p>26.7585219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21]+9.4108361" office:value-type="float" office:value="22.90348065" calcext:value-type="float">
            <text:p>22.90348065</text:p>
          </table:table-cell>
          <table:table-cell table:formula="of:=[.B421]+9.4108361" office:value-type="float" office:value="30.61356325" calcext:value-type="float">
            <text:p>30.6135632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22]+9.4108361" office:value-type="float" office:value="19.04843935" calcext:value-type="float">
            <text:p>19.04843935</text:p>
          </table:table-cell>
          <table:table-cell table:formula="of:=[.B422]+9.4108361" office:value-type="float" office:value="34.46860455" calcext:value-type="float">
            <text:p>34.4686045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23]+9.4108361" office:value-type="float" office:value="19.04843935" calcext:value-type="float">
            <text:p>19.04843935</text:p>
          </table:table-cell>
          <table:table-cell table:formula="of:=[.B423]+9.4108361" office:value-type="float" office:value="38.32364585" calcext:value-type="float">
            <text:p>38.3236458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24]+9.4108361" office:value-type="float" office:value="22.90348065" calcext:value-type="float">
            <text:p>22.90348065</text:p>
          </table:table-cell>
          <table:table-cell table:formula="of:=[.B424]+9.4108361" office:value-type="float" office:value="34.46860455" calcext:value-type="float">
            <text:p>34.4686045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25]+9.4108361" office:value-type="float" office:value="22.90348065" calcext:value-type="float">
            <text:p>22.90348065</text:p>
          </table:table-cell>
          <table:table-cell table:formula="of:=[.B425]+9.4108361" office:value-type="float" office:value="38.32364585" calcext:value-type="float">
            <text:p>38.3236458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26]+9.4108361" office:value-type="float" office:value="26.75852195" calcext:value-type="float">
            <text:p>26.75852195</text:p>
          </table:table-cell>
          <table:table-cell table:formula="of:=[.B426]+9.4108361" office:value-type="float" office:value="11.33835675" calcext:value-type="float">
            <text:p>11.3383567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27]+9.4108361" office:value-type="float" office:value="26.75852195" calcext:value-type="float">
            <text:p>26.75852195</text:p>
          </table:table-cell>
          <table:table-cell table:formula="of:=[.B427]+9.4108361" office:value-type="float" office:value="15.19339805" calcext:value-type="float">
            <text:p>15.1933980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28]+9.4108361" office:value-type="float" office:value="30.61356325" calcext:value-type="float">
            <text:p>30.61356325</text:p>
          </table:table-cell>
          <table:table-cell table:formula="of:=[.B428]+9.4108361" office:value-type="float" office:value="11.33835675" calcext:value-type="float">
            <text:p>11.3383567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29]+9.4108361" office:value-type="float" office:value="30.61356325" calcext:value-type="float">
            <text:p>30.61356325</text:p>
          </table:table-cell>
          <table:table-cell table:formula="of:=[.B429]+9.4108361" office:value-type="float" office:value="15.19339805" calcext:value-type="float">
            <text:p>15.1933980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30]+9.4108361" office:value-type="float" office:value="26.75852195" calcext:value-type="float">
            <text:p>26.75852195</text:p>
          </table:table-cell>
          <table:table-cell table:formula="of:=[.B430]+9.4108361" office:value-type="float" office:value="19.04843935" calcext:value-type="float">
            <text:p>19.0484393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31]+9.4108361" office:value-type="float" office:value="26.75852195" calcext:value-type="float">
            <text:p>26.75852195</text:p>
          </table:table-cell>
          <table:table-cell table:formula="of:=[.B431]+9.4108361" office:value-type="float" office:value="22.90348065" calcext:value-type="float">
            <text:p>22.9034806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32]+9.4108361" office:value-type="float" office:value="30.61356325" calcext:value-type="float">
            <text:p>30.61356325</text:p>
          </table:table-cell>
          <table:table-cell table:formula="of:=[.B432]+9.4108361" office:value-type="float" office:value="19.04843935" calcext:value-type="float">
            <text:p>19.0484393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33]+9.4108361" office:value-type="float" office:value="30.61356325" calcext:value-type="float">
            <text:p>30.61356325</text:p>
          </table:table-cell>
          <table:table-cell table:formula="of:=[.B433]+9.4108361" office:value-type="float" office:value="22.90348065" calcext:value-type="float">
            <text:p>22.9034806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34]+9.4108361" office:value-type="float" office:value="26.75852195" calcext:value-type="float">
            <text:p>26.75852195</text:p>
          </table:table-cell>
          <table:table-cell table:formula="of:=[.B434]+9.4108361" office:value-type="float" office:value="26.75852195" calcext:value-type="float">
            <text:p>26.7585219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35]+9.4108361" office:value-type="float" office:value="26.75852195" calcext:value-type="float">
            <text:p>26.75852195</text:p>
          </table:table-cell>
          <table:table-cell table:formula="of:=[.B435]+9.4108361" office:value-type="float" office:value="30.61356325" calcext:value-type="float">
            <text:p>30.6135632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36]+9.4108361" office:value-type="float" office:value="30.61356325" calcext:value-type="float">
            <text:p>30.61356325</text:p>
          </table:table-cell>
          <table:table-cell table:formula="of:=[.B436]+9.4108361" office:value-type="float" office:value="26.75852195" calcext:value-type="float">
            <text:p>26.7585219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37]+9.4108361" office:value-type="float" office:value="30.61356325" calcext:value-type="float">
            <text:p>30.61356325</text:p>
          </table:table-cell>
          <table:table-cell table:formula="of:=[.B437]+9.4108361" office:value-type="float" office:value="30.61356325" calcext:value-type="float">
            <text:p>30.6135632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38]+9.4108361" office:value-type="float" office:value="26.75852195" calcext:value-type="float">
            <text:p>26.75852195</text:p>
          </table:table-cell>
          <table:table-cell table:formula="of:=[.B438]+9.4108361" office:value-type="float" office:value="34.46860455" calcext:value-type="float">
            <text:p>34.4686045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39]+9.4108361" office:value-type="float" office:value="26.75852195" calcext:value-type="float">
            <text:p>26.75852195</text:p>
          </table:table-cell>
          <table:table-cell table:formula="of:=[.B439]+9.4108361" office:value-type="float" office:value="38.32364585" calcext:value-type="float">
            <text:p>38.3236458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40]+9.4108361" office:value-type="float" office:value="30.61356325" calcext:value-type="float">
            <text:p>30.61356325</text:p>
          </table:table-cell>
          <table:table-cell table:formula="of:=[.B440]+9.4108361" office:value-type="float" office:value="34.46860455" calcext:value-type="float">
            <text:p>34.4686045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41]+9.4108361" office:value-type="float" office:value="30.61356325" calcext:value-type="float">
            <text:p>30.61356325</text:p>
          </table:table-cell>
          <table:table-cell table:formula="of:=[.B441]+9.4108361" office:value-type="float" office:value="38.32364585" calcext:value-type="float">
            <text:p>38.3236458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42]+9.4108361" office:value-type="float" office:value="34.46860455" calcext:value-type="float">
            <text:p>34.46860455</text:p>
          </table:table-cell>
          <table:table-cell table:formula="of:=[.B442]+9.4108361" office:value-type="float" office:value="11.33835675" calcext:value-type="float">
            <text:p>11.3383567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43]+9.4108361" office:value-type="float" office:value="34.46860455" calcext:value-type="float">
            <text:p>34.46860455</text:p>
          </table:table-cell>
          <table:table-cell table:formula="of:=[.B443]+9.4108361" office:value-type="float" office:value="15.19339805" calcext:value-type="float">
            <text:p>15.1933980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44]+9.4108361" office:value-type="float" office:value="38.32364585" calcext:value-type="float">
            <text:p>38.32364585</text:p>
          </table:table-cell>
          <table:table-cell table:formula="of:=[.B444]+9.4108361" office:value-type="float" office:value="11.33835675" calcext:value-type="float">
            <text:p>11.3383567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45]+9.4108361" office:value-type="float" office:value="38.32364585" calcext:value-type="float">
            <text:p>38.32364585</text:p>
          </table:table-cell>
          <table:table-cell table:formula="of:=[.B445]+9.4108361" office:value-type="float" office:value="15.19339805" calcext:value-type="float">
            <text:p>15.1933980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46]+9.4108361" office:value-type="float" office:value="34.46860455" calcext:value-type="float">
            <text:p>34.46860455</text:p>
          </table:table-cell>
          <table:table-cell table:formula="of:=[.B446]+9.4108361" office:value-type="float" office:value="19.04843935" calcext:value-type="float">
            <text:p>19.0484393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47]+9.4108361" office:value-type="float" office:value="34.46860455" calcext:value-type="float">
            <text:p>34.46860455</text:p>
          </table:table-cell>
          <table:table-cell table:formula="of:=[.B447]+9.4108361" office:value-type="float" office:value="22.90348065" calcext:value-type="float">
            <text:p>22.9034806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48]+9.4108361" office:value-type="float" office:value="38.32364585" calcext:value-type="float">
            <text:p>38.32364585</text:p>
          </table:table-cell>
          <table:table-cell table:formula="of:=[.B448]+9.4108361" office:value-type="float" office:value="19.04843935" calcext:value-type="float">
            <text:p>19.0484393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49]+9.4108361" office:value-type="float" office:value="38.32364585" calcext:value-type="float">
            <text:p>38.32364585</text:p>
          </table:table-cell>
          <table:table-cell table:formula="of:=[.B449]+9.4108361" office:value-type="float" office:value="22.90348065" calcext:value-type="float">
            <text:p>22.9034806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50]+9.4108361" office:value-type="float" office:value="34.46860455" calcext:value-type="float">
            <text:p>34.46860455</text:p>
          </table:table-cell>
          <table:table-cell table:formula="of:=[.B450]+9.4108361" office:value-type="float" office:value="26.75852195" calcext:value-type="float">
            <text:p>26.7585219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51]+9.4108361" office:value-type="float" office:value="34.46860455" calcext:value-type="float">
            <text:p>34.46860455</text:p>
          </table:table-cell>
          <table:table-cell table:formula="of:=[.B451]+9.4108361" office:value-type="float" office:value="30.61356325" calcext:value-type="float">
            <text:p>30.6135632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52]+9.4108361" office:value-type="float" office:value="38.32364585" calcext:value-type="float">
            <text:p>38.32364585</text:p>
          </table:table-cell>
          <table:table-cell table:formula="of:=[.B452]+9.4108361" office:value-type="float" office:value="26.75852195" calcext:value-type="float">
            <text:p>26.7585219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53]+9.4108361" office:value-type="float" office:value="38.32364585" calcext:value-type="float">
            <text:p>38.32364585</text:p>
          </table:table-cell>
          <table:table-cell table:formula="of:=[.B453]+9.4108361" office:value-type="float" office:value="30.61356325" calcext:value-type="float">
            <text:p>30.6135632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54]+9.4108361" office:value-type="float" office:value="34.46860455" calcext:value-type="float">
            <text:p>34.46860455</text:p>
          </table:table-cell>
          <table:table-cell table:formula="of:=[.B454]+9.4108361" office:value-type="float" office:value="34.46860455" calcext:value-type="float">
            <text:p>34.4686045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55]+9.4108361" office:value-type="float" office:value="34.46860455" calcext:value-type="float">
            <text:p>34.46860455</text:p>
          </table:table-cell>
          <table:table-cell table:formula="of:=[.B455]+9.4108361" office:value-type="float" office:value="38.32364585" calcext:value-type="float">
            <text:p>38.3236458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56]+9.4108361" office:value-type="float" office:value="38.32364585" calcext:value-type="float">
            <text:p>38.32364585</text:p>
          </table:table-cell>
          <table:table-cell table:formula="of:=[.B456]+9.4108361" office:value-type="float" office:value="34.46860455" calcext:value-type="float">
            <text:p>34.46860455</text:p>
          </table:table-cell>
          <table:table-cell office:value-type="float" office:value="21.20272715" calcext:value-type="float">
            <text:p>21.20272715</text:p>
          </table:table-cell>
          <table:table-cell table:number-columns-repeated="24"/>
        </table:table-row>
        <table:table-row table:style-name="ro1">
          <table:table-cell table:formula="of:=[.A457]+9.4108361" office:value-type="float" office:value="38.32364585" calcext:value-type="float">
            <text:p>38.32364585</text:p>
          </table:table-cell>
          <table:table-cell table:formula="of:=[.B457]+9.4108361" office:value-type="float" office:value="38.32364585" calcext:value-type="float">
            <text:p>38.32364585</text:p>
          </table:table-cell>
          <table:table-cell office:value-type="float" office:value="17.34768585" calcext:value-type="float">
            <text:p>17.34768585</text:p>
          </table:table-cell>
          <table:table-cell table:number-columns-repeated="24"/>
        </table:table-row>
        <table:table-row table:style-name="ro1">
          <table:table-cell table:formula="of:=[.A458]+9.4108361" office:value-type="float" office:value="11.33835675" calcext:value-type="float">
            <text:p>11.33835675</text:p>
          </table:table-cell>
          <table:table-cell table:formula="of:=[.B458]+9.4108361" office:value-type="float" office:value="11.33835675" calcext:value-type="float">
            <text:p>11.3383567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59]+9.4108361" office:value-type="float" office:value="11.33835675" calcext:value-type="float">
            <text:p>11.33835675</text:p>
          </table:table-cell>
          <table:table-cell table:formula="of:=[.B459]+9.4108361" office:value-type="float" office:value="15.19339805" calcext:value-type="float">
            <text:p>15.1933980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60]+9.4108361" office:value-type="float" office:value="15.19339805" calcext:value-type="float">
            <text:p>15.19339805</text:p>
          </table:table-cell>
          <table:table-cell table:formula="of:=[.B460]+9.4108361" office:value-type="float" office:value="11.33835675" calcext:value-type="float">
            <text:p>11.3383567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61]+9.4108361" office:value-type="float" office:value="15.19339805" calcext:value-type="float">
            <text:p>15.19339805</text:p>
          </table:table-cell>
          <table:table-cell table:formula="of:=[.B461]+9.4108361" office:value-type="float" office:value="15.19339805" calcext:value-type="float">
            <text:p>15.1933980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62]+9.4108361" office:value-type="float" office:value="11.33835675" calcext:value-type="float">
            <text:p>11.33835675</text:p>
          </table:table-cell>
          <table:table-cell table:formula="of:=[.B462]+9.4108361" office:value-type="float" office:value="19.04843935" calcext:value-type="float">
            <text:p>19.0484393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63]+9.4108361" office:value-type="float" office:value="11.33835675" calcext:value-type="float">
            <text:p>11.33835675</text:p>
          </table:table-cell>
          <table:table-cell table:formula="of:=[.B463]+9.4108361" office:value-type="float" office:value="22.90348065" calcext:value-type="float">
            <text:p>22.9034806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64]+9.4108361" office:value-type="float" office:value="15.19339805" calcext:value-type="float">
            <text:p>15.19339805</text:p>
          </table:table-cell>
          <table:table-cell table:formula="of:=[.B464]+9.4108361" office:value-type="float" office:value="19.04843935" calcext:value-type="float">
            <text:p>19.0484393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65]+9.4108361" office:value-type="float" office:value="15.19339805" calcext:value-type="float">
            <text:p>15.19339805</text:p>
          </table:table-cell>
          <table:table-cell table:formula="of:=[.B465]+9.4108361" office:value-type="float" office:value="22.90348065" calcext:value-type="float">
            <text:p>22.9034806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66]+9.4108361" office:value-type="float" office:value="11.33835675" calcext:value-type="float">
            <text:p>11.33835675</text:p>
          </table:table-cell>
          <table:table-cell table:formula="of:=[.B466]+9.4108361" office:value-type="float" office:value="26.75852195" calcext:value-type="float">
            <text:p>26.7585219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67]+9.4108361" office:value-type="float" office:value="11.33835675" calcext:value-type="float">
            <text:p>11.33835675</text:p>
          </table:table-cell>
          <table:table-cell table:formula="of:=[.B467]+9.4108361" office:value-type="float" office:value="30.61356325" calcext:value-type="float">
            <text:p>30.6135632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68]+9.4108361" office:value-type="float" office:value="15.19339805" calcext:value-type="float">
            <text:p>15.19339805</text:p>
          </table:table-cell>
          <table:table-cell table:formula="of:=[.B468]+9.4108361" office:value-type="float" office:value="26.75852195" calcext:value-type="float">
            <text:p>26.7585219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69]+9.4108361" office:value-type="float" office:value="15.19339805" calcext:value-type="float">
            <text:p>15.19339805</text:p>
          </table:table-cell>
          <table:table-cell table:formula="of:=[.B469]+9.4108361" office:value-type="float" office:value="30.61356325" calcext:value-type="float">
            <text:p>30.6135632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70]+9.4108361" office:value-type="float" office:value="11.33835675" calcext:value-type="float">
            <text:p>11.33835675</text:p>
          </table:table-cell>
          <table:table-cell table:formula="of:=[.B470]+9.4108361" office:value-type="float" office:value="34.46860455" calcext:value-type="float">
            <text:p>34.4686045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71]+9.4108361" office:value-type="float" office:value="11.33835675" calcext:value-type="float">
            <text:p>11.33835675</text:p>
          </table:table-cell>
          <table:table-cell table:formula="of:=[.B471]+9.4108361" office:value-type="float" office:value="38.32364585" calcext:value-type="float">
            <text:p>38.3236458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72]+9.4108361" office:value-type="float" office:value="15.19339805" calcext:value-type="float">
            <text:p>15.19339805</text:p>
          </table:table-cell>
          <table:table-cell table:formula="of:=[.B472]+9.4108361" office:value-type="float" office:value="34.46860455" calcext:value-type="float">
            <text:p>34.4686045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73]+9.4108361" office:value-type="float" office:value="15.19339805" calcext:value-type="float">
            <text:p>15.19339805</text:p>
          </table:table-cell>
          <table:table-cell table:formula="of:=[.B473]+9.4108361" office:value-type="float" office:value="38.32364585" calcext:value-type="float">
            <text:p>38.3236458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74]+9.4108361" office:value-type="float" office:value="19.04843935" calcext:value-type="float">
            <text:p>19.04843935</text:p>
          </table:table-cell>
          <table:table-cell table:formula="of:=[.B474]+9.4108361" office:value-type="float" office:value="11.33835675" calcext:value-type="float">
            <text:p>11.3383567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75]+9.4108361" office:value-type="float" office:value="19.04843935" calcext:value-type="float">
            <text:p>19.04843935</text:p>
          </table:table-cell>
          <table:table-cell table:formula="of:=[.B475]+9.4108361" office:value-type="float" office:value="15.19339805" calcext:value-type="float">
            <text:p>15.1933980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76]+9.4108361" office:value-type="float" office:value="22.90348065" calcext:value-type="float">
            <text:p>22.90348065</text:p>
          </table:table-cell>
          <table:table-cell table:formula="of:=[.B476]+9.4108361" office:value-type="float" office:value="11.33835675" calcext:value-type="float">
            <text:p>11.3383567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77]+9.4108361" office:value-type="float" office:value="22.90348065" calcext:value-type="float">
            <text:p>22.90348065</text:p>
          </table:table-cell>
          <table:table-cell table:formula="of:=[.B477]+9.4108361" office:value-type="float" office:value="15.19339805" calcext:value-type="float">
            <text:p>15.1933980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78]+9.4108361" office:value-type="float" office:value="19.04843935" calcext:value-type="float">
            <text:p>19.04843935</text:p>
          </table:table-cell>
          <table:table-cell table:formula="of:=[.B478]+9.4108361" office:value-type="float" office:value="19.04843935" calcext:value-type="float">
            <text:p>19.0484393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79]+9.4108361" office:value-type="float" office:value="19.04843935" calcext:value-type="float">
            <text:p>19.04843935</text:p>
          </table:table-cell>
          <table:table-cell table:formula="of:=[.B479]+9.4108361" office:value-type="float" office:value="22.90348065" calcext:value-type="float">
            <text:p>22.9034806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80]+9.4108361" office:value-type="float" office:value="22.90348065" calcext:value-type="float">
            <text:p>22.90348065</text:p>
          </table:table-cell>
          <table:table-cell table:formula="of:=[.B480]+9.4108361" office:value-type="float" office:value="19.04843935" calcext:value-type="float">
            <text:p>19.0484393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81]+9.4108361" office:value-type="float" office:value="22.90348065" calcext:value-type="float">
            <text:p>22.90348065</text:p>
          </table:table-cell>
          <table:table-cell table:formula="of:=[.B481]+9.4108361" office:value-type="float" office:value="22.90348065" calcext:value-type="float">
            <text:p>22.9034806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82]+9.4108361" office:value-type="float" office:value="19.04843935" calcext:value-type="float">
            <text:p>19.04843935</text:p>
          </table:table-cell>
          <table:table-cell table:formula="of:=[.B482]+9.4108361" office:value-type="float" office:value="26.75852195" calcext:value-type="float">
            <text:p>26.7585219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83]+9.4108361" office:value-type="float" office:value="19.04843935" calcext:value-type="float">
            <text:p>19.04843935</text:p>
          </table:table-cell>
          <table:table-cell table:formula="of:=[.B483]+9.4108361" office:value-type="float" office:value="30.61356325" calcext:value-type="float">
            <text:p>30.6135632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84]+9.4108361" office:value-type="float" office:value="22.90348065" calcext:value-type="float">
            <text:p>22.90348065</text:p>
          </table:table-cell>
          <table:table-cell table:formula="of:=[.B484]+9.4108361" office:value-type="float" office:value="26.75852195" calcext:value-type="float">
            <text:p>26.7585219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85]+9.4108361" office:value-type="float" office:value="22.90348065" calcext:value-type="float">
            <text:p>22.90348065</text:p>
          </table:table-cell>
          <table:table-cell table:formula="of:=[.B485]+9.4108361" office:value-type="float" office:value="30.61356325" calcext:value-type="float">
            <text:p>30.6135632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86]+9.4108361" office:value-type="float" office:value="19.04843935" calcext:value-type="float">
            <text:p>19.04843935</text:p>
          </table:table-cell>
          <table:table-cell table:formula="of:=[.B486]+9.4108361" office:value-type="float" office:value="34.46860455" calcext:value-type="float">
            <text:p>34.4686045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87]+9.4108361" office:value-type="float" office:value="19.04843935" calcext:value-type="float">
            <text:p>19.04843935</text:p>
          </table:table-cell>
          <table:table-cell table:formula="of:=[.B487]+9.4108361" office:value-type="float" office:value="38.32364585" calcext:value-type="float">
            <text:p>38.3236458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88]+9.4108361" office:value-type="float" office:value="22.90348065" calcext:value-type="float">
            <text:p>22.90348065</text:p>
          </table:table-cell>
          <table:table-cell table:formula="of:=[.B488]+9.4108361" office:value-type="float" office:value="34.46860455" calcext:value-type="float">
            <text:p>34.4686045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89]+9.4108361" office:value-type="float" office:value="22.90348065" calcext:value-type="float">
            <text:p>22.90348065</text:p>
          </table:table-cell>
          <table:table-cell table:formula="of:=[.B489]+9.4108361" office:value-type="float" office:value="38.32364585" calcext:value-type="float">
            <text:p>38.3236458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90]+9.4108361" office:value-type="float" office:value="26.75852195" calcext:value-type="float">
            <text:p>26.75852195</text:p>
          </table:table-cell>
          <table:table-cell table:formula="of:=[.B490]+9.4108361" office:value-type="float" office:value="11.33835675" calcext:value-type="float">
            <text:p>11.3383567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91]+9.4108361" office:value-type="float" office:value="26.75852195" calcext:value-type="float">
            <text:p>26.75852195</text:p>
          </table:table-cell>
          <table:table-cell table:formula="of:=[.B491]+9.4108361" office:value-type="float" office:value="15.19339805" calcext:value-type="float">
            <text:p>15.1933980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92]+9.4108361" office:value-type="float" office:value="30.61356325" calcext:value-type="float">
            <text:p>30.61356325</text:p>
          </table:table-cell>
          <table:table-cell table:formula="of:=[.B492]+9.4108361" office:value-type="float" office:value="11.33835675" calcext:value-type="float">
            <text:p>11.3383567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93]+9.4108361" office:value-type="float" office:value="30.61356325" calcext:value-type="float">
            <text:p>30.61356325</text:p>
          </table:table-cell>
          <table:table-cell table:formula="of:=[.B493]+9.4108361" office:value-type="float" office:value="15.19339805" calcext:value-type="float">
            <text:p>15.1933980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94]+9.4108361" office:value-type="float" office:value="26.75852195" calcext:value-type="float">
            <text:p>26.75852195</text:p>
          </table:table-cell>
          <table:table-cell table:formula="of:=[.B494]+9.4108361" office:value-type="float" office:value="19.04843935" calcext:value-type="float">
            <text:p>19.0484393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95]+9.4108361" office:value-type="float" office:value="26.75852195" calcext:value-type="float">
            <text:p>26.75852195</text:p>
          </table:table-cell>
          <table:table-cell table:formula="of:=[.B495]+9.4108361" office:value-type="float" office:value="22.90348065" calcext:value-type="float">
            <text:p>22.9034806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96]+9.4108361" office:value-type="float" office:value="30.61356325" calcext:value-type="float">
            <text:p>30.61356325</text:p>
          </table:table-cell>
          <table:table-cell table:formula="of:=[.B496]+9.4108361" office:value-type="float" office:value="19.04843935" calcext:value-type="float">
            <text:p>19.0484393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497]+9.4108361" office:value-type="float" office:value="30.61356325" calcext:value-type="float">
            <text:p>30.61356325</text:p>
          </table:table-cell>
          <table:table-cell table:formula="of:=[.B497]+9.4108361" office:value-type="float" office:value="22.90348065" calcext:value-type="float">
            <text:p>22.9034806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98]+9.4108361" office:value-type="float" office:value="26.75852195" calcext:value-type="float">
            <text:p>26.75852195</text:p>
          </table:table-cell>
          <table:table-cell table:formula="of:=[.B498]+9.4108361" office:value-type="float" office:value="26.75852195" calcext:value-type="float">
            <text:p>26.7585219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499]+9.4108361" office:value-type="float" office:value="26.75852195" calcext:value-type="float">
            <text:p>26.75852195</text:p>
          </table:table-cell>
          <table:table-cell table:formula="of:=[.B499]+9.4108361" office:value-type="float" office:value="30.61356325" calcext:value-type="float">
            <text:p>30.6135632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00]+9.4108361" office:value-type="float" office:value="30.61356325" calcext:value-type="float">
            <text:p>30.61356325</text:p>
          </table:table-cell>
          <table:table-cell table:formula="of:=[.B500]+9.4108361" office:value-type="float" office:value="26.75852195" calcext:value-type="float">
            <text:p>26.7585219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01]+9.4108361" office:value-type="float" office:value="30.61356325" calcext:value-type="float">
            <text:p>30.61356325</text:p>
          </table:table-cell>
          <table:table-cell table:formula="of:=[.B501]+9.4108361" office:value-type="float" office:value="30.61356325" calcext:value-type="float">
            <text:p>30.6135632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02]+9.4108361" office:value-type="float" office:value="26.75852195" calcext:value-type="float">
            <text:p>26.75852195</text:p>
          </table:table-cell>
          <table:table-cell table:formula="of:=[.B502]+9.4108361" office:value-type="float" office:value="34.46860455" calcext:value-type="float">
            <text:p>34.4686045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03]+9.4108361" office:value-type="float" office:value="26.75852195" calcext:value-type="float">
            <text:p>26.75852195</text:p>
          </table:table-cell>
          <table:table-cell table:formula="of:=[.B503]+9.4108361" office:value-type="float" office:value="38.32364585" calcext:value-type="float">
            <text:p>38.3236458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04]+9.4108361" office:value-type="float" office:value="30.61356325" calcext:value-type="float">
            <text:p>30.61356325</text:p>
          </table:table-cell>
          <table:table-cell table:formula="of:=[.B504]+9.4108361" office:value-type="float" office:value="34.46860455" calcext:value-type="float">
            <text:p>34.4686045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05]+9.4108361" office:value-type="float" office:value="30.61356325" calcext:value-type="float">
            <text:p>30.61356325</text:p>
          </table:table-cell>
          <table:table-cell table:formula="of:=[.B505]+9.4108361" office:value-type="float" office:value="38.32364585" calcext:value-type="float">
            <text:p>38.3236458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06]+9.4108361" office:value-type="float" office:value="34.46860455" calcext:value-type="float">
            <text:p>34.46860455</text:p>
          </table:table-cell>
          <table:table-cell table:formula="of:=[.B506]+9.4108361" office:value-type="float" office:value="11.33835675" calcext:value-type="float">
            <text:p>11.3383567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07]+9.4108361" office:value-type="float" office:value="34.46860455" calcext:value-type="float">
            <text:p>34.46860455</text:p>
          </table:table-cell>
          <table:table-cell table:formula="of:=[.B507]+9.4108361" office:value-type="float" office:value="15.19339805" calcext:value-type="float">
            <text:p>15.1933980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08]+9.4108361" office:value-type="float" office:value="38.32364585" calcext:value-type="float">
            <text:p>38.32364585</text:p>
          </table:table-cell>
          <table:table-cell table:formula="of:=[.B508]+9.4108361" office:value-type="float" office:value="11.33835675" calcext:value-type="float">
            <text:p>11.3383567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09]+9.4108361" office:value-type="float" office:value="38.32364585" calcext:value-type="float">
            <text:p>38.32364585</text:p>
          </table:table-cell>
          <table:table-cell table:formula="of:=[.B509]+9.4108361" office:value-type="float" office:value="15.19339805" calcext:value-type="float">
            <text:p>15.1933980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10]+9.4108361" office:value-type="float" office:value="34.46860455" calcext:value-type="float">
            <text:p>34.46860455</text:p>
          </table:table-cell>
          <table:table-cell table:formula="of:=[.B510]+9.4108361" office:value-type="float" office:value="19.04843935" calcext:value-type="float">
            <text:p>19.0484393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11]+9.4108361" office:value-type="float" office:value="34.46860455" calcext:value-type="float">
            <text:p>34.46860455</text:p>
          </table:table-cell>
          <table:table-cell table:formula="of:=[.B511]+9.4108361" office:value-type="float" office:value="22.90348065" calcext:value-type="float">
            <text:p>22.9034806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12]+9.4108361" office:value-type="float" office:value="38.32364585" calcext:value-type="float">
            <text:p>38.32364585</text:p>
          </table:table-cell>
          <table:table-cell table:formula="of:=[.B512]+9.4108361" office:value-type="float" office:value="19.04843935" calcext:value-type="float">
            <text:p>19.0484393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13]+9.4108361" office:value-type="float" office:value="38.32364585" calcext:value-type="float">
            <text:p>38.32364585</text:p>
          </table:table-cell>
          <table:table-cell table:formula="of:=[.B513]+9.4108361" office:value-type="float" office:value="22.90348065" calcext:value-type="float">
            <text:p>22.9034806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14]+9.4108361" office:value-type="float" office:value="34.46860455" calcext:value-type="float">
            <text:p>34.46860455</text:p>
          </table:table-cell>
          <table:table-cell table:formula="of:=[.B514]+9.4108361" office:value-type="float" office:value="26.75852195" calcext:value-type="float">
            <text:p>26.7585219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15]+9.4108361" office:value-type="float" office:value="34.46860455" calcext:value-type="float">
            <text:p>34.46860455</text:p>
          </table:table-cell>
          <table:table-cell table:formula="of:=[.B515]+9.4108361" office:value-type="float" office:value="30.61356325" calcext:value-type="float">
            <text:p>30.6135632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16]+9.4108361" office:value-type="float" office:value="38.32364585" calcext:value-type="float">
            <text:p>38.32364585</text:p>
          </table:table-cell>
          <table:table-cell table:formula="of:=[.B516]+9.4108361" office:value-type="float" office:value="26.75852195" calcext:value-type="float">
            <text:p>26.7585219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17]+9.4108361" office:value-type="float" office:value="38.32364585" calcext:value-type="float">
            <text:p>38.32364585</text:p>
          </table:table-cell>
          <table:table-cell table:formula="of:=[.B517]+9.4108361" office:value-type="float" office:value="30.61356325" calcext:value-type="float">
            <text:p>30.6135632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18]+9.4108361" office:value-type="float" office:value="34.46860455" calcext:value-type="float">
            <text:p>34.46860455</text:p>
          </table:table-cell>
          <table:table-cell table:formula="of:=[.B518]+9.4108361" office:value-type="float" office:value="34.46860455" calcext:value-type="float">
            <text:p>34.4686045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  <table:table-row table:style-name="ro1">
          <table:table-cell table:formula="of:=[.A519]+9.4108361" office:value-type="float" office:value="34.46860455" calcext:value-type="float">
            <text:p>34.46860455</text:p>
          </table:table-cell>
          <table:table-cell table:formula="of:=[.B519]+9.4108361" office:value-type="float" office:value="38.32364585" calcext:value-type="float">
            <text:p>38.3236458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20]+9.4108361" office:value-type="float" office:value="38.32364585" calcext:value-type="float">
            <text:p>38.32364585</text:p>
          </table:table-cell>
          <table:table-cell table:formula="of:=[.B520]+9.4108361" office:value-type="float" office:value="34.46860455" calcext:value-type="float">
            <text:p>34.46860455</text:p>
          </table:table-cell>
          <table:table-cell office:value-type="float" office:value="28.91280975" calcext:value-type="float">
            <text:p>28.91280975</text:p>
          </table:table-cell>
          <table:table-cell table:number-columns-repeated="24"/>
        </table:table-row>
        <table:table-row table:style-name="ro1">
          <table:table-cell table:formula="of:=[.A521]+9.4108361" office:value-type="float" office:value="38.32364585" calcext:value-type="float">
            <text:p>38.32364585</text:p>
          </table:table-cell>
          <table:table-cell table:formula="of:=[.B521]+9.4108361" office:value-type="float" office:value="38.32364585" calcext:value-type="float">
            <text:p>38.32364585</text:p>
          </table:table-cell>
          <table:table-cell office:value-type="float" office:value="25.05776845" calcext:value-type="float">
            <text:p>25.05776845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00/00/0000</text:date>, <text:time style:data-style-name="N2" text:time-value="13:38:15.763956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4:52:53.506886217</meta:creation-date>
    <dc:date>2023-02-15T13:40:19.953313557</dc:date>
    <meta:editing-duration>PT5H15M49S</meta:editing-duration>
    <meta:editing-cycles>35</meta:editing-cycles>
    <meta:generator>LibreOffice/5.3.6.1$Linux_X86_64 LibreOffice_project/30$Build-1</meta:generator>
    <meta:document-statistic meta:table-count="1" meta:cell-count="4090" meta:object-count="0"/>
  </office:meta>
</office:document-meta>
</file>